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7.84999990463257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ndan@cdac:~/CLOUD_COMPUTING/DOCKER$ docker build -t HELLO-2024:v0</text:p>
      <text:p text:style-name="Standard">ERROR: "docker buildx build" requires exactly 1 argument.</text:p>
      <text:p text:style-name="Standard">See 'docker buildx build --help'.</text:p>
      <text:p text:style-name="Standard"/>
      <text:p text:style-name="Standard">Usage: <text:s/>docker buildx build [OPTIONS] PATH | URL | -</text:p>
      <text:p text:style-name="Standard"/>
      <text:p text:style-name="Standard">Start a build</text:p>
      <text:p text:style-name="Standard">nandan@cdac:~/CLOUD_COMPUTING/DOCKER$ docker build -t HELLO-2024:v0 .</text:p>
      <text:p text:style-name="Standard">ERROR: permission denied while trying to connect to the Docker daemon socket at unix:///var/run/docker.sock: Get "http://%2Fvar%2Frun%2Fdocker.sock/_ping": dial unix /var/run/docker.sock: connect: permission denied</text:p>
      <text:p text:style-name="Standard">nandan@cdac:~/CLOUD_COMPUTING/DOCKER$ sudo docker build -t HELLO-2024:v0 .</text:p>
      <text:p text:style-name="Standard">[+] Building 0.0s (0/0) <text:s text:c="166"/>docker:default</text:p>
      <text:p text:style-name="Standard">ERROR: invalid tag "HELLO-2024:v0": repository name must be lowercase</text:p>
      <text:p text:style-name="Standard">nandan@cdac:~/CLOUD_COMPUTING/DOCKER$ sudo docker build -t hello-2024:v0 .</text:p>
      <text:p text:style-name="Standard">[+] Building 3.9s (5/5) FINISHED <text:s text:c="157"/>docker:default</text:p>
      <text:p text:style-name="Standard"><text:s/>=&gt; [internal] load build definition from Dockerfile <text:s text:c="147"/>1.6s</text:p>
      <text:p text:style-name="Standard"><text:s/>=&gt; =&gt; transferring dockerfile: 224B <text:s text:c="163"/>0.1s</text:p>
      <text:p text:style-name="Standard"><text:s/>=&gt; [internal] load .dockerignore <text:s text:c="166"/>1.9s</text:p>
      <text:p text:style-name="Standard"><text:s/>=&gt; =&gt; transferring context: 2B <text:s text:c="168"/>0.0s</text:p>
      <text:p text:style-name="Standard"><text:s/>=&gt; [internal] load metadata for docker.io/library/ubuntu:22.04 <text:s text:c="136"/>0.0s</text:p>
      <text:p text:style-name="Standard"><text:s/>=&gt; [1/1] FROM docker.io/library/ubuntu:22.04 <text:s text:c="154"/>0.4s</text:p>
      <text:p text:style-name="Standard"><text:s/>=&gt; exporting to image <text:s text:c="177"/>0.1s</text:p>
      <text:p text:style-name="Standard"><text:s/>=&gt; =&gt; exporting layers <text:s text:c="176"/>0.0s</text:p>
      <text:p text:style-name="Standard"><text:s/>=&gt; =&gt; writing image sha256:84ebff29f4a3138f716d0b62c16c9899e4ec0a40b88924a8272c2bf141511835 <text:s text:c="107"/>0.0s</text:p>
      <text:p text:style-name="Standard"><text:s/>=&gt; =&gt; naming to docker.io/library/hello-2024:v0 <text:s text:c="151"/>0.1s</text:p>
      <text:p text:style-name="Standard">nandan@cdac:~/CLOUD_COMPUTING/DOCKER$ sudo docker images</text:p>
      <text:p text:style-name="Standard">REPOSITORY <text:s text:c="3"/>TAG <text:s text:c="6"/>IMAGE ID <text:s text:c="6"/>CREATED <text:s text:c="7"/>SIZE</text:p>
      <text:p text:style-name="Standard">ubuntu <text:s text:c="7"/>22.04 <text:s text:c="4"/>174c8c134b2a <text:s text:c="2"/>2 weeks ago <text:s text:c="3"/>77.9MB</text:p>
      <text:p text:style-name="Standard">ubuntu <text:s text:c="7"/>latest <text:s text:c="3"/>174c8c134b2a <text:s text:c="2"/>2 weeks ago <text:s text:c="3"/>77.9MB</text:p>
      <text:p text:style-name="Standard">hello-2024 <text:s text:c="3"/>v0 <text:s text:c="7"/>84ebff29f4a3 <text:s text:c="2"/>2 weeks ago <text:s text:c="3"/>77.9MB</text:p>
      <text:p text:style-name="Standard">hello-world <text:s text:c="2"/>latest <text:s text:c="3"/>d2c94e258dcb <text:s text:c="2"/>8 months ago <text:s text:c="2"/>13.3kB</text:p>
      <text:p text:style-name="Standard">nandan@cdac:~/CLOUD_COMPUTING/DOCKER$ sudo docker run -it --name aniket hello-2024</text:p>
      <text:p text:style-name="Standard">Unable to find image 'hello-2024:latest' locally</text:p>
      <text:p text:style-name="Standard">^C</text:p>
      <text:p text:style-name="Standard">nandan@cdac:~/CLOUD_COMPUTING/DOCKER$ ^C</text:p>
      <text:p text:style-name="Standard">nandan@cdac:~/CLOUD_COMPUTING/DOCKER$ sudo docker run -it --name aniket hello-2024:v0</text:p>
      <text:p text:style-name="Standard">Welcome to 2024</text:p>
      <text:p text:style-name="Standard"><text:soft-page-break/>nandan@cdac:~/CLOUD_COMPUTING/DOCKER$ </text:p>
      <text:p text:style-name="Standard"/>
      <text:p text:style-name="Standard"/>
      <text:p text:style-name="P1">nandan@cdac:~$ sudo docker login</text:p>
      <text:p text:style-name="P1">[sudo] password for nandan: </text:p>
      <text:p text:style-name="P1">Authenticating with existing credentials...</text:p>
      <text:p text:style-name="P1">WARNING! Your password will be stored unencrypted in /root/.docker/config.json.</text:p>
      <text:p text:style-name="P1">Configure a credential helper to remove this warning. See</text:p>
      <text:p text:style-name="P1">https://docs.docker.com/engine/reference/commandline/login/#credentials-store</text:p>
      <text:p text:style-name="P1"/>
      <text:p text:style-name="P1">Login Succeeded</text:p>
      <text:p text:style-name="P1">nandan@cdac:~$ sudo docker run ubtuntu</text:p>
      <text:p text:style-name="P1">Unable to find image 'ubtuntu:latest' locally</text:p>
      <text:p text:style-name="P1">^C</text:p>
      <text:p text:style-name="P1">nandan@cdac:~$ sudo docker run ubtuntu:22.04</text:p>
      <text:p text:style-name="P1">Unable to find image 'ubtuntu:22.04' locally</text:p>
      <text:p text:style-name="P1">^C</text:p>
      <text:p text:style-name="P1">nandan@cdac:~$ sudo docker list</text:p>
      <text:p text:style-name="P1">docker: 'list' is not a docker command.</text:p>
      <text:p text:style-name="P1">See 'docker --help'</text:p>
      <text:p text:style-name="P1">nandan@cdac:~$ sudo docker container ls</text:p>
      <text:p text:style-name="P1">CONTAINER ID <text:s text:c="2"/>IMAGE <text:s text:c="9"/>COMMAND <text:s text:c="6"/>CREATED <text:s text:c="7"/>STATUS <text:s text:c="7"/>PORTS <text:s text:c="4"/>NAMES</text:p>
      <text:p text:style-name="P1">06266f08e46e <text:s text:c="2"/>ubuntu:22.04 <text:s text:c="2"/>"/bin/bash" <text:s text:c="2"/>19 hours ago <text:s text:c="2"/>Up 19 hours <text:s text:c="12"/>nandan</text:p>
      <text:p text:style-name="P1">nandan@cdac:~$ sudo docker run nandan</text:p>
      <text:p text:style-name="P1">Unable to find image 'nandan:latest' locally</text:p>
      <text:p text:style-name="P1">^C</text:p>
      <text:p text:style-name="P1">nandan@cdac:~$ cd CLOUD_COMPUTING/</text:p>
      <text:p text:style-name="P1">nandan@cdac:~/CLOUD_COMPUTING$ ls</text:p>
      <text:p text:style-name="P1">ardino_config.py <text:s/>broker_config.py <text:s text:c="2"/>create_database.py <text:s text:c="19"/>docker-1.odt <text:s text:c="13"/>mqtt_publish.py <text:s text:c="11"/>mqtt_subscriber.py <text:s text:c="16"/>__pycache__ <text:s text:c="4"/>sql_connect_edge.py</text:p>
      <text:p text:style-name="P1">AWS <text:s text:c="14"/>broker_details.py <text:s/>DESD-March-2023-20231218T065543Z-001 <text:s/>mqtt_publish_practice.py <text:s/>mqtt_subscriber_ardino.py <text:s/>nistspecialpublication800-145.pdf <text:s/>sql_arduino.py</text:p>
      <text:p text:style-name="P1">nandan@cdac:~/CLOUD_COMPUTING$ mkdir DOCKER</text:p>
      <text:p text:style-name="P1">nandan@cdac:~/CLOUD_COMPUTING$ cd D</text:p>
      <text:p text:style-name="P1">DESD-March-2023-20231218T065543Z-001/ DOCKER/ <text:s text:c="30"/></text:p>
      <text:p text:style-name="P1">nandan@cdac:~/CLOUD_COMPUTING$ cd DI</text:p>
      <text:p text:style-name="P1">bash: cd: DI: No such file or directory</text:p>
      <text:p text:style-name="P1">nandan@cdac:~/CLOUD_COMPUTING$ cd DOCKER/</text:p>
      <text:p text:style-name="P1">nandan@cdac:~/CLOUD_COMPUTING/DOCKER$ code Dockerfile</text:p>
      <text:p text:style-name="P1">nandan@cdac:~/CLOUD_COMPUTING/DOCKER$ docker build -t HELLO-2024:v0</text:p>
      <text:p text:style-name="P1">ERROR: "docker buildx build" requires exactly 1 argument.</text:p>
      <text:p text:style-name="P1">See 'docker buildx build --help'.</text:p>
      <text:p text:style-name="P1"/>
      <text:p text:style-name="P1">Usage: <text:s/>docker buildx build [OPTIONS] PATH | URL | -</text:p>
      <text:p text:style-name="P1"/>
      <text:p text:style-name="P1">Start a build</text:p>
      <text:p text:style-name="P1">nandan@cdac:~/CLOUD_COMPUTING/DOCKER$ docker build -t HELLO-2024:v0 .</text:p>
      <text:p text:style-name="P1">ERROR: permission denied while trying to connect to the Docker daemon socket at unix:///var/run/docker.sock: Get "http://%2Fvar%2Frun%2Fdocker.sock/_ping": dial unix /var/run/docker.sock: connect: permission denied</text:p>
      <text:p text:style-name="P1">nandan@cdac:~/CLOUD_COMPUTING/DOCKER$ sudo docker build -t HELLO-2024:v0 .</text:p>
      <text:p text:style-name="P1">[+] Building 0.0s (0/0) <text:s text:c="166"/>docker:default</text:p>
      <text:p text:style-name="P1">ERROR: invalid tag "HELLO-2024:v0": repository name must be lowercase</text:p>
      <text:p text:style-name="P1">nandan@cdac:~/CLOUD_COMPUTING/DOCKER$ sudo docker build -t hello-2024:v0 .</text:p>
      <text:p text:style-name="P1">[+] Building 3.9s (5/5) FINISHED <text:s text:c="157"/>docker:default</text:p>
      <text:p text:style-name="P1"><text:s/>=&gt; [internal] load build definition from Dockerfile <text:s text:c="147"/>1.6s</text:p>
      <text:p text:style-name="P1"><text:s/>=&gt; =&gt; transferring dockerfile: 224B <text:s text:c="163"/>0.1s</text:p>
      <text:p text:style-name="P1"><text:s/>=&gt; [internal] load .dockerignore <text:s text:c="166"/>1.9s</text:p>
      <text:p text:style-name="P1"><text:s/>=&gt; =&gt; transferring context: 2B <text:s text:c="168"/>0.0s</text:p>
      <text:p text:style-name="P1"><text:s/>=&gt; [internal] load metadata for docker.io/library/ubuntu:22.04 <text:s text:c="136"/>0.0s</text:p>
      <text:p text:style-name="P1"><text:s/>=&gt; [1/1] FROM docker.io/library/ubuntu:22.04 <text:s text:c="154"/>0.4s</text:p>
      <text:p text:style-name="P1"><text:soft-page-break/><text:s/>=&gt; exporting to image <text:s text:c="177"/>0.1s</text:p>
      <text:p text:style-name="P1"><text:s/>=&gt; =&gt; exporting layers <text:s text:c="176"/>0.0s</text:p>
      <text:p text:style-name="P1"><text:s/>=&gt; =&gt; writing image sha256:84ebff29f4a3138f716d0b62c16c9899e4ec0a40b88924a8272c2bf141511835 <text:s text:c="107"/>0.0s</text:p>
      <text:p text:style-name="P1"><text:s/>=&gt; =&gt; naming to docker.io/library/hello-2024:v0 <text:s text:c="151"/>0.1s</text:p>
      <text:p text:style-name="P1">nandan@cdac:~/CLOUD_COMPUTING/DOCKER$ sudo docker images</text:p>
      <text:p text:style-name="P1">REPOSITORY <text:s text:c="3"/>TAG <text:s text:c="6"/>IMAGE ID <text:s text:c="6"/>CREATED <text:s text:c="7"/>SIZE</text:p>
      <text:p text:style-name="P1">ubuntu <text:s text:c="7"/>22.04 <text:s text:c="4"/>174c8c134b2a <text:s text:c="2"/>2 weeks ago <text:s text:c="3"/>77.9MB</text:p>
      <text:p text:style-name="P1">ubuntu <text:s text:c="7"/>latest <text:s text:c="3"/>174c8c134b2a <text:s text:c="2"/>2 weeks ago <text:s text:c="3"/>77.9MB</text:p>
      <text:p text:style-name="P1">hello-2024 <text:s text:c="3"/>v0 <text:s text:c="7"/>84ebff29f4a3 <text:s text:c="2"/>2 weeks ago <text:s text:c="3"/>77.9MB</text:p>
      <text:p text:style-name="P1">hello-world <text:s text:c="2"/>latest <text:s text:c="3"/>d2c94e258dcb <text:s text:c="2"/>8 months ago <text:s text:c="2"/>13.3kB</text:p>
      <text:p text:style-name="P1">nandan@cdac:~/CLOUD_COMPUTING/DOCKER$ sudo docker run -it --name aniket hello-2024</text:p>
      <text:p text:style-name="P1">Unable to find image 'hello-2024:latest' locally</text:p>
      <text:p text:style-name="P1">^C</text:p>
      <text:p text:style-name="P1">nandan@cdac:~/CLOUD_COMPUTING/DOCKER$ ^C</text:p>
      <text:p text:style-name="P1">nandan@cdac:~/CLOUD_COMPUTING/DOCKER$ sudo docker run -it --name aniket hello-2024:v0</text:p>
      <text:p text:style-name="P1">Welcome to 2024</text:p>
      <text:p text:style-name="P1">nandan@cdac:~/CLOUD_COMPUTING/DOCKER$ cd ..</text:p>
      <text:p text:style-name="P1">nandan@cdac:~/CLOUD_COMPUTING$ mkdir DOCKERtemp</text:p>
      <text:p text:style-name="P1">nandan@cdac:~/CLOUD_COMPUTING$ cd DOCKERtemp/</text:p>
      <text:p text:style-name="P1">nandan@cdac:~/CLOUD_COMPUTING/DOCKERtemp$ code Dockerfile</text:p>
      <text:p text:style-name="P1">nandan@cdac:~/CLOUD_COMPUTING/DOCKERtemp$ sleep 10</text:p>
      <text:p text:style-name="P1">nandan@cdac:~/CLOUD_COMPUTING/DOCKERtemp$ sudo docker build -t update-ubu</text:p>
      <text:p text:style-name="P1">[sudo] password for nandan: </text:p>
      <text:p text:style-name="P1">ERROR: "docker buildx build" requires exactly 1 argument.</text:p>
      <text:p text:style-name="P1">See 'docker buildx build --help'.</text:p>
      <text:p text:style-name="P1"/>
      <text:p text:style-name="P1">Usage: <text:s/>docker buildx build [OPTIONS] PATH | URL | -</text:p>
      <text:p text:style-name="P1"/>
      <text:p text:style-name="P1">Start a build</text:p>
      <text:p text:style-name="P1">nandan@cdac:~/CLOUD_COMPUTING/DOCKERtemp$ sudo docker build -t update-ubu .</text:p>
      <text:p text:style-name="P1">[+] Building 4.8s (5/8) <text:s text:c="166"/>docker:default</text:p>
      <text:p text:style-name="P1"><text:s/>=&gt; [internal] load .dockerignore <text:s text:c="166"/>1.1s</text:p>
      <text:p text:style-name="P1"><text:s/>=&gt; =&gt; transferring context: 2B <text:s text:c="168"/>0.0s</text:p>
      <text:p text:style-name="P1"><text:s/>=&gt; [internal] load build definition from Dockerfile <text:s text:c="147"/>1.5s</text:p>
      <text:p text:style-name="P1"><text:s/>=&gt; =&gt; transferring dockerfile: 203B <text:s text:c="163"/>0.0s</text:p>
      <text:p text:style-name="P1"><text:s/>=&gt; [internal] load metadata for docker.io/library/ubuntu:22.04 <text:s text:c="136"/>0.0s</text:p>
      <text:p text:style-name="P1"><text:s/>=&gt; CACHED [1/5] FROM docker.io/library/ubuntu:22.04 <text:s text:c="147"/>0.0s</text:p>
      <text:p text:style-name="P1"><text:s/>=&gt; ERROR [2/5] RUN "sleep 2" <text:s text:c="170"/>2.3s</text:p>
      <text:p text:style-name="P1">------ <text:s text:c="198"/></text:p>
      <text:p text:style-name="P1"><text:s/>&gt; [2/5] RUN "sleep 2":</text:p>
      <text:p text:style-name="P1">1.281 /bin/sh: 1: sleep 2: not found</text:p>
      <text:p text:style-name="P1">------</text:p>
      <text:p text:style-name="P1">Dockerfile:4</text:p>
      <text:p text:style-name="P1">--------------------</text:p>
      <text:p text:style-name="P1"><text:s text:c="3"/>2 | <text:s text:c="4"/>LABEL developer="nandana39790@gmail.com"</text:p>
      <text:p text:style-name="P1"><text:s text:c="3"/>3 | <text:s text:c="4"/>CMD [ "echo", "Welcome..." ]</text:p>
      <text:p text:style-name="P1"><text:s text:c="3"/>4 | &gt;&gt;&gt; RUN "sleep 2"</text:p>
      <text:p text:style-name="P1"><text:s text:c="3"/>5 | <text:s text:c="4"/>RUN "echo Updating Ubuntu"</text:p>
      <text:p text:style-name="P1"><text:s text:c="3"/>6 | <text:s text:c="4"/>RUN "sleep 3"</text:p>
      <text:p text:style-name="P1">--------------------</text:p>
      <text:p text:style-name="P1">ERROR: failed to solve: process "/bin/sh -c \"sleep 2\"" did not complete successfully: exit code: 127</text:p>
      <text:p text:style-name="P1">nandan@cdac:~/CLOUD_COMPUTING/DOCKERtemp$ sleep 2</text:p>
      <text:p text:style-name="P1">nandan@cdac:~/CLOUD_COMPUTING/DOCKERtemp$ sleep 5</text:p>
      <text:p text:style-name="P1">nandan@cdac:~/CLOUD_COMPUTING/DOCKERtemp$ sudo docker build -t update-ubu .</text:p>
      <text:p text:style-name="P1">[+] Building 4.2s (5/6) <text:s text:c="166"/>docker:default</text:p>
      <text:p text:style-name="P1"><text:s/>=&gt; [internal] load .dockerignore <text:s text:c="166"/>0.5s</text:p>
      <text:p text:style-name="P1"><text:soft-page-break/><text:s/>=&gt; =&gt; transferring context: 2B <text:s text:c="168"/>0.0s</text:p>
      <text:p text:style-name="P1"><text:s/>=&gt; [internal] load build definition from Dockerfile <text:s text:c="147"/>0.6s</text:p>
      <text:p text:style-name="P1"><text:s/>=&gt; =&gt; transferring dockerfile: 175B <text:s text:c="163"/>0.0s</text:p>
      <text:p text:style-name="P1"><text:s/>=&gt; [internal] load metadata for docker.io/library/ubuntu:22.04 <text:s text:c="136"/>0.0s</text:p>
      <text:p text:style-name="P1"><text:s/>=&gt; CACHED [1/3] FROM docker.io/library/ubuntu:22.04 <text:s text:c="147"/>0.0s</text:p>
      <text:p text:style-name="P1"><text:s/>=&gt; ERROR [2/3] RUN "echo Updating Ubuntu" <text:s text:c="157"/>2.4s</text:p>
      <text:p text:style-name="P1">------ <text:s text:c="198"/></text:p>
      <text:p text:style-name="P1"><text:s/>&gt; [2/3] RUN "echo Updating Ubuntu":</text:p>
      <text:p text:style-name="P1">1.448 /bin/sh: 1: echo Updating Ubuntu: not found</text:p>
      <text:p text:style-name="P1">------</text:p>
      <text:p text:style-name="P1">Dockerfile:4</text:p>
      <text:p text:style-name="P1">--------------------</text:p>
      <text:p text:style-name="P1"><text:s text:c="3"/>2 | <text:s text:c="4"/>LABEL developer="nandana39790@gmail.com"</text:p>
      <text:p text:style-name="P1"><text:s text:c="3"/>3 | <text:s text:c="4"/>CMD [ "echo", "Welcome..." ]</text:p>
      <text:p text:style-name="P1"><text:s text:c="3"/>4 | &gt;&gt;&gt; RUN "echo Updating Ubuntu"</text:p>
      <text:p text:style-name="P1"><text:s text:c="3"/>5 | <text:s text:c="4"/>RUN "apt-get update"</text:p>
      <text:p text:style-name="P1"><text:s text:c="3"/>6 | <text:s text:c="4"/></text:p>
      <text:p text:style-name="P1">--------------------</text:p>
      <text:p text:style-name="P1">ERROR: failed to solve: process "/bin/sh -c \"echo Updating Ubuntu\"" did not complete successfully: exit code: 127</text:p>
      <text:p text:style-name="P1">nandan@cdac:~/CLOUD_COMPUTING/DOCKERtemp$ sudo docker build -t update-ubu .</text:p>
      <text:p text:style-name="P1">[+] Building 7.1s (6/6) FINISHED <text:s text:c="157"/>docker:default</text:p>
      <text:p text:style-name="P1"><text:s/>=&gt; [internal] load .dockerignore <text:s text:c="166"/>0.5s</text:p>
      <text:p text:style-name="P1"><text:s/>=&gt; =&gt; transferring context: 2B <text:s text:c="168"/>0.0s</text:p>
      <text:p text:style-name="P1"><text:s/>=&gt; [internal] load build definition from Dockerfile <text:s text:c="147"/>0.8s</text:p>
      <text:p text:style-name="P1"><text:s/>=&gt; =&gt; transferring dockerfile: 175B <text:s text:c="163"/>0.0s</text:p>
      <text:p text:style-name="P1"><text:s/>=&gt; [internal] load metadata for docker.io/library/ubuntu:22.04 <text:s text:c="136"/>0.0s</text:p>
      <text:p text:style-name="P1"><text:s/>=&gt; CACHED [1/3] FROM docker.io/library/ubuntu:22.04 <text:s text:c="147"/>0.0s</text:p>
      <text:p text:style-name="P1"><text:s/>=&gt; [2/3] RUN echo "Updating Ubuntu" <text:s text:c="163"/>2.5s</text:p>
      <text:p text:style-name="P1"><text:s/>=&gt; ERROR [3/3] RUN "apt-get update" <text:s text:c="163"/>2.7s </text:p>
      <text:p text:style-name="P1">------ <text:s text:c="198"/></text:p>
      <text:p text:style-name="P1"><text:s/>&gt; [3/3] RUN "apt-get update":</text:p>
      <text:p text:style-name="P1">1.774 /bin/sh: 1: apt-get update: not found</text:p>
      <text:p text:style-name="P1">------</text:p>
      <text:p text:style-name="P1">Dockerfile:5</text:p>
      <text:p text:style-name="P1">--------------------</text:p>
      <text:p text:style-name="P1"><text:s text:c="3"/>3 | <text:s text:c="4"/>CMD [ "echo", "Welcome..." ]</text:p>
      <text:p text:style-name="P1"><text:s text:c="3"/>4 | <text:s text:c="4"/>RUN echo "Updating Ubuntu"</text:p>
      <text:p text:style-name="P1"><text:s text:c="3"/>5 | &gt;&gt;&gt; RUN "apt-get update"</text:p>
      <text:p text:style-name="P1"><text:s text:c="3"/>6 | <text:s text:c="4"/></text:p>
      <text:p text:style-name="P1">--------------------</text:p>
      <text:p text:style-name="P1">ERROR: failed to solve: process "/bin/sh -c \"apt-get update\"" did not complete successfully: exit code: 127</text:p>
      <text:p text:style-name="P1">nandan@cdac:~/CLOUD_COMPUTING/DOCKERtemp$ sudo docker build -t update-ubu .</text:p>
      <text:p text:style-name="P1">[+] Building 30.7s (10/10) FINISHED <text:s text:c="154"/>docker:default</text:p>
      <text:p text:style-name="P1"><text:s/>=&gt; [internal] load .dockerignore <text:s text:c="166"/>0.5s</text:p>
      <text:p text:style-name="P1"><text:s/>=&gt; =&gt; transferring context: 2B <text:s text:c="168"/>0.0s</text:p>
      <text:p text:style-name="P1"><text:s/>=&gt; [internal] load build definition from Dockerfile <text:s text:c="147"/>0.6s</text:p>
      <text:p text:style-name="P1"><text:s/>=&gt; =&gt; transferring dockerfile: 201B <text:s text:c="163"/>0.0s</text:p>
      <text:p text:style-name="P1"><text:s/>=&gt; [internal] load metadata for docker.io/library/ubuntu:22.04 <text:s text:c="136"/>0.0s</text:p>
      <text:p text:style-name="P1"><text:soft-page-break/><text:s/>=&gt; CACHED [1/6] FROM docker.io/library/ubuntu:22.04 <text:s text:c="147"/>0.0s</text:p>
      <text:p text:style-name="P1"><text:s/>=&gt; [2/6] RUN echo "Welcome to Ubuntu" <text:s text:c="161"/>2.2s</text:p>
      <text:p text:style-name="P1"><text:s/>=&gt; [3/6] RUN sleep "2" <text:s text:c="176"/>4.8s</text:p>
      <text:p text:style-name="P1"><text:s/>=&gt; [4/6] RUN echo "Updating Ubuntu" <text:s text:c="163"/>2.6s</text:p>
      <text:p text:style-name="P1"><text:s/>=&gt; [5/6] RUN sleep "3" <text:s text:c="176"/>5.6s </text:p>
      <text:p text:style-name="P1"><text:s/>=&gt; [6/6] RUN apt-get update <text:s text:c="170"/>10.2s</text:p>
      <text:p text:style-name="P1"><text:s/>=&gt; exporting to image <text:s text:c="177"/>2.7s </text:p>
      <text:p text:style-name="P1"><text:s/>=&gt; =&gt; exporting layers <text:s text:c="176"/>2.5s </text:p>
      <text:p text:style-name="P1"><text:s/>=&gt; =&gt; writing image sha256:f635f2dfb5655ef95b4d99df2a6a7db3766e168a25dc560fecb4b639ad6927c7 <text:s text:c="107"/>0.1s </text:p>
      <text:p text:style-name="P1"><text:s/>=&gt; =&gt; naming to docker.io/library/update-ubu <text:s text:c="154"/>0.1s </text:p>
      <text:p text:style-name="P1">nandan@cdac:~/CLOUD_COMPUTING/DOCKERtemp$ sudo docker images</text:p>
      <text:p text:style-name="P1">REPOSITORY <text:s text:c="3"/>TAG <text:s text:c="6"/>IMAGE ID <text:s text:c="6"/>CREATED <text:s text:c="9"/>SIZE <text:s text:c="144"/></text:p>
      <text:p text:style-name="P1">update-ubu <text:s text:c="3"/>latest <text:s text:c="3"/>f635f2dfb565 <text:s text:c="2"/>11 seconds ago <text:s text:c="2"/>125MB</text:p>
      <text:p text:style-name="P1">ubuntu <text:s text:c="7"/>22.04 <text:s text:c="4"/>174c8c134b2a <text:s text:c="2"/>2 weeks ago <text:s text:c="5"/>77.9MB</text:p>
      <text:p text:style-name="P1">ubuntu <text:s text:c="7"/>latest <text:s text:c="3"/>174c8c134b2a <text:s text:c="2"/>2 weeks ago <text:s text:c="5"/>77.9MB</text:p>
      <text:p text:style-name="P1">hello-2024 <text:s text:c="3"/>v0 <text:s text:c="7"/>84ebff29f4a3 <text:s text:c="2"/>2 weeks ago <text:s text:c="5"/>77.9MB</text:p>
      <text:p text:style-name="P1">hello-world <text:s text:c="2"/>latest <text:s text:c="3"/>d2c94e258dcb <text:s text:c="2"/>8 months ago <text:s text:c="4"/>13.3kB</text:p>
      <text:p text:style-name="P1">nandan@cdac:~/CLOUD_COMPUTING/DOCKERtemp$ sudo docker run -it update-ubu</text:p>
      <text:p text:style-name="P1">root@8481547c780c:/# ^C</text:p>
      <text:p text:style-name="P1">root@8481547c780c:/# </text:p>
      <text:p text:style-name="P1">exit</text:p>
      <text:p text:style-name="P1">nandan@cdac:~/CLOUD_COMPUTING/DOCKERtemp$ sudo docker run -it --name ani update-ubu</text:p>
      <text:p text:style-name="P1">root@ff2eb8b901d1:/# </text:p>
      <text:p text:style-name="P1">exit</text:p>
      <text:p text:style-name="P1">nandan@cdac:~/CLOUD_COMPUTING/DOCKERtemp$ sudo docker images</text:p>
      <text:p text:style-name="P1">REPOSITORY <text:s text:c="3"/>TAG <text:s text:c="6"/>IMAGE ID <text:s text:c="6"/>CREATED <text:s text:c="13"/>SIZE</text:p>
      <text:p text:style-name="P1">update-ubu <text:s text:c="3"/>latest <text:s text:c="3"/>f635f2dfb565 <text:s text:c="2"/>About a minute ago <text:s text:c="2"/>125MB</text:p>
      <text:p text:style-name="P1">ubuntu <text:s text:c="7"/>22.04 <text:s text:c="4"/>174c8c134b2a <text:s text:c="2"/>2 weeks ago <text:s text:c="9"/>77.9MB</text:p>
      <text:p text:style-name="P1">ubuntu <text:s text:c="7"/>latest <text:s text:c="3"/>174c8c134b2a <text:s text:c="2"/>2 weeks ago <text:s text:c="9"/>77.9MB</text:p>
      <text:p text:style-name="P1">hello-2024 <text:s text:c="3"/>v0 <text:s text:c="7"/>84ebff29f4a3 <text:s text:c="2"/>2 weeks ago <text:s text:c="9"/>77.9MB</text:p>
      <text:p text:style-name="P1">hello-world <text:s text:c="2"/>latest <text:s text:c="3"/>d2c94e258dcb <text:s text:c="2"/>8 months ago <text:s text:c="8"/>13.3kB</text:p>
      <text:p text:style-name="P1">nandan@cdac:~/CLOUD_COMPUTING/DOCKERtemp$ sudo docker run update-ubu</text:p>
      <text:p text:style-name="P1">nandan@cdac:~/CLOUD_COMPUTING/DOCKERtemp$ sudo docker update-ubu</text:p>
      <text:p text:style-name="P1">docker: 'update-ubu' is not a docker command.</text:p>
      <text:p text:style-name="P1">See 'docker --help'</text:p>
      <text:p text:style-name="P1">nandan@cdac:~/CLOUD_COMPUTING/DOCKERtemp$ sudo docker run -it --name aniket update-ubu</text:p>
      <text:p text:style-name="P1">docker: Error response from daemon: Conflict. The container name "/aniket" is already in use by container "68f94330843349087a414d75d1e86f88700acc420eed37943cfb23161d855135". You have to remove (or rename) that container to be able to reuse that name.</text:p>
      <text:p text:style-name="P1">See 'docker run --help'.</text:p>
      <text:p text:style-name="P1">nandan@cdac:~/CLOUD_COMPUTING/DOCKERtemp$ sudo docker run -it --name aniket_nandan update-ubu</text:p>
      <text:p text:style-name="P1">root@4e444556eb27:/# ^C</text:p>
      <text:p text:style-name="P1">root@4e444556eb27:/# </text:p>
      <text:p text:style-name="P1">exit</text:p>
      <text:p text:style-name="P1">nandan@cdac:~/CLOUD_COMPUTING/DOCKERtemp$ sudo docker build -t update-ubu .</text:p>
      <text:p text:style-name="P1">[+] Building 2.2s (10/10) FINISHED <text:s text:c="155"/>docker:default</text:p>
      <text:p text:style-name="P1"><text:s/>=&gt; [internal] load build definition from Dockerfile <text:s text:c="147"/>0.6s</text:p>
      <text:p text:style-name="P1"><text:s/>=&gt; =&gt; transferring dockerfile: 201B <text:s text:c="163"/>0.0s</text:p>
      <text:p text:style-name="P1"><text:s/>=&gt; [internal] load .dockerignore <text:s text:c="166"/>0.5s</text:p>
      <text:p text:style-name="P1"><text:s/>=&gt; =&gt; transferring context: 2B <text:s text:c="168"/>0.0s</text:p>
      <text:p text:style-name="P1"><text:s/>=&gt; [internal] load metadata for docker.io/library/ubuntu:22.04 <text:s text:c="136"/>0.0s</text:p>
      <text:p text:style-name="P1"><text:s/>=&gt; [1/6] FROM docker.io/library/ubuntu:22.04 <text:s text:c="154"/>0.0s</text:p>
      <text:p text:style-name="P1"><text:soft-page-break/><text:s/>=&gt; CACHED [2/6] RUN echo "Welcome to Ubuntu" <text:s text:c="154"/>0.0s</text:p>
      <text:p text:style-name="P1"><text:s/>=&gt; CACHED [3/6] RUN sleep "2" <text:s text:c="169"/>0.0s</text:p>
      <text:p text:style-name="P1"><text:s/>=&gt; CACHED [4/6] RUN echo "Updating Ubuntu" <text:s text:c="156"/>0.0s</text:p>
      <text:p text:style-name="P1"><text:s/>=&gt; CACHED [5/6] RUN sleep "3" <text:s text:c="169"/>0.0s</text:p>
      <text:p text:style-name="P1"><text:s/>=&gt; CACHED [6/6] RUN apt-get update <text:s text:c="164"/>0.0s</text:p>
      <text:p text:style-name="P1"><text:s/>=&gt; exporting to image <text:s text:c="177"/>0.1s</text:p>
      <text:p text:style-name="P1"><text:s/>=&gt; =&gt; exporting layers <text:s text:c="176"/>0.0s</text:p>
      <text:p text:style-name="P1"><text:s/>=&gt; =&gt; writing image sha256:f635f2dfb5655ef95b4d99df2a6a7db3766e168a25dc560fecb4b639ad6927c7 <text:s text:c="107"/>0.1s</text:p>
      <text:p text:style-name="P1"><text:s/>=&gt; =&gt; naming to docker.io/library/update-ubu <text:s text:c="154"/>0.1s</text:p>
      <text:p text:style-name="P1">nandan@cdac:~/CLOUD_COMPUTING/DOCKERtemp$ sudo docker run -it <text:s/>update-ubu</text:p>
      <text:p text:style-name="P1">root@d6f4c068b86b:/# </text:p>
      <text:p text:style-name="P1">exit</text:p>
      <text:p text:style-name="P1">nandan@cdac:~/CLOUD_COMPUTING/DOCKERtemp$ sudo docker run update-ubu</text:p>
      <text:p text:style-name="P1">nandan@cdac:~/CLOUD_COMPUTING/DOCKERtemp$ sudo docker build -t update-ubu .</text:p>
      <text:p text:style-name="P1">[+] Building 2.4s (10/10) FINISHED <text:s text:c="155"/>docker:default</text:p>
      <text:p text:style-name="P1"><text:s/>=&gt; [internal] load .dockerignore <text:s text:c="166"/>0.5s</text:p>
      <text:p text:style-name="P1"><text:s/>=&gt; =&gt; transferring context: 2B <text:s text:c="168"/>0.0s</text:p>
      <text:p text:style-name="P1"><text:s/>=&gt; [internal] load build definition from Dockerfile <text:s text:c="147"/>0.6s</text:p>
      <text:p text:style-name="P1"><text:s/>=&gt; =&gt; transferring dockerfile: 226B <text:s text:c="163"/>0.0s</text:p>
      <text:p text:style-name="P1"><text:s/>=&gt; [internal] load metadata for docker.io/library/ubuntu:22.04 <text:s text:c="136"/>0.0s</text:p>
      <text:p text:style-name="P1"><text:s/>=&gt; [1/6] FROM docker.io/library/ubuntu:22.04 <text:s text:c="154"/>0.0s</text:p>
      <text:p text:style-name="P1"><text:s/>=&gt; CACHED [2/6] RUN echo "Welcome to Ubuntu" <text:s text:c="154"/>0.0s</text:p>
      <text:p text:style-name="P1"><text:s/>=&gt; CACHED [3/6] RUN sleep "2" <text:s text:c="169"/>0.0s</text:p>
      <text:p text:style-name="P1"><text:s/>=&gt; CACHED [4/6] RUN echo "Updating Ubuntu" <text:s text:c="156"/>0.0s</text:p>
      <text:p text:style-name="P1"><text:s/>=&gt; CACHED [5/6] RUN sleep "3" <text:s text:c="169"/>0.0s</text:p>
      <text:p text:style-name="P1"><text:s/>=&gt; CACHED [6/6] RUN apt-get update <text:s text:c="164"/>0.0s</text:p>
      <text:p text:style-name="P1"><text:s/>=&gt; exporting to image <text:s text:c="177"/>0.4s</text:p>
      <text:p text:style-name="P1"><text:s/>=&gt; =&gt; exporting layers <text:s text:c="176"/>0.0s</text:p>
      <text:p text:style-name="P1"><text:s/>=&gt; =&gt; writing image sha256:eb39171438c9abc373fad54b0a08e35498fb0bd51a19cfd348abd07ceba6784b <text:s text:c="107"/>0.2s</text:p>
      <text:p text:style-name="P1"><text:s/>=&gt; =&gt; naming to docker.io/library/update-ubu <text:s text:c="154"/>0.2s</text:p>
      <text:p text:style-name="P1">nandan@cdac:~/CLOUD_COMPUTING/DOCKERtemp$ sudo docker run update-ubu</text:p>
      <text:p text:style-name="P1">Welcome</text:p>
      <text:p text:style-name="P1">nandan@cdac:~/CLOUD_COMPUTING/DOCKERtemp$ sudo docker run -it update-ubu</text:p>
      <text:p text:style-name="P1">Welcome</text:p>
      <text:p text:style-name="P1">nandan@cdac:~/CLOUD_COMPUTING/DOCKERtemp$ sudo docker run -it --name a update-ubu</text:p>
      <text:p text:style-name="P1">docker: Error response from daemon: Invalid container name (a), only [a-zA-Z0-9][a-zA-Z0-9_.-] are allowed.</text:p>
      <text:p text:style-name="P1">See 'docker run --help'.</text:p>
      <text:p text:style-name="P1">nandan@cdac:~/CLOUD_COMPUTING/DOCKERtemp$ sudo docker run -it --name ani update-ubu</text:p>
      <text:p text:style-name="P1">docker: Error response from daemon: Conflict. The container name "/ani" is already in use by container "ff2eb8b901d11d1895f99af535f6ea28936f332d58116eca1026ef3b8bfa4b00". You have to remove (or rename) that container to be able to reuse that name.</text:p>
      <text:p text:style-name="P1">See 'docker run --help'.</text:p>
      <text:p text:style-name="P1">nandan@cdac:~/CLOUD_COMPUTING/DOCKERtemp$ sudo docker run -it --name ani_nan update-ubu</text:p>
      <text:p text:style-name="P1">Welcome</text:p>
      <text:p text:style-name="P1">nandan@cdac:~/CLOUD_COMPUTING/DOCKERtemp$ sudo docker build -t update-ubu .</text:p>
      <text:p text:style-name="P1"><text:soft-page-break/>[+] Building 11.4s (6/6) FINISHED <text:s text:c="156"/>docker:default</text:p>
      <text:p text:style-name="P1"><text:s/>=&gt; [internal] load .dockerignore <text:s text:c="166"/>0.8s</text:p>
      <text:p text:style-name="P1"><text:s/>=&gt; =&gt; transferring context: 2B <text:s text:c="168"/>0.0s</text:p>
      <text:p text:style-name="P1"><text:s/>=&gt; [internal] load build definition from Dockerfile <text:s text:c="147"/>0.5s</text:p>
      <text:p text:style-name="P1"><text:s/>=&gt; =&gt; transferring dockerfile: 139B <text:s text:c="163"/>0.0s</text:p>
      <text:p text:style-name="P1"><text:s/>=&gt; [internal] load metadata for docker.io/library/ubuntu:22.04 <text:s text:c="136"/>0.0s</text:p>
      <text:p text:style-name="P1"><text:s/>=&gt; CACHED [1/2] FROM docker.io/library/ubuntu:22.04 <text:s text:c="147"/>0.0s</text:p>
      <text:p text:style-name="P1"><text:s/>=&gt; [2/2] RUN apt update -y <text:s text:c="172"/>8.6s</text:p>
      <text:p text:style-name="P1"><text:s/>=&gt; exporting to image <text:s text:c="177"/>1.0s </text:p>
      <text:p text:style-name="P1"><text:s/>=&gt; =&gt; exporting layers <text:s text:c="176"/>0.8s </text:p>
      <text:p text:style-name="P1"><text:s/>=&gt; =&gt; writing image sha256:2b45a0433e8594cecb446914257e074edd627a0b992407b6595a399c2972a073 <text:s text:c="107"/>0.0s </text:p>
      <text:p text:style-name="P1"><text:s/>=&gt; =&gt; naming to docker.io/library/update-ubu <text:s text:c="154"/>0.1s </text:p>
      <text:p text:style-name="P1">nandan@cdac:~/CLOUD_COMPUTING/DOCKERtemp$ sudo docker run -it --name ani_nan update-ubu <text:s text:c="101"/></text:p>
      <text:p text:style-name="P1">docker: Error response from daemon: Conflict. The container name "/ani_nan" is already in use by container "8e0e49b00fd25009a9db98e56a17ddf4322c935278507661a3ccb535b1c95d79". You have to remove (or rename) that container to be able to reuse that name.</text:p>
      <text:p text:style-name="P1">See 'docker run --help'.</text:p>
      <text:p text:style-name="P1">nandan@cdac:~/CLOUD_COMPUTING/DOCKERtemp$ sudo docker run -it <text:s/>update-ubu</text:p>
      <text:p text:style-name="P1">Welcome</text:p>
      <text:p text:style-name="P1">nandan@cdac:~/CLOUD_COMPUTING/DOCKERtemp$ sudo docker run -it update-ubu</text:p>
      <text:p text:style-name="P1">Welcome</text:p>
      <text:p text:style-name="P1">nandan@cdac:~/CLOUD_COMPUTING/DOCKERtemp$ sudo docker run -it --name ani_nan update-ubu</text:p>
      <text:p text:style-name="P1">docker: Error response from daemon: Conflict. The container name "/ani_nan" is already in use by container "8e0e49b00fd25009a9db98e56a17ddf4322c935278507661a3ccb535b1c95d79". You have to remove (or rename) that container to be able to reuse that name.</text:p>
      <text:p text:style-name="P1">See 'docker run --help'.</text:p>
      <text:p text:style-name="P1">nandan@cdac:~/CLOUD_COMPUTING/DOCKERtemp$ sudo docker build -t update-ubu .</text:p>
      <text:p text:style-name="P1">[+] Building 1.9s (6/6) FINISHED <text:s text:c="157"/>docker:default</text:p>
      <text:p text:style-name="P1"><text:s/>=&gt; [internal] load build definition from Dockerfile <text:s text:c="147"/>0.7s</text:p>
      <text:p text:style-name="P1"><text:s/>=&gt; =&gt; transferring dockerfile: 139B <text:s text:c="163"/>0.0s</text:p>
      <text:p text:style-name="P1"><text:s/>=&gt; [internal] load .dockerignore <text:s text:c="166"/>0.5s</text:p>
      <text:p text:style-name="P1"><text:s/>=&gt; =&gt; transferring context: 2B <text:s text:c="168"/>0.0s</text:p>
      <text:p text:style-name="P1"><text:s/>=&gt; [internal] load metadata for docker.io/library/ubuntu:22.04 <text:s text:c="136"/>0.0s</text:p>
      <text:p text:style-name="P1"><text:s/>=&gt; [1/2] FROM docker.io/library/ubuntu:22.04 <text:s text:c="154"/>0.0s</text:p>
      <text:p text:style-name="P1"><text:s/>=&gt; CACHED [2/2] RUN apt update -y <text:s text:c="165"/>0.0s</text:p>
      <text:p text:style-name="P1"><text:s/>=&gt; exporting to image <text:s text:c="177"/>0.2s</text:p>
      <text:p text:style-name="P1"><text:s/>=&gt; =&gt; exporting layers <text:s text:c="176"/>0.0s</text:p>
      <text:p text:style-name="P1"><text:s/>=&gt; =&gt; writing image sha256:a6bc379be97a37a130dd11171a39a42bdb3caf8966876a44bd315191dd586f0b <text:s text:c="107"/>0.1s</text:p>
      <text:p text:style-name="P1"><text:s/>=&gt; =&gt; naming to docker.io/library/update-ubu <text:s text:c="154"/>0.1s</text:p>
      <text:p text:style-name="P1">nandan@cdac:~/CLOUD_COMPUTING/DOCKERtemp$ sudo docker run -it update-ubu</text:p>
      <text:p text:style-name="P1">Welcome</text:p>
      <text:p text:style-name="P1">nandan@cdac:~/CLOUD_COMPUTING/DOCKERtemp$ sudo docker images</text:p>
      <text:p text:style-name="P1">REPOSITORY <text:s text:c="3"/>TAG <text:s text:c="6"/>IMAGE ID <text:s text:c="6"/>CREATED <text:s text:c="9"/>SIZE</text:p>
      <text:p text:style-name="P1">&lt;none&gt; <text:s text:c="7"/>&lt;none&gt; <text:s text:c="3"/>2b45a0433e85 <text:s text:c="2"/>4 minutes ago <text:s text:c="3"/>125MB</text:p>
      <text:p text:style-name="P1">update-ubu <text:s text:c="3"/>latest <text:s text:c="3"/>a6bc379be97a <text:s text:c="2"/>4 minutes ago <text:s text:c="3"/>125MB</text:p>
      <text:p text:style-name="P1">&lt;none&gt; <text:s text:c="7"/>&lt;none&gt; <text:s text:c="3"/>f635f2dfb565 <text:s text:c="2"/>19 minutes ago <text:s text:c="2"/>125MB</text:p>
      <text:p text:style-name="P1"><text:soft-page-break/>&lt;none&gt; <text:s text:c="7"/>&lt;none&gt; <text:s text:c="3"/>eb39171438c9 <text:s text:c="2"/>19 minutes ago <text:s text:c="2"/>125MB</text:p>
      <text:p text:style-name="P1">hello-2024 <text:s text:c="3"/>v0 <text:s text:c="7"/>84ebff29f4a3 <text:s text:c="2"/>2 weeks ago <text:s text:c="5"/>77.9MB</text:p>
      <text:p text:style-name="P1">ubuntu <text:s text:c="7"/>22.04 <text:s text:c="4"/>174c8c134b2a <text:s text:c="2"/>2 weeks ago <text:s text:c="5"/>77.9MB</text:p>
      <text:p text:style-name="P1">ubuntu <text:s text:c="7"/>latest <text:s text:c="3"/>174c8c134b2a <text:s text:c="2"/>2 weeks ago <text:s text:c="5"/>77.9MB</text:p>
      <text:p text:style-name="P1">hello-world <text:s text:c="2"/>latest <text:s text:c="3"/>d2c94e258dcb <text:s text:c="2"/>8 months ago <text:s text:c="4"/>13.3kB</text:p>
      <text:p text:style-name="P1">nandan@cdac:~/CLOUD_COMPUTING/DOCKERtemp$ sudo docker run -it update-ubu</text:p>
      <text:p text:style-name="P1">Welcome</text:p>
      <text:p text:style-name="P1">nandan@cdac:~/CLOUD_COMPUTING/DOCKERtemp$ sudo docker run -it update-ubu bash</text:p>
      <text:p text:style-name="P1">root@14317a49ef4c:/# </text:p>
      <text:p text:style-name="P1">exit</text:p>
      <text:p text:style-name="P1">DOnandan@cdac:~/CLOUD_COMPUTING/DOCKERtemp$ sudo docker inspect update-ubu</text:p>
      <text:p text:style-name="P1">[</text:p>
      <text:p text:style-name="P1"><text:s text:c="4"/>{</text:p>
      <text:p text:style-name="P1"><text:s text:c="8"/>"Id": "sha256:a6bc379be97a37a130dd11171a39a42bdb3caf8966876a44bd315191dd586f0b",</text:p>
      <text:p text:style-name="P1"><text:s text:c="8"/>"RepoTags": [</text:p>
      <text:p text:style-name="P1"><text:s text:c="12"/>"update-ubu:latest"</text:p>
      <text:p text:style-name="P1"><text:s text:c="8"/>],</text:p>
      <text:p text:style-name="P1"><text:s text:c="8"/>"RepoDigests": [],</text:p>
      <text:p text:style-name="P1"><text:s text:c="8"/>"Parent": "",</text:p>
      <text:p text:style-name="P1"><text:s text:c="8"/>"Comment": "buildkit.dockerfile.v0",</text:p>
      <text:p text:style-name="P1"><text:s text:c="8"/>"Created": "2024-01-02T09:05:19.148713198+05:30",</text:p>
      <text:p text:style-name="P1"><text:s text:c="8"/>"Container": "",</text:p>
      <text:p text:style-name="P1"><text:s text:c="8"/>"ContainerConfig": {</text:p>
      <text:p text:style-name="P1"><text:s text:c="12"/>"Hostname": "",</text:p>
      <text:p text:style-name="P1"><text:s text:c="12"/>"Domainname": "",</text:p>
      <text:p text:style-name="P1"><text:s text:c="12"/>"User": "",</text:p>
      <text:p text:style-name="P1"><text:s text:c="12"/>"AttachStdin": false,</text:p>
      <text:p text:style-name="P1"><text:s text:c="12"/>"AttachStdout": false,</text:p>
      <text:p text:style-name="P1"><text:s text:c="12"/>"AttachStderr": false,</text:p>
      <text:p text:style-name="P1"><text:s text:c="12"/>"Tty": false,</text:p>
      <text:p text:style-name="P1"><text:s text:c="12"/>"OpenStdin": false,</text:p>
      <text:p text:style-name="P1"><text:s text:c="12"/>"StdinOnce": false,</text:p>
      <text:p text:style-name="P1"><text:s text:c="12"/>"Env": null,</text:p>
      <text:p text:style-name="P1"><text:s text:c="12"/>"Cmd": null,</text:p>
      <text:p text:style-name="P1"><text:s text:c="12"/>"Image": "",</text:p>
      <text:p text:style-name="P1"><text:s text:c="12"/>"Volumes": null,</text:p>
      <text:p text:style-name="P1"><text:s text:c="12"/>"WorkingDir": "",</text:p>
      <text:p text:style-name="P1"><text:s text:c="12"/>"Entrypoint": null,</text:p>
      <text:p text:style-name="P1"><text:s text:c="12"/>"OnBuild": null,</text:p>
      <text:p text:style-name="P1"><text:s text:c="12"/>"Labels": null</text:p>
      <text:p text:style-name="P1"><text:s text:c="8"/>},</text:p>
      <text:p text:style-name="P1"><text:s text:c="8"/>"DockerVersion": "",</text:p>
      <text:p text:style-name="P1"><text:s text:c="8"/>"Author": "",</text:p>
      <text:p text:style-name="P1"><text:s text:c="8"/>"Config": {</text:p>
      <text:p text:style-name="P1"><text:s text:c="12"/>"Hostname": "",</text:p>
      <text:p text:style-name="P1"><text:s text:c="12"/>"Domainname": "",</text:p>
      <text:p text:style-name="P1"><text:s text:c="12"/>"User": "",</text:p>
      <text:p text:style-name="P1"><text:s text:c="12"/>"AttachStdin": false,</text:p>
      <text:p text:style-name="P1"><text:s text:c="12"/>"AttachStdout": false,</text:p>
      <text:p text:style-name="P1"><text:s text:c="12"/>"AttachStderr": false,</text:p>
      <text:p text:style-name="P1"><text:s text:c="12"/>"Tty": false,</text:p>
      <text:p text:style-name="P1"><text:s text:c="12"/>"OpenStdin": false,</text:p>
      <text:p text:style-name="P1"><text:s text:c="12"/>"StdinOnce": false,</text:p>
      <text:p text:style-name="P1"><text:s text:c="12"/>"Env": [</text:p>
      <text:p text:style-name="P1"><text:s text:c="16"/>"PATH=/usr/local/sbin:/usr/local/bin:/usr/sbin:/usr/bin:/sbin:/bin"</text:p>
      <text:p text:style-name="P1"><text:s text:c="12"/>],</text:p>
      <text:p text:style-name="P1"><text:s text:c="12"/>"Cmd": [</text:p>
      <text:p text:style-name="P1"><text:s text:c="16"/>"echo",</text:p>
      <text:p text:style-name="P1"><text:s text:c="16"/>"Welcome"</text:p>
      <text:p text:style-name="P1"><text:s text:c="12"/>],</text:p>
      <text:p text:style-name="P1"><text:s text:c="12"/>"ArgsEscaped": true,</text:p>
      <text:p text:style-name="P1"><text:s text:c="12"/>"Image": "",</text:p>
      <text:p text:style-name="P1"><text:s text:c="12"/>"Volumes": null,</text:p>
      <text:p text:style-name="P1"><text:s text:c="12"/>"WorkingDir": "",</text:p>
      <text:p text:style-name="P1"><text:s text:c="12"/>"Entrypoint": null,</text:p>
      <text:p text:style-name="P1"><text:s text:c="12"/>"OnBuild": null,</text:p>
      <text:p text:style-name="P1"><text:s text:c="12"/>"Labels": {</text:p>
      <text:p text:style-name="P1"><text:s text:c="16"/>"developer": "nandana39790@gmail.com",</text:p>
      <text:p text:style-name="P1"><text:s text:c="16"/>"org.opencontainers.image.ref.name": "ubuntu",</text:p>
      <text:p text:style-name="P1"><text:s text:c="16"/>"org.opencontainers.image.version": "22.04"</text:p>
      <text:p text:style-name="P1"><text:soft-page-break/><text:s text:c="12"/>}</text:p>
      <text:p text:style-name="P1"><text:s text:c="8"/>},</text:p>
      <text:p text:style-name="P1"><text:s text:c="8"/>"Architecture": "amd64",</text:p>
      <text:p text:style-name="P1"><text:s text:c="8"/>"Os": "linux",</text:p>
      <text:p text:style-name="P1"><text:s text:c="8"/>"Size": 124645689,</text:p>
      <text:p text:style-name="P1"><text:s text:c="8"/>"VirtualSize": 124645689,</text:p>
      <text:p text:style-name="P1"><text:s text:c="8"/>"GraphDriver": {</text:p>
      <text:p text:style-name="P1"><text:s text:c="12"/>"Data": {</text:p>
      <text:p text:style-name="P1"><text:s text:c="16"/>"LowerDir": "/var/lib/docker/overlay2/431b3c1bc95207f7c7690d28452762f4e6bbb5fb4b34a316726a5385a823bc51/diff",</text:p>
      <text:p text:style-name="P1"><text:s text:c="16"/>"MergedDir": "/var/lib/docker/overlay2/w9sj2c40pn1y3hqmbc4vkf4hy/merged",</text:p>
      <text:p text:style-name="P1"><text:s text:c="16"/>"UpperDir": "/var/lib/docker/overlay2/w9sj2c40pn1y3hqmbc4vkf4hy/diff",</text:p>
      <text:p text:style-name="P1"><text:s text:c="16"/>"WorkDir": "/var/lib/docker/overlay2/w9sj2c40pn1y3hqmbc4vkf4hy/work"</text:p>
      <text:p text:style-name="P1"><text:s text:c="12"/>},</text:p>
      <text:p text:style-name="P1"><text:s text:c="12"/>"Name": "overlay2"</text:p>
      <text:p text:style-name="P1"><text:s text:c="8"/>},</text:p>
      <text:p text:style-name="P1"><text:s text:c="8"/>"RootFS": {</text:p>
      <text:p text:style-name="P1"><text:s text:c="12"/>"Type": "layers",</text:p>
      <text:p text:style-name="P1"><text:s text:c="12"/>"Layers": [</text:p>
      <text:p text:style-name="P1"><text:s text:c="16"/>"sha256:a1360aae5271bbbf575b4057cb4158dbdfbcae76698189b55fb1039bc0207400",</text:p>
      <text:p text:style-name="P1"><text:s text:c="16"/>"sha256:53efda79a1a12595c55e433cd344d3bb44e1932bfa81cf925236e95f53cae0ed"</text:p>
      <text:p text:style-name="P1"><text:s text:c="12"/>]</text:p>
      <text:p text:style-name="P1"><text:s text:c="8"/>},</text:p>
      <text:p text:style-name="P1"><text:s text:c="8"/>"Metadata": {</text:p>
      <text:p text:style-name="P1"><text:s text:c="12"/>"LastTagTime": "2024-01-02T09:06:26.942046707+05:30"</text:p>
      <text:p text:style-name="P1"><text:s text:c="8"/>}</text:p>
      <text:p text:style-name="P1"><text:s text:c="4"/>}</text:p>
      <text:p text:style-name="P1">]</text:p>
      <text:p text:style-name="P1">nandan@cdac:~/CLOUD_COMPUTING/DOCKERtemp$ sudo docker build -t update-ubu .</text:p>
      <text:p text:style-name="P1">[+] Building 5.1s (7/7) FINISHED <text:s text:c="157"/>docker:default</text:p>
      <text:p text:style-name="P1"><text:s/>=&gt; [internal] load build definition from Dockerfile <text:s text:c="147"/>0.5s</text:p>
      <text:p text:style-name="P1"><text:s/>=&gt; =&gt; transferring dockerfile: 171B <text:s text:c="163"/>0.0s</text:p>
      <text:p text:style-name="P1"><text:s/>=&gt; [internal] load .dockerignore <text:s text:c="166"/>0.7s</text:p>
      <text:p text:style-name="P1"><text:s/>=&gt; =&gt; transferring context: 2B <text:s text:c="168"/>0.0s</text:p>
      <text:p text:style-name="P1"><text:s/>=&gt; [internal] load metadata for docker.io/library/ubuntu:22.04 <text:s text:c="136"/>0.0s</text:p>
      <text:p text:style-name="P1"><text:s/>=&gt; [1/3] FROM docker.io/library/ubuntu:22.04 <text:s text:c="154"/>0.0s</text:p>
      <text:p text:style-name="P1"><text:s/>=&gt; CACHED [2/3] RUN apt update -y <text:s text:c="165"/>0.0s</text:p>
      <text:p text:style-name="P1"><text:s/>=&gt; [3/3] RUN ["echo","Inside Ubuntu"] <text:s text:c="161"/>2.2s</text:p>
      <text:p text:style-name="P1"><text:s/>=&gt; exporting to image <text:s text:c="177"/>1.1s </text:p>
      <text:p text:style-name="P1"><text:s/>=&gt; =&gt; exporting layers <text:s text:c="176"/>0.9s</text:p>
      <text:p text:style-name="P1"><text:s/>=&gt; =&gt; writing image sha256:bc5a3741e5f0b7356afbc317eb1d10bf784823272b4124ce1ae1176ae68d3ced <text:s text:c="107"/>0.1s</text:p>
      <text:p text:style-name="P1"><text:s/>=&gt; =&gt; naming to docker.io/library/update-ubu <text:s text:c="154"/>0.1s</text:p>
      <text:p text:style-name="P1">nandan@cdac:~/CLOUD_COMPUTING/DOCKERtemp$ sudo docker run -it update-ubu</text:p>
      <text:p text:style-name="P1">Welcome</text:p>
      <text:p text:style-name="P1">nandan@cdac:~/CLOUD_COMPUTING/DOCKERtemp$ sudo docker build -t update-ubu .</text:p>
      <text:p text:style-name="P1">[+] Building 1.9s (6/6) FINISHED <text:s text:c="157"/>docker:default</text:p>
      <text:p text:style-name="P1"><text:s/>=&gt; [internal] load build definition from Dockerfile <text:s text:c="147"/>0.5s</text:p>
      <text:p text:style-name="P1"><text:s/>=&gt; =&gt; transferring dockerfile: 136B <text:s text:c="163"/>0.0s</text:p>
      <text:p text:style-name="P1"><text:s/>=&gt; [internal] load .dockerignore <text:s text:c="166"/>0.7s</text:p>
      <text:p text:style-name="P1"><text:s/>=&gt; =&gt; transferring context: 2B <text:s text:c="168"/>0.0s</text:p>
      <text:p text:style-name="P1"><text:s/>=&gt; [internal] load metadata for docker.io/library/ubuntu:22.04 <text:s text:c="136"/>0.0s</text:p>
      <text:p text:style-name="P1"><text:soft-page-break/><text:s/>=&gt; [1/2] FROM docker.io/library/ubuntu:22.04 <text:s text:c="154"/>0.0s</text:p>
      <text:p text:style-name="P1"><text:s/>=&gt; CACHED [2/2] RUN apt update -y <text:s text:c="165"/>0.0s</text:p>
      <text:p text:style-name="P1"><text:s/>=&gt; exporting to image <text:s text:c="177"/>0.2s</text:p>
      <text:p text:style-name="P1"><text:s/>=&gt; =&gt; exporting layers <text:s text:c="176"/>0.0s</text:p>
      <text:p text:style-name="P1"><text:s/>=&gt; =&gt; writing image sha256:1db812789946244cad895f3c11af70fa50b21d64a3eb9e400587d8db94a30ca9 <text:s text:c="107"/>0.1s</text:p>
      <text:p text:style-name="P1"><text:s/>=&gt; =&gt; naming to docker.io/library/update-ubu <text:s text:c="154"/>0.1s</text:p>
      <text:p text:style-name="P1">nandan@cdac:~/CLOUD_COMPUTING/DOCKERtemp$ sudo docker run -it update-ubu</text:p>
      <text:p text:style-name="P1">nandan@cdac:~/CLOUD_COMPUTING/DOCKERtemp$ sudo docker build -t update-ubu .</text:p>
      <text:p text:style-name="P1">[+] Building 1.9s (6/6) FINISHED <text:s text:c="157"/>docker:default</text:p>
      <text:p text:style-name="P1"><text:s/>=&gt; [internal] load build definition from Dockerfile <text:s text:c="147"/>0.5s</text:p>
      <text:p text:style-name="P1"><text:s/>=&gt; =&gt; transferring dockerfile: 144B <text:s text:c="163"/>0.0s</text:p>
      <text:p text:style-name="P1"><text:s/>=&gt; [internal] load .dockerignore <text:s text:c="166"/>0.6s</text:p>
      <text:p text:style-name="P1"><text:s/>=&gt; =&gt; transferring context: 2B <text:s text:c="168"/>0.0s</text:p>
      <text:p text:style-name="P1"><text:s/>=&gt; [internal] load metadata for docker.io/library/ubuntu:22.04 <text:s text:c="136"/>0.0s</text:p>
      <text:p text:style-name="P1"><text:s/>=&gt; [1/2] FROM docker.io/library/ubuntu:22.04 <text:s text:c="154"/>0.0s</text:p>
      <text:p text:style-name="P1"><text:s/>=&gt; CACHED [2/2] RUN apt update -y <text:s text:c="165"/>0.0s</text:p>
      <text:p text:style-name="P1"><text:s/>=&gt; exporting to image <text:s text:c="177"/>0.1s</text:p>
      <text:p text:style-name="P1"><text:s/>=&gt; =&gt; exporting layers <text:s text:c="176"/>0.0s</text:p>
      <text:p text:style-name="P1"><text:s/>=&gt; =&gt; writing image sha256:1db812789946244cad895f3c11af70fa50b21d64a3eb9e400587d8db94a30ca9 <text:s text:c="107"/>0.1s</text:p>
      <text:p text:style-name="P1"><text:s/>=&gt; =&gt; naming to docker.io/library/update-ubu <text:s text:c="154"/>0.0s</text:p>
      <text:p text:style-name="P1">nandan@cdac:~/CLOUD_COMPUTING/DOCKERtemp$ sudo docker inspect update-ubu</text:p>
      <text:p text:style-name="P1">[</text:p>
      <text:p text:style-name="P1"><text:s text:c="4"/>{</text:p>
      <text:p text:style-name="P1"><text:s text:c="8"/>"Id": "sha256:1db812789946244cad895f3c11af70fa50b21d64a3eb9e400587d8db94a30ca9",</text:p>
      <text:p text:style-name="P1"><text:s text:c="8"/>"RepoTags": [</text:p>
      <text:p text:style-name="P1"><text:s text:c="12"/>"update-ubu:latest"</text:p>
      <text:p text:style-name="P1"><text:s text:c="8"/>],</text:p>
      <text:p text:style-name="P1"><text:s text:c="8"/>"RepoDigests": [],</text:p>
      <text:p text:style-name="P1"><text:s text:c="8"/>"Parent": "",</text:p>
      <text:p text:style-name="P1"><text:s text:c="8"/>"Comment": "buildkit.dockerfile.v0",</text:p>
      <text:p text:style-name="P1"><text:s text:c="8"/>"Created": "2024-01-02T09:05:19.148713198+05:30",</text:p>
      <text:p text:style-name="P1"><text:s text:c="8"/>"Container": "",</text:p>
      <text:p text:style-name="P1"><text:s text:c="8"/>"ContainerConfig": {</text:p>
      <text:p text:style-name="P1"><text:s text:c="12"/>"Hostname": "",</text:p>
      <text:p text:style-name="P1"><text:s text:c="12"/>"Domainname": "",</text:p>
      <text:p text:style-name="P1"><text:s text:c="12"/>"User": "",</text:p>
      <text:p text:style-name="P1"><text:s text:c="12"/>"AttachStdin": false,</text:p>
      <text:p text:style-name="P1"><text:s text:c="12"/>"AttachStdout": false,</text:p>
      <text:p text:style-name="P1"><text:s text:c="12"/>"AttachStderr": false,</text:p>
      <text:p text:style-name="P1"><text:s text:c="12"/>"Tty": false,</text:p>
      <text:p text:style-name="P1"><text:s text:c="12"/>"OpenStdin": false,</text:p>
      <text:p text:style-name="P1"><text:s text:c="12"/>"StdinOnce": false,</text:p>
      <text:p text:style-name="P1"><text:s text:c="12"/>"Env": null,</text:p>
      <text:p text:style-name="P1"><text:s text:c="12"/>"Cmd": null,</text:p>
      <text:p text:style-name="P1"><text:s text:c="12"/>"Image": "",</text:p>
      <text:p text:style-name="P1"><text:s text:c="12"/>"Volumes": null,</text:p>
      <text:p text:style-name="P1"><text:s text:c="12"/>"WorkingDir": "",</text:p>
      <text:p text:style-name="P1"><text:s text:c="12"/>"Entrypoint": null,</text:p>
      <text:p text:style-name="P1"><text:s text:c="12"/>"OnBuild": null,</text:p>
      <text:p text:style-name="P1"><text:s text:c="12"/>"Labels": null</text:p>
      <text:p text:style-name="P1"><text:s text:c="8"/>},</text:p>
      <text:p text:style-name="P1"><text:s text:c="8"/>"DockerVersion": "",</text:p>
      <text:p text:style-name="P1"><text:soft-page-break/><text:s text:c="8"/>"Author": "",</text:p>
      <text:p text:style-name="P1"><text:s text:c="8"/>"Config": {</text:p>
      <text:p text:style-name="P1"><text:s text:c="12"/>"Hostname": "",</text:p>
      <text:p text:style-name="P1"><text:s text:c="12"/>"Domainname": "",</text:p>
      <text:p text:style-name="P1"><text:s text:c="12"/>"User": "",</text:p>
      <text:p text:style-name="P1"><text:s text:c="12"/>"AttachStdin": false,</text:p>
      <text:p text:style-name="P1"><text:s text:c="12"/>"AttachStdout": false,</text:p>
      <text:p text:style-name="P1"><text:s text:c="12"/>"AttachStderr": false,</text:p>
      <text:p text:style-name="P1"><text:s text:c="12"/>"Tty": false,</text:p>
      <text:p text:style-name="P1"><text:s text:c="12"/>"OpenStdin": false,</text:p>
      <text:p text:style-name="P1"><text:s text:c="12"/>"StdinOnce": false,</text:p>
      <text:p text:style-name="P1"><text:s text:c="12"/>"Env": [</text:p>
      <text:p text:style-name="P1"><text:s text:c="16"/>"PATH=/usr/local/sbin:/usr/local/bin:/usr/sbin:/usr/bin:/sbin:/bin"</text:p>
      <text:p text:style-name="P1"><text:s text:c="12"/>],</text:p>
      <text:p text:style-name="P1"><text:s text:c="12"/>"Cmd": [</text:p>
      <text:p text:style-name="P1"><text:s text:c="16"/>"sleep",</text:p>
      <text:p text:style-name="P1"><text:s text:c="16"/>"10"</text:p>
      <text:p text:style-name="P1"><text:s text:c="12"/>],</text:p>
      <text:p text:style-name="P1"><text:s text:c="12"/>"ArgsEscaped": true,</text:p>
      <text:p text:style-name="P1"><text:s text:c="12"/>"Image": "",</text:p>
      <text:p text:style-name="P1"><text:s text:c="12"/>"Volumes": null,</text:p>
      <text:p text:style-name="P1"><text:s text:c="12"/>"WorkingDir": "",</text:p>
      <text:p text:style-name="P1"><text:s text:c="12"/>"Entrypoint": null,</text:p>
      <text:p text:style-name="P1"><text:s text:c="12"/>"OnBuild": null,</text:p>
      <text:p text:style-name="P1"><text:s text:c="12"/>"Labels": {</text:p>
      <text:p text:style-name="P1"><text:s text:c="16"/>"developer": "nandana39790@gmail.com",</text:p>
      <text:p text:style-name="P1"><text:s text:c="16"/>"org.opencontainers.image.ref.name": "ubuntu",</text:p>
      <text:p text:style-name="P1"><text:s text:c="16"/>"org.opencontainers.image.version": "22.04"</text:p>
      <text:p text:style-name="P1"><text:s text:c="12"/>}</text:p>
      <text:p text:style-name="P1"><text:s text:c="8"/>},</text:p>
      <text:p text:style-name="P1"><text:s text:c="8"/>"Architecture": "amd64",</text:p>
      <text:p text:style-name="P1"><text:s text:c="8"/>"Os": "linux",</text:p>
      <text:p text:style-name="P1"><text:s text:c="8"/>"Size": 124645689,</text:p>
      <text:p text:style-name="P1"><text:s text:c="8"/>"VirtualSize": 124645689,</text:p>
      <text:p text:style-name="P1"><text:s text:c="8"/>"GraphDriver": {</text:p>
      <text:p text:style-name="P1"><text:s text:c="12"/>"Data": {</text:p>
      <text:p text:style-name="P1"><text:s text:c="16"/>"LowerDir": "/var/lib/docker/overlay2/431b3c1bc95207f7c7690d28452762f4e6bbb5fb4b34a316726a5385a823bc51/diff",</text:p>
      <text:p text:style-name="P1"><text:s text:c="16"/>"MergedDir": "/var/lib/docker/overlay2/w9sj2c40pn1y3hqmbc4vkf4hy/merged",</text:p>
      <text:p text:style-name="P1"><text:s text:c="16"/>"UpperDir": "/var/lib/docker/overlay2/w9sj2c40pn1y3hqmbc4vkf4hy/diff",</text:p>
      <text:p text:style-name="P1"><text:s text:c="16"/>"WorkDir": "/var/lib/docker/overlay2/w9sj2c40pn1y3hqmbc4vkf4hy/work"</text:p>
      <text:p text:style-name="P1"><text:s text:c="12"/>},</text:p>
      <text:p text:style-name="P1"><text:s text:c="12"/>"Name": "overlay2"</text:p>
      <text:p text:style-name="P1"><text:s text:c="8"/>},</text:p>
      <text:p text:style-name="P1"><text:s text:c="8"/>"RootFS": {</text:p>
      <text:p text:style-name="P1"><text:s text:c="12"/>"Type": "layers",</text:p>
      <text:p text:style-name="P1"><text:s text:c="12"/>"Layers": [</text:p>
      <text:p text:style-name="P1"><text:s text:c="16"/>"sha256:a1360aae5271bbbf575b4057cb4158dbdfbcae76698189b55fb1039bc0207400",</text:p>
      <text:p text:style-name="P1"><text:s text:c="16"/>"sha256:53efda79a1a12595c55e433cd344d3bb44e1932bfa81cf925236e95f53cae0ed"</text:p>
      <text:p text:style-name="P1"><text:s text:c="12"/>]</text:p>
      <text:p text:style-name="P1"><text:s text:c="8"/>},</text:p>
      <text:p text:style-name="P1"><text:s text:c="8"/>"Metadata": {</text:p>
      <text:p text:style-name="P1"><text:s text:c="12"/>"LastTagTime": "2024-01-02T09:33:03.024266224+05:30"</text:p>
      <text:p text:style-name="P1"><text:s text:c="8"/>}</text:p>
      <text:p text:style-name="P1"><text:s text:c="4"/>}</text:p>
      <text:p text:style-name="P1">]</text:p>
      <text:p text:style-name="P1">nandan@cdac:~/CLOUD_COMPUTING/DOCKERtemp$ sudo docker inspect update-ubu | grep aniket</text:p>
      <text:p text:style-name="P1">nandan@cdac:~/CLOUD_COMPUTING/DOCKERtemp$ sudo docker images</text:p>
      <text:p text:style-name="P1">REPOSITORY <text:s text:c="3"/>TAG <text:s text:c="6"/>IMAGE ID <text:s text:c="6"/>CREATED <text:s text:c="9"/>SIZE</text:p>
      <text:p text:style-name="P1">&lt;none&gt; <text:s text:c="7"/>&lt;none&gt; <text:s text:c="3"/>bc5a3741e5f0 <text:s text:c="2"/>10 minutes ago <text:s text:c="2"/>125MB</text:p>
      <text:p text:style-name="P1">&lt;none&gt; <text:s text:c="7"/>&lt;none&gt; <text:s text:c="3"/>2b45a0433e85 <text:s text:c="2"/>29 minutes ago <text:s text:c="2"/>125MB</text:p>
      <text:p text:style-name="P1">&lt;none&gt; <text:s text:c="7"/>&lt;none&gt; <text:s text:c="3"/>a6bc379be97a <text:s text:c="2"/>29 minutes ago <text:s text:c="2"/>125MB</text:p>
      <text:p text:style-name="P1">update-ubu <text:s text:c="3"/>latest <text:s text:c="3"/>1db812789946 <text:s text:c="2"/>29 minutes ago <text:s text:c="2"/>125MB</text:p>
      <text:p text:style-name="P1">&lt;none&gt; <text:s text:c="7"/>&lt;none&gt; <text:s text:c="3"/>eb39171438c9 <text:s text:c="2"/>44 minutes ago <text:s text:c="2"/>125MB</text:p>
      <text:p text:style-name="P1">&lt;none&gt; <text:s text:c="7"/>&lt;none&gt; <text:s text:c="3"/>f635f2dfb565 <text:s text:c="2"/>44 minutes ago <text:s text:c="2"/>125MB</text:p>
      <text:p text:style-name="P1">hello-2024 <text:s text:c="3"/>v0 <text:s text:c="7"/>84ebff29f4a3 <text:s text:c="2"/>2 weeks ago <text:s text:c="5"/>77.9MB</text:p>
      <text:p text:style-name="P1">ubuntu <text:s text:c="7"/>22.04 <text:s text:c="4"/>174c8c134b2a <text:s text:c="2"/>2 weeks ago <text:s text:c="5"/>77.9MB</text:p>
      <text:p text:style-name="P1">ubuntu <text:s text:c="7"/>latest <text:s text:c="3"/>174c8c134b2a <text:s text:c="2"/>2 weeks ago <text:s text:c="5"/>77.9MB</text:p>
      <text:p text:style-name="P1">hello-world <text:s text:c="2"/>latest <text:s text:c="3"/>d2c94e258dcb <text:s text:c="2"/>8 months ago <text:s text:c="4"/>13.3kB</text:p>
      <text:p text:style-name="P1">nandan@cdac:~/CLOUD_COMPUTING/DOCKERtemp$ sudo docker inspect ubuntu:22.04</text:p>
      <text:p text:style-name="P1">[</text:p>
      <text:p text:style-name="P1"><text:soft-page-break/><text:s text:c="4"/>{</text:p>
      <text:p text:style-name="P1"><text:s text:c="8"/>"Id": "sha256:174c8c134b2a94b5bb0b37d9a2b6ba0663d82d23ebf62bd51f74a2fd457333da",</text:p>
      <text:p text:style-name="P1"><text:s text:c="8"/>"RepoTags": [</text:p>
      <text:p text:style-name="P1"><text:s text:c="12"/>"ubuntu:22.04",</text:p>
      <text:p text:style-name="P1"><text:s text:c="12"/>"ubuntu:latest"</text:p>
      <text:p text:style-name="P1"><text:s text:c="8"/>],</text:p>
      <text:p text:style-name="P1"><text:s text:c="8"/>"RepoDigests": [</text:p>
      <text:p text:style-name="P1"><text:s text:c="12"/>"ubuntu@sha256:6042500cf4b44023ea1894effe7890666b0c5c7871ed83a97c36c76ae560bb9b"</text:p>
      <text:p text:style-name="P1"><text:s text:c="8"/>],</text:p>
      <text:p text:style-name="P1"><text:s text:c="8"/>"Parent": "",</text:p>
      <text:p text:style-name="P1"><text:s text:c="8"/>"Comment": "",</text:p>
      <text:p text:style-name="P1"><text:s text:c="8"/>"Created": "2023-12-12T11:38:59.637410824Z",</text:p>
      <text:p text:style-name="P1"><text:s text:c="8"/>"Container": "24376bd380dd052e15c3e218153b3ba996b290ab24a579085cb3dd4d4b44e5ad",</text:p>
      <text:p text:style-name="P1"><text:s text:c="8"/>"ContainerConfig": {</text:p>
      <text:p text:style-name="P1"><text:s text:c="12"/>"Hostname": "24376bd380dd",</text:p>
      <text:p text:style-name="P1"><text:s text:c="12"/>"Domainname": "",</text:p>
      <text:p text:style-name="P1"><text:s text:c="12"/>"User": "",</text:p>
      <text:p text:style-name="P1"><text:s text:c="12"/>"AttachStdin": false,</text:p>
      <text:p text:style-name="P1"><text:s text:c="12"/>"AttachStdout": false,</text:p>
      <text:p text:style-name="P1"><text:s text:c="12"/>"AttachStderr": false,</text:p>
      <text:p text:style-name="P1"><text:s text:c="12"/>"Tty": false,</text:p>
      <text:p text:style-name="P1"><text:s text:c="12"/>"OpenStdin": false,</text:p>
      <text:p text:style-name="P1"><text:s text:c="12"/>"StdinOnce": false,</text:p>
      <text:p text:style-name="P1"><text:s text:c="12"/>"Env": [</text:p>
      <text:p text:style-name="P1"><text:s text:c="16"/>"PATH=/usr/local/sbin:/usr/local/bin:/usr/sbin:/usr/bin:/sbin:/bin"</text:p>
      <text:p text:style-name="P1"><text:s text:c="12"/>],</text:p>
      <text:p text:style-name="P1"><text:s text:c="12"/>"Cmd": [</text:p>
      <text:p text:style-name="P1"><text:s text:c="16"/>"/bin/sh",</text:p>
      <text:p text:style-name="P1"><text:s text:c="16"/>"-c",</text:p>
      <text:p text:style-name="P1"><text:s text:c="16"/>"#(nop) ",</text:p>
      <text:p text:style-name="P1"><text:s text:c="16"/>"CMD [\"/bin/bash\"]"</text:p>
      <text:p text:style-name="P1"><text:s text:c="12"/>],</text:p>
      <text:p text:style-name="P1"><text:s text:c="12"/>"Image": "sha256:76cebcaf36a483db6a1f4eeebafda25bcfd25839a3c97101aa578d3120a8b0f8",</text:p>
      <text:p text:style-name="P1"><text:s text:c="12"/>"Volumes": null,</text:p>
      <text:p text:style-name="P1"><text:s text:c="12"/>"WorkingDir": "",</text:p>
      <text:p text:style-name="P1"><text:s text:c="12"/>"Entrypoint": null,</text:p>
      <text:p text:style-name="P1"><text:s text:c="12"/>"OnBuild": null,</text:p>
      <text:p text:style-name="P1"><text:s text:c="12"/>"Labels": {</text:p>
      <text:p text:style-name="P1"><text:s text:c="16"/>"org.opencontainers.image.ref.name": "ubuntu",</text:p>
      <text:p text:style-name="P1"><text:s text:c="16"/>"org.opencontainers.image.version": "22.04"</text:p>
      <text:p text:style-name="P1"><text:s text:c="12"/>}</text:p>
      <text:p text:style-name="P1"><text:s text:c="8"/>},</text:p>
      <text:p text:style-name="P1"><text:s text:c="8"/>"DockerVersion": "20.10.21",</text:p>
      <text:p text:style-name="P1"><text:s text:c="8"/>"Author": "",</text:p>
      <text:p text:style-name="P1"><text:s text:c="8"/>"Config": {</text:p>
      <text:p text:style-name="P1"><text:s text:c="12"/>"Hostname": "",</text:p>
      <text:p text:style-name="P1"><text:s text:c="12"/>"Domainname": "",</text:p>
      <text:p text:style-name="P1"><text:s text:c="12"/>"User": "",</text:p>
      <text:p text:style-name="P1"><text:s text:c="12"/>"AttachStdin": false,</text:p>
      <text:p text:style-name="P1"><text:s text:c="12"/>"AttachStdout": false,</text:p>
      <text:p text:style-name="P1"><text:s text:c="12"/>"AttachStderr": false,</text:p>
      <text:p text:style-name="P1"><text:s text:c="12"/>"Tty": false,</text:p>
      <text:p text:style-name="P1"><text:s text:c="12"/>"OpenStdin": false,</text:p>
      <text:p text:style-name="P1"><text:s text:c="12"/>"StdinOnce": false,</text:p>
      <text:p text:style-name="P1"><text:s text:c="12"/>"Env": [</text:p>
      <text:p text:style-name="P1"><text:s text:c="16"/>"PATH=/usr/local/sbin:/usr/local/bin:/usr/sbin:/usr/bin:/sbin:/bin"</text:p>
      <text:p text:style-name="P1"><text:s text:c="12"/>],</text:p>
      <text:p text:style-name="P1"><text:s text:c="12"/>"Cmd": [</text:p>
      <text:p text:style-name="P1"><text:s text:c="16"/>"/bin/bash"</text:p>
      <text:p text:style-name="P1"><text:s text:c="12"/>],</text:p>
      <text:p text:style-name="P1"><text:s text:c="12"/>"Image": "sha256:76cebcaf36a483db6a1f4eeebafda25bcfd25839a3c97101aa578d3120a8b0f8",</text:p>
      <text:p text:style-name="P1"><text:s text:c="12"/>"Volumes": null,</text:p>
      <text:p text:style-name="P1"><text:s text:c="12"/>"WorkingDir": "",</text:p>
      <text:p text:style-name="P1"><text:s text:c="12"/>"Entrypoint": null,</text:p>
      <text:p text:style-name="P1"><text:s text:c="12"/>"OnBuild": null,</text:p>
      <text:p text:style-name="P1"><text:s text:c="12"/>"Labels": {</text:p>
      <text:p text:style-name="P1"><text:s text:c="16"/>"org.opencontainers.image.ref.name": "ubuntu",</text:p>
      <text:p text:style-name="P1"><text:s text:c="16"/>"org.opencontainers.image.version": "22.04"</text:p>
      <text:p text:style-name="P1"><text:s text:c="12"/>}</text:p>
      <text:p text:style-name="P1"><text:s text:c="8"/>},</text:p>
      <text:p text:style-name="P1"><text:soft-page-break/><text:s text:c="8"/>"Architecture": "amd64",</text:p>
      <text:p text:style-name="P1"><text:s text:c="8"/>"Os": "linux",</text:p>
      <text:p text:style-name="P1"><text:s text:c="8"/>"Size": 77850032,</text:p>
      <text:p text:style-name="P1"><text:s text:c="8"/>"VirtualSize": 77850032,</text:p>
      <text:p text:style-name="P1"><text:s text:c="8"/>"GraphDriver": {</text:p>
      <text:p text:style-name="P1"><text:s text:c="12"/>"Data": {</text:p>
      <text:p text:style-name="P1"><text:s text:c="16"/>"MergedDir": "/var/lib/docker/overlay2/431b3c1bc95207f7c7690d28452762f4e6bbb5fb4b34a316726a5385a823bc51/merged",</text:p>
      <text:p text:style-name="P1"><text:s text:c="16"/>"UpperDir": "/var/lib/docker/overlay2/431b3c1bc95207f7c7690d28452762f4e6bbb5fb4b34a316726a5385a823bc51/diff",</text:p>
      <text:p text:style-name="P1"><text:s text:c="16"/>"WorkDir": "/var/lib/docker/overlay2/431b3c1bc95207f7c7690d28452762f4e6bbb5fb4b34a316726a5385a823bc51/work"</text:p>
      <text:p text:style-name="P1"><text:s text:c="12"/>},</text:p>
      <text:p text:style-name="P1"><text:s text:c="12"/>"Name": "overlay2"</text:p>
      <text:p text:style-name="P1"><text:s text:c="8"/>},</text:p>
      <text:p text:style-name="P1"><text:s text:c="8"/>"RootFS": {</text:p>
      <text:p text:style-name="P1"><text:s text:c="12"/>"Type": "layers",</text:p>
      <text:p text:style-name="P1"><text:s text:c="12"/>"Layers": [</text:p>
      <text:p text:style-name="P1"><text:s text:c="16"/>"sha256:a1360aae5271bbbf575b4057cb4158dbdfbcae76698189b55fb1039bc0207400"</text:p>
      <text:p text:style-name="P1"><text:s text:c="12"/>]</text:p>
      <text:p text:style-name="P1"><text:s text:c="8"/>},</text:p>
      <text:p text:style-name="P1"><text:s text:c="8"/>"Metadata": {</text:p>
      <text:p text:style-name="P1"><text:s text:c="12"/>"LastTagTime": "0001-01-01T00:00:00Z"</text:p>
      <text:p text:style-name="P1"><text:s text:c="8"/>}</text:p>
      <text:p text:style-name="P1"><text:s text:c="4"/>}</text:p>
      <text:p text:style-name="P1">]</text:p>
      <text:p text:style-name="P1">nandan@cdac:~/CLOUD_COMPUTING/DOCKERtemp$ sudo docker inspect aniket</text:p>
      <text:p text:style-name="P1">[</text:p>
      <text:p text:style-name="P1"><text:s text:c="4"/>{</text:p>
      <text:p text:style-name="P1"><text:s text:c="8"/>"Id": "68f94330843349087a414d75d1e86f88700acc420eed37943cfb23161d855135",</text:p>
      <text:p text:style-name="P1"><text:s text:c="8"/>"Created": "2024-01-02T02:58:33.576275015Z",</text:p>
      <text:p text:style-name="P1"><text:s text:c="8"/>"Path": "echo",</text:p>
      <text:p text:style-name="P1"><text:s text:c="8"/>"Args": [</text:p>
      <text:p text:style-name="P1"><text:s text:c="12"/>"Welcome to 2024"</text:p>
      <text:p text:style-name="P1"><text:s text:c="8"/>],</text:p>
      <text:p text:style-name="P1"><text:s text:c="8"/>"State": {</text:p>
      <text:p text:style-name="P1"><text:s text:c="12"/>"Status": "exited",</text:p>
      <text:p text:style-name="P1"><text:s text:c="12"/>"Running": false,</text:p>
      <text:p text:style-name="P1"><text:s text:c="12"/>"Paused": false,</text:p>
      <text:p text:style-name="P1"><text:s text:c="12"/>"Restarting": false,</text:p>
      <text:p text:style-name="P1"><text:s text:c="12"/>"OOMKilled": false,</text:p>
      <text:p text:style-name="P1"><text:s text:c="12"/>"Dead": false,</text:p>
      <text:p text:style-name="P1"><text:s text:c="12"/>"Pid": 0,</text:p>
      <text:p text:style-name="P1"><text:s text:c="12"/>"ExitCode": 0,</text:p>
      <text:p text:style-name="P1"><text:s text:c="12"/>"Error": "",</text:p>
      <text:p text:style-name="P1"><text:s text:c="12"/>"StartedAt": "2024-01-02T02:58:36.076226408Z",</text:p>
      <text:p text:style-name="P1"><text:s text:c="12"/>"FinishedAt": "2024-01-02T02:58:36.147870953Z"</text:p>
      <text:p text:style-name="P1"><text:s text:c="8"/>},</text:p>
      <text:p text:style-name="P1"><text:s text:c="8"/>"Image": "sha256:84ebff29f4a3138f716d0b62c16c9899e4ec0a40b88924a8272c2bf141511835",</text:p>
      <text:p text:style-name="P1"><text:s text:c="8"/>"ResolvConfPath": "/var/lib/docker/containers/68f94330843349087a414d75d1e86f88700acc420eed37943cfb23161d855135/resolv.conf",</text:p>
      <text:p text:style-name="P1"><text:s text:c="8"/>"HostnamePath": "/var/lib/docker/containers/68f94330843349087a414d75d1e86f88700acc420eed37943cfb23161d855135/hostname",</text:p>
      <text:p text:style-name="P1"><text:s text:c="8"/>"HostsPath": "/var/lib/docker/containers/68f94330843349087a414d75d1e86f88700acc420eed37943cfb23161d855135/hosts",</text:p>
      <text:p text:style-name="P1"><text:s text:c="8"/>"LogPath": "/var/lib/docker/containers/68f94330843349087a414d75d1e86f88700acc420eed37943cfb23161d855135/68f94330843349087a414d75d1e86f88700acc420eed37943cfb23161d855135-json.log",</text:p>
      <text:p text:style-name="P1"><text:s text:c="8"/>"Name": "/aniket",</text:p>
      <text:p text:style-name="P1"><text:s text:c="8"/>"RestartCount": 0,</text:p>
      <text:p text:style-name="P1"><text:s text:c="8"/>"Driver": "overlay2",</text:p>
      <text:p text:style-name="P1"><text:s text:c="8"/>"Platform": "linux",</text:p>
      <text:p text:style-name="P1"><text:s text:c="8"/>"MountLabel": "",</text:p>
      <text:p text:style-name="P1"><text:s text:c="8"/>"ProcessLabel": "",</text:p>
      <text:p text:style-name="P1"><text:s text:c="8"/>"AppArmorProfile": "docker-default",</text:p>
      <text:p text:style-name="P1"><text:s text:c="8"/>"ExecIDs": null,</text:p>
      <text:p text:style-name="P1"><text:s text:c="8"/>"HostConfig": {</text:p>
      <text:p text:style-name="P1"><text:s text:c="12"/>"Binds": null,</text:p>
      <text:p text:style-name="P1"><text:s text:c="12"/>"ContainerIDFile": "",</text:p>
      <text:p text:style-name="P1"><text:s text:c="12"/>"LogConfig": {</text:p>
      <text:p text:style-name="P1"><text:s text:c="16"/>"Type": "json-file",</text:p>
      <text:p text:style-name="P1"><text:s text:c="16"/>"Config": {}</text:p>
      <text:p text:style-name="P1"><text:s text:c="12"/>},</text:p>
      <text:p text:style-name="P1"><text:soft-page-break/><text:s text:c="12"/>"NetworkMode": "default",</text:p>
      <text:p text:style-name="P1"><text:s text:c="12"/>"PortBindings": {},</text:p>
      <text:p text:style-name="P1"><text:s text:c="12"/>"RestartPolicy": {</text:p>
      <text:p text:style-name="P1"><text:s text:c="16"/>"Name": "no",</text:p>
      <text:p text:style-name="P1"><text:s text:c="16"/>"MaximumRetryCount": 0</text:p>
      <text:p text:style-name="P1"><text:s text:c="12"/>},</text:p>
      <text:p text:style-name="P1"><text:s text:c="12"/>"AutoRemove": false,</text:p>
      <text:p text:style-name="P1"><text:s text:c="12"/>"VolumeDriver": "",</text:p>
      <text:p text:style-name="P1"><text:s text:c="12"/>"VolumesFrom": null,</text:p>
      <text:p text:style-name="P1"><text:s text:c="12"/>"ConsoleSize": [</text:p>
      <text:p text:style-name="P1"><text:s text:c="16"/>55,</text:p>
      <text:p text:style-name="P1"><text:s text:c="16"/>205</text:p>
      <text:p text:style-name="P1"><text:s text:c="12"/>],</text:p>
      <text:p text:style-name="P1"><text:s text:c="12"/>"CapAdd": null,</text:p>
      <text:p text:style-name="P1"><text:s text:c="12"/>"CapDrop": null,</text:p>
      <text:p text:style-name="P1"><text:s text:c="12"/>"CgroupnsMode": "host",</text:p>
      <text:p text:style-name="P1"><text:s text:c="12"/>"Dns": [],</text:p>
      <text:p text:style-name="P1"><text:s text:c="12"/>"DnsOptions": [],</text:p>
      <text:p text:style-name="P1"><text:s text:c="12"/>"DnsSearch": [],</text:p>
      <text:p text:style-name="P1"><text:s text:c="12"/>"ExtraHosts": null,</text:p>
      <text:p text:style-name="P1"><text:s text:c="12"/>"GroupAdd": null,</text:p>
      <text:p text:style-name="P1"><text:s text:c="12"/>"IpcMode": "private",</text:p>
      <text:p text:style-name="P1"><text:s text:c="12"/>"Cgroup": "",</text:p>
      <text:p text:style-name="P1"><text:s text:c="12"/>"Links": null,</text:p>
      <text:p text:style-name="P1"><text:s text:c="12"/>"OomScoreAdj": 0,</text:p>
      <text:p text:style-name="P1"><text:s text:c="12"/>"PidMode": "",</text:p>
      <text:p text:style-name="P1"><text:s text:c="12"/>"Privileged": false,</text:p>
      <text:p text:style-name="P1"><text:s text:c="12"/>"PublishAllPorts": false,</text:p>
      <text:p text:style-name="P1"><text:s text:c="12"/>"ReadonlyRootfs": false,</text:p>
      <text:p text:style-name="P1"><text:s text:c="12"/>"SecurityOpt": null,</text:p>
      <text:p text:style-name="P1"><text:s text:c="12"/>"UTSMode": "",</text:p>
      <text:p text:style-name="P1"><text:s text:c="12"/>"UsernsMode": "",</text:p>
      <text:p text:style-name="P1"><text:s text:c="12"/>"ShmSize": 67108864,</text:p>
      <text:p text:style-name="P1"><text:s text:c="12"/>"Runtime": "runc",</text:p>
      <text:p text:style-name="P1"><text:s text:c="12"/>"Isolation": "",</text:p>
      <text:p text:style-name="P1"><text:s text:c="12"/>"CpuShares": 0,</text:p>
      <text:p text:style-name="P1"><text:s text:c="12"/>"Memory": 0,</text:p>
      <text:p text:style-name="P1"><text:s text:c="12"/>"NanoCpus": 0,</text:p>
      <text:p text:style-name="P1"><text:s text:c="12"/>"CgroupParent": "",</text:p>
      <text:p text:style-name="P1"><text:s text:c="12"/>"BlkioWeight": 0,</text:p>
      <text:p text:style-name="P1"><text:s text:c="12"/>"BlkioWeightDevice": [],</text:p>
      <text:p text:style-name="P1"><text:s text:c="12"/>"BlkioDeviceReadBps": [],</text:p>
      <text:p text:style-name="P1"><text:s text:c="12"/>"BlkioDeviceWriteBps": [],</text:p>
      <text:p text:style-name="P1"><text:s text:c="12"/>"BlkioDeviceReadIOps": [],</text:p>
      <text:p text:style-name="P1"><text:s text:c="12"/>"BlkioDeviceWriteIOps": [],</text:p>
      <text:p text:style-name="P1"><text:s text:c="12"/>"CpuPeriod": 0,</text:p>
      <text:p text:style-name="P1"><text:s text:c="12"/>"CpuQuota": 0,</text:p>
      <text:p text:style-name="P1"><text:s text:c="12"/>"CpuRealtimePeriod": 0,</text:p>
      <text:p text:style-name="P1"><text:s text:c="12"/>"CpuRealtimeRuntime": 0,</text:p>
      <text:p text:style-name="P1"><text:s text:c="12"/>"CpusetCpus": "",</text:p>
      <text:p text:style-name="P1"><text:s text:c="12"/>"CpusetMems": "",</text:p>
      <text:p text:style-name="P1"><text:s text:c="12"/>"Devices": [],</text:p>
      <text:p text:style-name="P1"><text:s text:c="12"/>"DeviceCgroupRules": null,</text:p>
      <text:p text:style-name="P1"><text:s text:c="12"/>"DeviceRequests": null,</text:p>
      <text:p text:style-name="P1"><text:s text:c="12"/>"MemoryReservation": 0,</text:p>
      <text:p text:style-name="P1"><text:s text:c="12"/>"MemorySwap": 0,</text:p>
      <text:p text:style-name="P1"><text:s text:c="12"/>"MemorySwappiness": null,</text:p>
      <text:p text:style-name="P1"><text:s text:c="12"/>"OomKillDisable": false,</text:p>
      <text:p text:style-name="P1"><text:s text:c="12"/>"PidsLimit": null,</text:p>
      <text:p text:style-name="P1"><text:s text:c="12"/>"Ulimits": null,</text:p>
      <text:p text:style-name="P1"><text:s text:c="12"/>"CpuCount": 0,</text:p>
      <text:p text:style-name="P1"><text:s text:c="12"/>"CpuPercent": 0,</text:p>
      <text:p text:style-name="P1"><text:s text:c="12"/>"IOMaximumIOps": 0,</text:p>
      <text:p text:style-name="P1"><text:s text:c="12"/>"IOMaximumBandwidth": 0,</text:p>
      <text:p text:style-name="P1"><text:s text:c="12"/>"MaskedPaths": [</text:p>
      <text:p text:style-name="P1"><text:s text:c="16"/>"/proc/asound",</text:p>
      <text:p text:style-name="P1"><text:s text:c="16"/>"/proc/acpi",</text:p>
      <text:p text:style-name="P1"><text:s text:c="16"/>"/proc/kcore",</text:p>
      <text:p text:style-name="P1"><text:s text:c="16"/>"/proc/keys",</text:p>
      <text:p text:style-name="P1"><text:s text:c="16"/>"/proc/latency_stats",</text:p>
      <text:p text:style-name="P1"><text:soft-page-break/><text:s text:c="16"/>"/proc/timer_list",</text:p>
      <text:p text:style-name="P1"><text:s text:c="16"/>"/proc/timer_stats",</text:p>
      <text:p text:style-name="P1"><text:s text:c="16"/>"/proc/sched_debug",</text:p>
      <text:p text:style-name="P1"><text:s text:c="16"/>"/proc/scsi",</text:p>
      <text:p text:style-name="P1"><text:s text:c="16"/>"/sys/firmware",</text:p>
      <text:p text:style-name="P1"><text:s text:c="16"/>"/sys/devices/virtual/powercap"</text:p>
      <text:p text:style-name="P1"><text:s text:c="12"/>],</text:p>
      <text:p text:style-name="P1"><text:s text:c="12"/>"ReadonlyPaths": [</text:p>
      <text:p text:style-name="P1"><text:s text:c="16"/>"/proc/bus",</text:p>
      <text:p text:style-name="P1"><text:s text:c="16"/>"/proc/fs",</text:p>
      <text:p text:style-name="P1"><text:s text:c="16"/>"/proc/irq",</text:p>
      <text:p text:style-name="P1"><text:s text:c="16"/>"/proc/sys",</text:p>
      <text:p text:style-name="P1"><text:s text:c="16"/>"/proc/sysrq-trigger"</text:p>
      <text:p text:style-name="P1"><text:s text:c="12"/>]</text:p>
      <text:p text:style-name="P1"><text:s text:c="8"/>},</text:p>
      <text:p text:style-name="P1"><text:s text:c="8"/>"GraphDriver": {</text:p>
      <text:p text:style-name="P1"><text:s text:c="12"/>"Data": {</text:p>
      <text:p text:style-name="P1"><text:s text:c="16"/>"LowerDir": "/var/lib/docker/overlay2/ed775ee22b4e855a756349dcf3a135adbb5b988950d2e7e8df57b0318db11269-init/diff:/var/lib/docker/overlay2/431b3c1bc95207f7c7690d28452762f4e6bbb5fb4b34a316726a5385a823bc51/diff",</text:p>
      <text:p text:style-name="P1"><text:s text:c="16"/>"MergedDir": "/var/lib/docker/overlay2/ed775ee22b4e855a756349dcf3a135adbb5b988950d2e7e8df57b0318db11269/merged",</text:p>
      <text:p text:style-name="P1"><text:s text:c="16"/>"UpperDir": "/var/lib/docker/overlay2/ed775ee22b4e855a756349dcf3a135adbb5b988950d2e7e8df57b0318db11269/diff",</text:p>
      <text:p text:style-name="P1"><text:s text:c="16"/>"WorkDir": "/var/lib/docker/overlay2/ed775ee22b4e855a756349dcf3a135adbb5b988950d2e7e8df57b0318db11269/work"</text:p>
      <text:p text:style-name="P1"><text:s text:c="12"/>},</text:p>
      <text:p text:style-name="P1"><text:s text:c="12"/>"Name": "overlay2"</text:p>
      <text:p text:style-name="P1"><text:s text:c="8"/>},</text:p>
      <text:p text:style-name="P1"><text:s text:c="8"/>"Mounts": [],</text:p>
      <text:p text:style-name="P1"><text:s text:c="8"/>"Config": {</text:p>
      <text:p text:style-name="P1"><text:s text:c="12"/>"Hostname": "68f943308433",</text:p>
      <text:p text:style-name="P1"><text:s text:c="12"/>"Domainname": "",</text:p>
      <text:p text:style-name="P1"><text:s text:c="12"/>"User": "",</text:p>
      <text:p text:style-name="P1"><text:s text:c="12"/>"AttachStdin": true,</text:p>
      <text:p text:style-name="P1"><text:s text:c="12"/>"AttachStdout": true,</text:p>
      <text:p text:style-name="P1"><text:s text:c="12"/>"AttachStderr": true,</text:p>
      <text:p text:style-name="P1"><text:s text:c="12"/>"Tty": true,</text:p>
      <text:p text:style-name="P1"><text:s text:c="12"/>"OpenStdin": true,</text:p>
      <text:p text:style-name="P1"><text:s text:c="12"/>"StdinOnce": true,</text:p>
      <text:p text:style-name="P1"><text:s text:c="12"/>"Env": [</text:p>
      <text:p text:style-name="P1"><text:s text:c="16"/>"PATH=/usr/local/sbin:/usr/local/bin:/usr/sbin:/usr/bin:/sbin:/bin"</text:p>
      <text:p text:style-name="P1"><text:s text:c="12"/>],</text:p>
      <text:p text:style-name="P1"><text:s text:c="12"/>"Cmd": [</text:p>
      <text:p text:style-name="P1"><text:s text:c="16"/>"echo",</text:p>
      <text:p text:style-name="P1"><text:s text:c="16"/>"Welcome to 2024"</text:p>
      <text:p text:style-name="P1"><text:s text:c="12"/>],</text:p>
      <text:p text:style-name="P1"><text:s text:c="12"/>"Image": "hello-2024:v0",</text:p>
      <text:p text:style-name="P1"><text:s text:c="12"/>"Volumes": null,</text:p>
      <text:p text:style-name="P1"><text:s text:c="12"/>"WorkingDir": "",</text:p>
      <text:p text:style-name="P1"><text:s text:c="12"/>"Entrypoint": null,</text:p>
      <text:p text:style-name="P1"><text:s text:c="12"/>"OnBuild": null,</text:p>
      <text:p text:style-name="P1"><text:s text:c="12"/>"Labels": {</text:p>
      <text:p text:style-name="P1"><text:s text:c="16"/>"developer": "aniket.rajigare@gmail.com",</text:p>
      <text:p text:style-name="P1"><text:s text:c="16"/>"org.opencontainers.image.ref.name": "ubuntu",</text:p>
      <text:p text:style-name="P1"><text:s text:c="16"/>"org.opencontainers.image.version": "22.04"</text:p>
      <text:p text:style-name="P1"><text:s text:c="12"/>}</text:p>
      <text:p text:style-name="P1"><text:s text:c="8"/>},</text:p>
      <text:p text:style-name="P1"><text:s text:c="8"/>"NetworkSettings": {</text:p>
      <text:p text:style-name="P1"><text:s text:c="12"/>"Bridge": "",</text:p>
      <text:p text:style-name="P1"><text:s text:c="12"/>"SandboxID": "9156a8b2fcd4c8ba400607be65777ef7350379e4329d7999e97dba8571acf226",</text:p>
      <text:p text:style-name="P1"><text:s text:c="12"/>"HairpinMode": false,</text:p>
      <text:p text:style-name="P1"><text:s text:c="12"/>"LinkLocalIPv6Address": "",</text:p>
      <text:p text:style-name="P1"><text:s text:c="12"/>"LinkLocalIPv6PrefixLen": 0,</text:p>
      <text:p text:style-name="P1"><text:s text:c="12"/>"Ports": {},</text:p>
      <text:p text:style-name="P1"><text:s text:c="12"/>"SandboxKey": "/var/run/docker/netns/9156a8b2fcd4",</text:p>
      <text:p text:style-name="P1"><text:s text:c="12"/>"SecondaryIPAddresses": null,</text:p>
      <text:p text:style-name="P1"><text:s text:c="12"/>"SecondaryIPv6Addresses": null,</text:p>
      <text:p text:style-name="P1"><text:s text:c="12"/>"EndpointID": "",</text:p>
      <text:p text:style-name="P1"><text:s text:c="12"/>"Gateway": "",</text:p>
      <text:p text:style-name="P1"><text:s text:c="12"/>"GlobalIPv6Address": "",</text:p>
      <text:p text:style-name="P1"><text:s text:c="12"/>"GlobalIPv6PrefixLen": 0,</text:p>
      <text:p text:style-name="P1"><text:s text:c="12"/>"IPAddress": "",</text:p>
      <text:p text:style-name="P1"><text:soft-page-break/><text:s text:c="12"/>"IPPrefixLen": 0,</text:p>
      <text:p text:style-name="P1"><text:s text:c="12"/>"IPv6Gateway": "",</text:p>
      <text:p text:style-name="P1"><text:s text:c="12"/>"MacAddress": "",</text:p>
      <text:p text:style-name="P1"><text:s text:c="12"/>"Networks": {</text:p>
      <text:p text:style-name="P1"><text:s text:c="16"/>"bridge": {</text:p>
      <text:p text:style-name="P1"><text:s text:c="20"/>"IPAMConfig": null,</text:p>
      <text:p text:style-name="P1"><text:s text:c="20"/>"Links": null,</text:p>
      <text:p text:style-name="P1"><text:s text:c="20"/>"Aliases": null,</text:p>
      <text:p text:style-name="P1"><text:s text:c="20"/>"NetworkID": "9044a1ea7b61185871b14bbd8e5f831a45c7684fe9c5199b60cd3732e518c25e",</text:p>
      <text:p text:style-name="P1"><text:s text:c="20"/>"EndpointID": "",</text:p>
      <text:p text:style-name="P1"><text:s text:c="20"/>"Gateway": "",</text:p>
      <text:p text:style-name="P1"><text:s text:c="20"/>"IPAddress": "",</text:p>
      <text:p text:style-name="P1"><text:s text:c="20"/>"IPPrefixLen": 0,</text:p>
      <text:p text:style-name="P1"><text:s text:c="20"/>"IPv6Gateway": "",</text:p>
      <text:p text:style-name="P1"><text:s text:c="20"/>"GlobalIPv6Address": "",</text:p>
      <text:p text:style-name="P1"><text:s text:c="20"/>"GlobalIPv6PrefixLen": 0,</text:p>
      <text:p text:style-name="P1"><text:s text:c="20"/>"MacAddress": "",</text:p>
      <text:p text:style-name="P1"><text:s text:c="20"/>"DriverOpts": null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]</text:p>
      <text:p text:style-name="P1">nandan@cdac:~/CLOUD_COMPUTING/DOCKERtemp$ cd ..</text:p>
      <text:p text:style-name="P1">nandan@cdac:~/CLOUD_COMPUTING$ ls</text:p>
      <text:p text:style-name="P1">ardino_config.py <text:s text:c="21"/>mqtt_publish_practice.py</text:p>
      <text:p text:style-name="P1">AWS <text:s text:c="34"/>mqtt_publish.py</text:p>
      <text:p text:style-name="P1">broker_config.py <text:s text:c="21"/>mqtt_subscriber_ardino.py</text:p>
      <text:p text:style-name="P1">broker_details.py <text:s text:c="20"/>mqtt_subscriber.py</text:p>
      <text:p text:style-name="P1">create_database.py <text:s text:c="19"/>nistspecialpublication800-145.pdf</text:p>
      <text:p text:style-name="P1">DESD-March-2023-20231218T065543Z-001 <text:s/>__pycache__</text:p>
      <text:p text:style-name="P1">DOCKER <text:s text:c="31"/>sql_arduino.py</text:p>
      <text:p text:style-name="P1">DOCKERbashscript <text:s text:c="21"/>sql_connect_edge.py</text:p>
      <text:p text:style-name="P1">DOCKERtemp</text:p>
      <text:p text:style-name="P1">nandan@cdac:~/CLOUD_COMPUTING$ sudo docker build -t bash_script</text:p>
      <text:p text:style-name="P1">[sudo] password for nandan: </text:p>
      <text:p text:style-name="P1">ERROR: "docker buildx build" requires exactly 1 argument.</text:p>
      <text:p text:style-name="P1">See 'docker buildx build --help'.</text:p>
      <text:p text:style-name="P1"/>
      <text:p text:style-name="P1">Usage: <text:s/>docker buildx build [OPTIONS] PATH | URL | -</text:p>
      <text:p text:style-name="P1"/>
      <text:p text:style-name="P1">Start a build</text:p>
      <text:p text:style-name="P1">nandan@cdac:~/CLOUD_COMPUTING$ sudo docker build -t bash_script .</text:p>
      <text:p text:style-name="P1">[+] Building 2.8s (2/2) FINISHED <text:s text:c="31"/>docker:default</text:p>
      <text:p text:style-name="P1"><text:s/>=&gt; [internal] load build definition from Dockerfile <text:s text:c="21"/>2.0s</text:p>
      <text:p text:style-name="P1"><text:s/>=&gt; =&gt; transferring dockerfile: 2B <text:s text:c="39"/>0.0s</text:p>
      <text:p text:style-name="P1"><text:s/>=&gt; [internal] load .dockerignore <text:s text:c="40"/>1.6s</text:p>
      <text:p text:style-name="P1"><text:s/>=&gt; =&gt; transferring context: 2B <text:s text:c="42"/>0.0s</text:p>
      <text:p text:style-name="P1">ERROR: failed to solve: failed to read dockerfile: open /var/lib/docker/tmp/buildkit-mount1833763189/Dockerfile: no such file or directory</text:p>
      <text:p text:style-name="P1">nandan@cdac:~/CLOUD_COMPUTING$ cd </text:p>
      <text:p text:style-name="P1">AWS/ <text:s text:c="33"/>DOCKERbashscript/</text:p>
      <text:p text:style-name="P1">DESD-March-2023-20231218T065543Z-001/ DOCKERtemp/</text:p>
      <text:p text:style-name="P1">DOCKER/ <text:s text:c="30"/>__pycache__/</text:p>
      <text:p text:style-name="P1">nandan@cdac:~/CLOUD_COMPUTING$ cd DOCKERbashscript/</text:p>
      <text:p text:style-name="P1">nandan@cdac:~/CLOUD_COMPUTING/DOCKERbashscript$ sudo docker build -t bash_script .</text:p>
      <text:p text:style-name="P1">[+] Building 10.9s (9/9) FINISHED <text:s text:c="30"/>docker:default</text:p>
      <text:p text:style-name="P1"><text:s/>=&gt; [internal] load build definition from Dockerfile <text:s text:c="21"/>1.6s</text:p>
      <text:p text:style-name="P1"><text:s/>=&gt; =&gt; transferring dockerfile: 208B <text:s text:c="37"/>0.0s</text:p>
      <text:p text:style-name="P1"><text:s/>=&gt; [internal] load .dockerignore <text:s text:c="40"/>1.1s</text:p>
      <text:p text:style-name="P1"><text:s/>=&gt; =&gt; transferring context: 2B <text:s text:c="42"/>0.0s</text:p>
      <text:p text:style-name="P1"><text:s/>=&gt; [internal] load metadata for docker.io/library/ubuntu:22.04 <text:s text:c="10"/>0.0s</text:p>
      <text:p text:style-name="P1"><text:s/>=&gt; CACHED [1/4] FROM docker.io/library/ubuntu:22.04 <text:s text:c="21"/>0.0s</text:p>
      <text:p text:style-name="P1"><text:s/>=&gt; [internal] load build context <text:s text:c="40"/>1.7s</text:p>
      <text:p text:style-name="P1"><text:s/>=&gt; =&gt; transferring context: 65B <text:s text:c="41"/>0.0s</text:p>
      <text:p text:style-name="P1"><text:s/>=&gt; [2/4] WORKDIR /myapp <text:s text:c="49"/>2.3s</text:p>
      <text:p text:style-name="P1"><text:s/>=&gt; [3/4] COPY hello_world.sh /myapp/ <text:s text:c="36"/>1.4s</text:p>
      <text:p text:style-name="P1"><text:s/>=&gt; [4/4] RUN chmod "700" "/myapp/hello_world.sh" <text:s text:c="24"/>2.6s</text:p>
      <text:p text:style-name="P1"><text:s/>=&gt; exporting to image <text:s text:c="51"/>1.7s</text:p>
      <text:p text:style-name="P1"><text:s/>=&gt; =&gt; exporting layers <text:s text:c="50"/>1.6s</text:p>
      <text:p text:style-name="P1"><text:soft-page-break/><text:s/>=&gt; =&gt; writing image sha256:74604401a21864feeda8a6343007d6a70d787b1757b8 <text:s/>0.0s</text:p>
      <text:p text:style-name="P1"><text:s/>=&gt; =&gt; naming to docker.io/library/bash_script <text:s text:c="27"/>0.1s</text:p>
      <text:p text:style-name="P1">nandan@cdac:~/CLOUD_COMPUTING/DOCKERbashscript$ sudo docker run -it bash_ani</text:p>
      <text:p text:style-name="P1">Unable to find image 'bash_ani:latest' locally</text:p>
      <text:p text:style-name="P1">^C</text:p>
      <text:p text:style-name="P1">nandan@cdac:~/CLOUD_COMPUTING/DOCKERbashscript$ sudo docker run -it --name bash_ani bash_script</text:p>
      <text:p text:style-name="P1">docker: Error response from daemon: failed to create task for container: failed to create shim task: OCI runtime create failed: runc create failed: unable to start container process: exec: "myapp/hello_world.sh": stat myapp/hello_world.sh: no such file or directory: unknown.</text:p>
      <text:p text:style-name="P1">ERRO[0003] error waiting for container: <text:s text:c="16"/></text:p>
      <text:p text:style-name="P1">nandan@cdac:~/CLOUD_COMPUTING/DOCKERbashscript$ sudo docker build -t bash_script .</text:p>
      <text:p text:style-name="P1">[+] Building 8.3s (9/9) FINISHED <text:s text:c="157"/>docker:default</text:p>
      <text:p text:style-name="P1"><text:s/>=&gt; [internal] load build definition from Dockerfile <text:s text:c="147"/>0.5s</text:p>
      <text:p text:style-name="P1"><text:s/>=&gt; =&gt; transferring dockerfile: 208B <text:s text:c="163"/>0.0s</text:p>
      <text:p text:style-name="P1"><text:s/>=&gt; [internal] load .dockerignore <text:s text:c="166"/>1.0s</text:p>
      <text:p text:style-name="P1"><text:s/>=&gt; =&gt; transferring context: 2B <text:s text:c="168"/>0.0s</text:p>
      <text:p text:style-name="P1"><text:s/>=&gt; [internal] load metadata for docker.io/library/ubuntu:22.04 <text:s text:c="136"/>0.0s</text:p>
      <text:p text:style-name="P1"><text:s/>=&gt; [1/4] FROM docker.io/library/ubuntu:22.04 <text:s text:c="154"/>0.0s</text:p>
      <text:p text:style-name="P1"><text:s/>=&gt; [internal] load build context <text:s text:c="166"/>0.3s</text:p>
      <text:p text:style-name="P1"><text:s/>=&gt; =&gt; transferring context: 77B <text:s text:c="167"/>0.0s</text:p>
      <text:p text:style-name="P1"><text:s/>=&gt; CACHED [2/4] WORKDIR /myapp <text:s text:c="168"/>0.0s</text:p>
      <text:p text:style-name="P1"><text:s/>=&gt; [3/4] COPY hello_world.sh /myapp/ <text:s text:c="162"/>1.4s</text:p>
      <text:p text:style-name="P1"><text:s/>=&gt; [4/4] RUN chmod "700" "/myapp/hello_world.sh" <text:s text:c="150"/>2.9s</text:p>
      <text:p text:style-name="P1"><text:s/>=&gt; exporting to image <text:s text:c="177"/>1.3s</text:p>
      <text:p text:style-name="P1"><text:s/>=&gt; =&gt; exporting layers <text:s text:c="176"/>1.2s</text:p>
      <text:p text:style-name="P1"><text:s/>=&gt; =&gt; writing image sha256:6f7f51d0cbe49d5bb163b4b65d1cadc0fc87a08fd4157064328836c03725ddf3 <text:s text:c="107"/>0.0s</text:p>
      <text:p text:style-name="P1"><text:s/>=&gt; =&gt; naming to docker.io/library/bash_script <text:s text:c="153"/>0.1s</text:p>
      <text:p text:style-name="P1">nandan@cdac:~/CLOUD_COMPUTING/DOCKERbashscript$ sudo docker run -it --name bash_ani bash_script</text:p>
      <text:p text:style-name="P1">docker: Error response from daemon: Conflict. The container name "/bash_ani" is already in use by container "2bb9ce5d4422cdee2892f919316c9524d314ff8ceab59ceff0d2d3e94a212e36". You have to remove (or rename) that container to be able to reuse that name.</text:p>
      <text:p text:style-name="P1">See 'docker run --help'.</text:p>
      <text:p text:style-name="P1">nandan@cdac:~/CLOUD_COMPUTING/DOCKERbashscript$ sudo docker run -it bash_script</text:p>
      <text:p text:style-name="P1">docker: Error response from daemon: failed to create task for container: failed to create shim task: OCI runtime create failed: runc create failed: unable to start container process: exec: "myapp/hello_world.sh": stat myapp/hello_world.sh: no such file or directory: unknown.</text:p>
      <text:p text:style-name="P1">ERRO[0003] error waiting for container: <text:s text:c="16"/></text:p>
      <text:p text:style-name="P1">nandan@cdac:~/CLOUD_COMPUTING/DOCKERbashscript$ sudo docker run -it bash_script bash</text:p>
      <text:p text:style-name="P1">docker: Error response from daemon: failed to create task for container: failed to create shim task: OCI runtime create failed: runc create failed: unable to start container process: exec: "myapp/hello_world.sh": stat myapp/hello_world.sh: no such file or directory: unknown.</text:p>
      <text:p text:style-name="P1">ERRO[0003] error waiting for container: <text:s text:c="16"/></text:p>
      <text:p text:style-name="P1">nandan@cdac:~/CLOUD_COMPUTING/DOCKERbashscript$ sudo docker images</text:p>
      <text:p text:style-name="P1">REPOSITORY <text:s text:c="3"/>TAG <text:s text:c="6"/>IMAGE ID <text:s text:c="6"/>CREATED <text:s text:c="12"/>SIZE</text:p>
      <text:p text:style-name="P1">bash_script <text:s text:c="2"/>latest <text:s text:c="3"/>6f7f51d0cbe4 <text:s text:c="2"/>51 seconds ago <text:s text:c="5"/>77.9MB</text:p>
      <text:p text:style-name="P1">&lt;none&gt; <text:s text:c="7"/>&lt;none&gt; <text:s text:c="3"/>74604401a218 <text:s text:c="2"/>2 minutes ago <text:s text:c="6"/>77.9MB</text:p>
      <text:p text:style-name="P1">&lt;none&gt; <text:s text:c="7"/>&lt;none&gt; <text:s text:c="3"/>bc5a3741e5f0 <text:s text:c="2"/>About an hour ago <text:s text:c="2"/>125MB</text:p>
      <text:p text:style-name="P1">&lt;none&gt; <text:s text:c="7"/>&lt;none&gt; <text:s text:c="3"/>2b45a0433e85 <text:s text:c="2"/>2 hours ago <text:s text:c="8"/>125MB</text:p>
      <text:p text:style-name="P1">&lt;none&gt; <text:s text:c="7"/>&lt;none&gt; <text:s text:c="3"/>a6bc379be97a <text:s text:c="2"/>2 hours ago <text:s text:c="8"/>125MB</text:p>
      <text:p text:style-name="P1">update-ubu <text:s text:c="3"/>latest <text:s text:c="3"/>1db812789946 <text:s text:c="2"/>2 hours ago <text:s text:c="8"/>125MB</text:p>
      <text:p text:style-name="P1">&lt;none&gt; <text:s text:c="7"/>&lt;none&gt; <text:s text:c="3"/>f635f2dfb565 <text:s text:c="2"/>2 hours ago <text:s text:c="8"/>125MB</text:p>
      <text:p text:style-name="P1">&lt;none&gt; <text:s text:c="7"/>&lt;none&gt; <text:s text:c="3"/>eb39171438c9 <text:s text:c="2"/>2 hours ago <text:s text:c="8"/>125MB</text:p>
      <text:p text:style-name="P1">hello-2024 <text:s text:c="3"/>v0 <text:s text:c="7"/>84ebff29f4a3 <text:s text:c="2"/>2 weeks ago <text:s text:c="8"/>77.9MB</text:p>
      <text:p text:style-name="P1">ubuntu <text:s text:c="7"/>22.04 <text:s text:c="4"/>174c8c134b2a <text:s text:c="2"/>2 weeks ago <text:s text:c="8"/>77.9MB</text:p>
      <text:p text:style-name="P1"><text:soft-page-break/>ubuntu <text:s text:c="7"/>latest <text:s text:c="3"/>174c8c134b2a <text:s text:c="2"/>2 weeks ago <text:s text:c="8"/>77.9MB</text:p>
      <text:p text:style-name="P1">hello-world <text:s text:c="2"/>latest <text:s text:c="3"/>d2c94e258dcb <text:s text:c="2"/>8 months ago <text:s text:c="7"/>13.3kB</text:p>
      <text:p text:style-name="P1">nandan@cdac:~/CLOUD_COMPUTING/DOCKERbashscript$ sudo docker run hello-2024 bash</text:p>
      <text:p text:style-name="P1">Unable to find image 'hello-2024:latest' locally</text:p>
      <text:p text:style-name="P1">^C</text:p>
      <text:p text:style-name="P1">nandan@cdac:~/CLOUD_COMPUTING/DOCKERbashscript$ sudo docker run hello-2024:v0 bash</text:p>
      <text:p text:style-name="P1">nandan@cdac:~/CLOUD_COMPUTING/DOCKERbashscript$ sudo docker run ubuntu bash</text:p>
      <text:p text:style-name="P1">nandan@cdac:~/CLOUD_COMPUTING/DOCKERbashscript$ sudo docker run -it ubuntu bash</text:p>
      <text:p text:style-name="P1">root@9c768bf386e0:/# ls</text:p>
      <text:p text:style-name="P1">bin <text:s/>boot <text:s/>dev <text:s/>etc <text:s/>home <text:s/>lib <text:s/>lib32 <text:s/>lib64 <text:s/>libx32 <text:s/>media <text:s/>mnt <text:s/>opt <text:s/>proc <text:s/>root <text:s/>run <text:s/>sbin <text:s/>srv <text:s/>sys <text:s/>tmp <text:s/>usr <text:s/>var</text:p>
      <text:p text:style-name="P1">root@9c768bf386e0:/# </text:p>
      <text:p text:style-name="P1">exit</text:p>
      <text:p text:style-name="P1">nandan@cdac:~/CLOUD_COMPUTING/DOCKERbashscript$ sudo docker build -t bash_script .</text:p>
      <text:p text:style-name="P1">[+] Building 7.4s (8/8) FINISHED <text:s text:c="157"/>docker:default</text:p>
      <text:p text:style-name="P1"><text:s/>=&gt; [internal] load .dockerignore <text:s text:c="166"/>0.4s</text:p>
      <text:p text:style-name="P1"><text:s/>=&gt; =&gt; transferring context: 2B <text:s text:c="168"/>0.0s</text:p>
      <text:p text:style-name="P1"><text:s/>=&gt; [internal] load build definition from Dockerfile <text:s text:c="147"/>0.6s</text:p>
      <text:p text:style-name="P1"><text:s/>=&gt; =&gt; transferring dockerfile: 185B <text:s text:c="163"/>0.0s</text:p>
      <text:p text:style-name="P1"><text:s/>=&gt; [internal] load metadata for docker.io/library/ubuntu:22.04 <text:s text:c="136"/>0.0s</text:p>
      <text:p text:style-name="P1"><text:s/>=&gt; [internal] load build context <text:s text:c="166"/>0.4s</text:p>
      <text:p text:style-name="P1"><text:s/>=&gt; =&gt; transferring context: 35B <text:s text:c="167"/>0.0s</text:p>
      <text:p text:style-name="P1"><text:s/>=&gt; CACHED [1/4] FROM docker.io/library/ubuntu:22.04 <text:s text:c="147"/>0.0s</text:p>
      <text:p text:style-name="P1"><text:s/>=&gt; [2/4] COPY hello_world.sh / <text:s text:c="168"/>1.2s</text:p>
      <text:p text:style-name="P1"><text:s/>=&gt; [3/4] RUN chmod "700" "/hello_world.sh" <text:s text:c="156"/>2.5s</text:p>
      <text:p text:style-name="P1"><text:s/>=&gt; exporting to image <text:s text:c="177"/>1.4s</text:p>
      <text:p text:style-name="P1"><text:s/>=&gt; =&gt; exporting layers <text:s text:c="176"/>1.2s</text:p>
      <text:p text:style-name="P1"><text:s/>=&gt; =&gt; writing image sha256:49165be7d03d44b6476d2a17506e62338e59196eb59d2671386568e2da18bdbe <text:s text:c="107"/>0.1s</text:p>
      <text:p text:style-name="P1"><text:s/>=&gt; =&gt; naming to docker.io/library/bash_script <text:s text:c="153"/>0.1s</text:p>
      <text:p text:style-name="P1">nandan@cdac:~/CLOUD_COMPUTING/DOCKERbashscript$ sudo docker run -it bash_script </text:p>
      <text:p text:style-name="P1">docker: Error response from daemon: failed to create task for container: failed to create shim task: OCI runtime create failed: runc create failed: unable to start container process: exec: "hello_world.sh": executable file not found in $PATH: unknown.</text:p>
      <text:p text:style-name="P1">ERRO[0003] error waiting for container: <text:s text:c="16"/></text:p>
      <text:p text:style-name="P1">nandan@cdac:~/CLOUD_COMPUTING/DOCKERbashscript$ sudo docker build -t bash_script .</text:p>
      <text:p text:style-name="P1">[+] Building 4.3s (7/7) FINISHED <text:s text:c="157"/>docker:default</text:p>
      <text:p text:style-name="P1"><text:s/>=&gt; [internal] load .dockerignore <text:s text:c="166"/>0.4s</text:p>
      <text:p text:style-name="P1"><text:s/>=&gt; =&gt; transferring context: 2B <text:s text:c="168"/>0.0s</text:p>
      <text:p text:style-name="P1"><text:s/>=&gt; [internal] load build definition from Dockerfile <text:s text:c="147"/>0.7s</text:p>
      <text:p text:style-name="P1"><text:s/>=&gt; =&gt; transferring dockerfile: 183B <text:s text:c="163"/>0.0s</text:p>
      <text:p text:style-name="P1"><text:s/>=&gt; [internal] load metadata for docker.io/library/ubuntu:22.04 <text:s text:c="136"/>0.0s</text:p>
      <text:p text:style-name="P1"><text:s/>=&gt; [internal] load build context <text:s text:c="166"/>0.3s</text:p>
      <text:p text:style-name="P1"><text:s/>=&gt; =&gt; transferring context: 35B <text:s text:c="167"/>0.0s</text:p>
      <text:p text:style-name="P1"><text:s/>=&gt; [1/4] FROM docker.io/library/ubuntu:22.04 <text:s text:c="154"/>0.0s</text:p>
      <text:p text:style-name="P1"><text:s/>=&gt; CACHED [2/4] COPY hello_world.sh / <text:s text:c="161"/>0.0s</text:p>
      <text:p text:style-name="P1"><text:s/>=&gt; ERROR [3/4] RUN chmod "700 /hello_world.sh" <text:s text:c="152"/>2.3s</text:p>
      <text:p text:style-name="P1"><text:soft-page-break/>------ <text:s text:c="198"/></text:p>
      <text:p text:style-name="P1"><text:s/>&gt; [3/4] RUN chmod "700 /hello_world.sh": <text:s text:c="163"/></text:p>
      <text:p text:style-name="P1">1.221 chmod: missing operand after '700 /hello_world.sh'</text:p>
      <text:p text:style-name="P1">1.221 Try 'chmod --help' for more information.</text:p>
      <text:p text:style-name="P1">------</text:p>
      <text:p text:style-name="P1">Dockerfile:5</text:p>
      <text:p text:style-name="P1">--------------------</text:p>
      <text:p text:style-name="P1"><text:s text:c="3"/>3 | <text:s text:c="4"/>WORKDIR /</text:p>
      <text:p text:style-name="P1"><text:s text:c="3"/>4 | <text:s text:c="4"/>COPY hello_world.sh /</text:p>
      <text:p text:style-name="P1"><text:s text:c="3"/>5 | &gt;&gt;&gt; RUN chmod "700 /hello_world.sh"</text:p>
      <text:p text:style-name="P1"><text:s text:c="3"/>6 | <text:s text:c="4"/>ENTRYPOINT [ "hello_world.sh" ]</text:p>
      <text:p text:style-name="P1">--------------------</text:p>
      <text:p text:style-name="P1">ERROR: failed to solve: process "/bin/sh -c chmod \"700 /hello_world.sh\"" did not complete successfully: exit code: 1</text:p>
      <text:p text:style-name="P1">nandan@cdac:~/CLOUD_COMPUTING/DOCKERbashscript$ sudo docker build -t bash_script .</text:p>
      <text:p text:style-name="P1">[+] Building 2.0s (8/8) FINISHED <text:s text:c="157"/>docker:default</text:p>
      <text:p text:style-name="P1"><text:s/>=&gt; [internal] load .dockerignore <text:s text:c="166"/>0.4s</text:p>
      <text:p text:style-name="P1"><text:s/>=&gt; =&gt; transferring context: 2B <text:s text:c="168"/>0.0s</text:p>
      <text:p text:style-name="P1"><text:s/>=&gt; [internal] load build definition from Dockerfile <text:s text:c="147"/>0.6s</text:p>
      <text:p text:style-name="P1"><text:s/>=&gt; =&gt; transferring dockerfile: 185B <text:s text:c="163"/>0.0s</text:p>
      <text:p text:style-name="P1"><text:s/>=&gt; [internal] load metadata for docker.io/library/ubuntu:22.04 <text:s text:c="136"/>0.0s</text:p>
      <text:p text:style-name="P1"><text:s/>=&gt; [internal] load build context <text:s text:c="166"/>0.3s</text:p>
      <text:p text:style-name="P1"><text:s/>=&gt; =&gt; transferring context: 35B <text:s text:c="167"/>0.0s</text:p>
      <text:p text:style-name="P1"><text:s/>=&gt; [1/4] FROM docker.io/library/ubuntu:22.04 <text:s text:c="154"/>0.0s</text:p>
      <text:p text:style-name="P1"><text:s/>=&gt; CACHED [2/4] COPY hello_world.sh / <text:s text:c="161"/>0.0s</text:p>
      <text:p text:style-name="P1"><text:s/>=&gt; CACHED [3/4] RUN chmod "700" "/hello_world.sh" <text:s text:c="149"/>0.0s</text:p>
      <text:p text:style-name="P1"><text:s/>=&gt; exporting to image <text:s text:c="177"/>0.1s</text:p>
      <text:p text:style-name="P1"><text:s/>=&gt; =&gt; exporting layers <text:s text:c="176"/>0.0s</text:p>
      <text:p text:style-name="P1"><text:s/>=&gt; =&gt; writing image sha256:49165be7d03d44b6476d2a17506e62338e59196eb59d2671386568e2da18bdbe <text:s text:c="107"/>0.0s</text:p>
      <text:p text:style-name="P1"><text:s/>=&gt; =&gt; naming to docker.io/library/bash_script <text:s text:c="153"/>0.0s</text:p>
      <text:p text:style-name="P1">nandan@cdac:~/CLOUD_COMPUTING/DOCKERbashscript$ sudo docker build -t bash_script .</text:p>
      <text:p text:style-name="P1">[+] Building 2.1s (8/8) FINISHED <text:s text:c="157"/>docker:default</text:p>
      <text:p text:style-name="P1"><text:s/>=&gt; [internal] load .dockerignore <text:s text:c="166"/>0.5s</text:p>
      <text:p text:style-name="P1"><text:s/>=&gt; =&gt; transferring context: 2B <text:s text:c="168"/>0.0s</text:p>
      <text:p text:style-name="P1"><text:s/>=&gt; [internal] load build definition from Dockerfile <text:s text:c="147"/>0.6s</text:p>
      <text:p text:style-name="P1"><text:s/>=&gt; =&gt; transferring dockerfile: 186B <text:s text:c="163"/>0.0s</text:p>
      <text:p text:style-name="P1"><text:s/>=&gt; [internal] load metadata for docker.io/library/ubuntu:22.04 <text:s text:c="136"/>0.0s</text:p>
      <text:p text:style-name="P1"><text:s/>=&gt; [internal] load build context <text:s text:c="166"/>0.3s</text:p>
      <text:p text:style-name="P1"><text:s/>=&gt; =&gt; transferring context: 35B <text:s text:c="167"/>0.0s</text:p>
      <text:p text:style-name="P1"><text:s/>=&gt; [1/4] FROM docker.io/library/ubuntu:22.04 <text:s text:c="154"/>0.0s</text:p>
      <text:p text:style-name="P1"><text:s/>=&gt; CACHED [2/4] COPY hello_world.sh / <text:s text:c="161"/>0.0s</text:p>
      <text:p text:style-name="P1"><text:s/>=&gt; CACHED [3/4] RUN chmod "700" "/hello_world.sh" <text:s text:c="149"/>0.0s</text:p>
      <text:p text:style-name="P1"><text:s/>=&gt; exporting to image <text:s text:c="177"/>0.1s</text:p>
      <text:p text:style-name="P1"><text:soft-page-break/><text:s/>=&gt; =&gt; exporting layers <text:s text:c="176"/>0.0s</text:p>
      <text:p text:style-name="P1"><text:s/>=&gt; =&gt; writing image sha256:503afb6aee8ab2a56a4b895daff5280afede49e20fcc0b8c9e281be6d9abe926 <text:s text:c="107"/>0.0s</text:p>
      <text:p text:style-name="P1"><text:s/>=&gt; =&gt; naming to docker.io/library/bash_script <text:s text:c="153"/>0.1s</text:p>
      <text:p text:style-name="P1">nandan@cdac:~/CLOUD_COMPUTING/DOCKERbashscript$ sudo docker run -it bash_script </text:p>
      <text:p text:style-name="P1">Hello from Aniket</text:p>
      <text:p text:style-name="P1">nandan@cdac:~/CLOUD_COMPUTING/DOCKERbashscript$ sudo docker build -t bash_script .</text:p>
      <text:p text:style-name="P1">[+] Building 6.0s (7/7) FINISHED <text:s text:c="157"/>docker:default</text:p>
      <text:p text:style-name="P1"><text:s/>=&gt; [internal] load .dockerignore <text:s text:c="166"/>0.4s</text:p>
      <text:p text:style-name="P1"><text:s/>=&gt; =&gt; transferring context: 2B <text:s text:c="168"/>0.0s</text:p>
      <text:p text:style-name="P1"><text:s/>=&gt; [internal] load build definition from Dockerfile <text:s text:c="147"/>0.6s</text:p>
      <text:p text:style-name="P1"><text:s/>=&gt; =&gt; transferring dockerfile: 181B <text:s text:c="163"/>0.0s</text:p>
      <text:p text:style-name="P1"><text:s/>=&gt; [internal] load metadata for docker.io/library/ubuntu:22.04 <text:s text:c="136"/>0.0s</text:p>
      <text:p text:style-name="P1"><text:s/>=&gt; [internal] load build context <text:s text:c="166"/>0.4s</text:p>
      <text:p text:style-name="P1"><text:s/>=&gt; =&gt; transferring context: 58B <text:s text:c="167"/>0.0s</text:p>
      <text:p text:style-name="P1"><text:s/>=&gt; CACHED [1/4] FROM docker.io/library/ubuntu:22.04 <text:s text:c="147"/>0.0s</text:p>
      <text:p text:style-name="P1"><text:s/>=&gt; [2/4] COPY helloworld.py / <text:s text:c="169"/>1.1s</text:p>
      <text:p text:style-name="P1"><text:s/>=&gt; ERROR [3/4] RUN "python3" "/helloworld.py" <text:s text:c="153"/>2.6s</text:p>
      <text:p text:style-name="P1">------ <text:s text:c="198"/></text:p>
      <text:p text:style-name="P1"><text:s/>&gt; [3/4] RUN "python3" "/helloworld.py":</text:p>
      <text:p text:style-name="P1">1.590 /bin/sh: 1: python3: not found</text:p>
      <text:p text:style-name="P1">------</text:p>
      <text:p text:style-name="P1">Dockerfile:5</text:p>
      <text:p text:style-name="P1">--------------------</text:p>
      <text:p text:style-name="P1"><text:s text:c="3"/>3 | <text:s text:c="4"/>WORKDIR /</text:p>
      <text:p text:style-name="P1"><text:s text:c="3"/>4 | <text:s text:c="4"/>COPY helloworld.py /</text:p>
      <text:p text:style-name="P1"><text:s text:c="3"/>5 | &gt;&gt;&gt; RUN "python3" "/helloworld.py"</text:p>
      <text:p text:style-name="P1"><text:s text:c="3"/>6 | <text:s text:c="4"/>ENTRYPOINT [ "/helloworld.py" ]</text:p>
      <text:p text:style-name="P1">--------------------</text:p>
      <text:p text:style-name="P1">ERROR: failed to solve: process "/bin/sh -c \"python3\" \"/helloworld.py\"" did not complete successfully: exit code: 127</text:p>
      <text:p text:style-name="P1">nandan@cdac:~/CLOUD_COMPUTING/DOCKERbashscript$ sudo docker build -t bash_script .</text:p>
      <text:p text:style-name="P1">[+] Building 4.2s (7/7) FINISHED <text:s text:c="157"/>docker:default</text:p>
      <text:p text:style-name="P1"><text:s/>=&gt; [internal] load .dockerignore <text:s text:c="166"/>0.3s</text:p>
      <text:p text:style-name="P1"><text:s/>=&gt; =&gt; transferring context: 2B <text:s text:c="168"/>0.0s</text:p>
      <text:p text:style-name="P1"><text:s/>=&gt; [internal] load build definition from Dockerfile <text:s text:c="147"/>0.8s</text:p>
      <text:p text:style-name="P1"><text:s/>=&gt; =&gt; transferring dockerfile: 179B <text:s text:c="163"/>0.0s</text:p>
      <text:p text:style-name="P1"><text:s/>=&gt; [internal] load metadata for docker.io/library/ubuntu:22.04 <text:s text:c="136"/>0.0s</text:p>
      <text:p text:style-name="P1"><text:s/>=&gt; [internal] load build context <text:s text:c="166"/>0.3s</text:p>
      <text:p text:style-name="P1"><text:s/>=&gt; =&gt; transferring context: 34B <text:s text:c="167"/>0.0s</text:p>
      <text:p text:style-name="P1"><text:s/>=&gt; [1/4] FROM docker.io/library/ubuntu:22.04 <text:s text:c="154"/>0.0s</text:p>
      <text:p text:style-name="P1"><text:s/>=&gt; CACHED [2/4] COPY helloworld.py / <text:s text:c="162"/>0.0s</text:p>
      <text:p text:style-name="P1"><text:s/>=&gt; ERROR [3/4] RUN "python3 /helloworld.py" <text:s text:c="155"/>2.1s</text:p>
      <text:p text:style-name="P1">------ <text:s text:c="198"/></text:p>
      <text:p text:style-name="P1"><text:s/>&gt; [3/4] RUN "python3 /helloworld.py":</text:p>
      <text:p text:style-name="P1">1.127 /bin/sh: 1: python3 /helloworld.py: not found</text:p>
      <text:p text:style-name="P1">------</text:p>
      <text:p text:style-name="P1"><text:soft-page-break/>Dockerfile:5</text:p>
      <text:p text:style-name="P1">--------------------</text:p>
      <text:p text:style-name="P1"><text:s text:c="3"/>3 | <text:s text:c="4"/>WORKDIR /</text:p>
      <text:p text:style-name="P1"><text:s text:c="3"/>4 | <text:s text:c="4"/>COPY helloworld.py /</text:p>
      <text:p text:style-name="P1"><text:s text:c="3"/>5 | &gt;&gt;&gt; RUN "python3 /helloworld.py"</text:p>
      <text:p text:style-name="P1"><text:s text:c="3"/>6 | <text:s text:c="4"/>ENTRYPOINT [ "/helloworld.py" ]</text:p>
      <text:p text:style-name="P1">--------------------</text:p>
      <text:p text:style-name="P1">ERROR: failed to solve: process "/bin/sh -c \"python3 /helloworld.py\"" did not complete successfully: exit code: 127</text:p>
      <text:p text:style-name="P1">nandan@cdac:~/CLOUD_COMPUTING/DOCKERbashscript$ sudo docker build -t bash_script .</text:p>
      <text:p text:style-name="P1">[+] Building 4.4s (7/7) FINISHED <text:s text:c="157"/>docker:default</text:p>
      <text:p text:style-name="P1"><text:s/>=&gt; [internal] load .dockerignore <text:s text:c="166"/>0.6s</text:p>
      <text:p text:style-name="P1"><text:s/>=&gt; =&gt; transferring context: 2B <text:s text:c="168"/>0.0s</text:p>
      <text:p text:style-name="P1"><text:s/>=&gt; [internal] load build definition from Dockerfile <text:s text:c="147"/>0.4s</text:p>
      <text:p text:style-name="P1"><text:s/>=&gt; =&gt; transferring dockerfile: 178B <text:s text:c="163"/>0.0s</text:p>
      <text:p text:style-name="P1"><text:s/>=&gt; [internal] load metadata for docker.io/library/ubuntu:22.04 <text:s text:c="136"/>0.0s</text:p>
      <text:p text:style-name="P1"><text:s/>=&gt; [internal] load build context <text:s text:c="166"/>0.4s</text:p>
      <text:p text:style-name="P1"><text:s/>=&gt; =&gt; transferring context: 34B <text:s text:c="167"/>0.0s</text:p>
      <text:p text:style-name="P1"><text:s/>=&gt; [1/4] FROM docker.io/library/ubuntu:22.04 <text:s text:c="154"/>0.0s</text:p>
      <text:p text:style-name="P1"><text:s/>=&gt; CACHED [2/4] COPY helloworld.py / <text:s text:c="162"/>0.0s</text:p>
      <text:p text:style-name="P1"><text:s/>=&gt; ERROR [3/4] RUN "python3 helloworld.py" <text:s text:c="156"/>2.2s</text:p>
      <text:p text:style-name="P1">------ <text:s text:c="198"/></text:p>
      <text:p text:style-name="P1"><text:s/>&gt; [3/4] RUN "python3 helloworld.py":</text:p>
      <text:p text:style-name="P1">1.162 /bin/sh: 1: python3 helloworld.py: not found</text:p>
      <text:p text:style-name="P1">------</text:p>
      <text:p text:style-name="P1">Dockerfile:5</text:p>
      <text:p text:style-name="P1">--------------------</text:p>
      <text:p text:style-name="P1"><text:s text:c="3"/>3 | <text:s text:c="4"/>WORKDIR /</text:p>
      <text:p text:style-name="P1"><text:s text:c="3"/>4 | <text:s text:c="4"/>COPY helloworld.py /</text:p>
      <text:p text:style-name="P1"><text:s text:c="3"/>5 | &gt;&gt;&gt; RUN "python3 helloworld.py"</text:p>
      <text:p text:style-name="P1"><text:s text:c="3"/>6 | <text:s text:c="4"/>ENTRYPOINT [ "/helloworld.py" ]</text:p>
      <text:p text:style-name="P1">--------------------</text:p>
      <text:p text:style-name="P1">ERROR: failed to solve: process "/bin/sh -c \"python3 helloworld.py\"" did not complete successfully: exit code: 127</text:p>
      <text:p text:style-name="P1">nandan@cdac:~/CLOUD_COMPUTING/DOCKERbashscript$ sudo docker build -t bash_script .</text:p>
      <text:p text:style-name="P1">[+] Building 4.1s (7/7) FINISHED <text:s text:c="157"/>docker:default</text:p>
      <text:p text:style-name="P1"><text:s/>=&gt; [internal] load .dockerignore <text:s text:c="166"/>0.4s</text:p>
      <text:p text:style-name="P1"><text:s/>=&gt; =&gt; transferring context: 2B <text:s text:c="168"/>0.0s</text:p>
      <text:p text:style-name="P1"><text:s/>=&gt; [internal] load build definition from Dockerfile <text:s text:c="147"/>0.6s</text:p>
      <text:p text:style-name="P1"><text:s/>=&gt; =&gt; transferring dockerfile: 179B <text:s text:c="163"/>0.0s</text:p>
      <text:p text:style-name="P1"><text:s/>=&gt; [internal] load metadata for docker.io/library/ubuntu:22.04 <text:s text:c="136"/>0.0s</text:p>
      <text:p text:style-name="P1"><text:s/>=&gt; [internal] load build context <text:s text:c="166"/>0.3s</text:p>
      <text:p text:style-name="P1"><text:s/>=&gt; =&gt; transferring context: 34B <text:s text:c="167"/>0.0s</text:p>
      <text:p text:style-name="P1"><text:s/>=&gt; [1/4] FROM docker.io/library/ubuntu:22.04 <text:s text:c="154"/>0.0s</text:p>
      <text:p text:style-name="P1"><text:s/>=&gt; CACHED [2/4] COPY helloworld.py / <text:s text:c="162"/>0.0s</text:p>
      <text:p text:style-name="P1"><text:s/>=&gt; ERROR [3/4] RUN python3 "/helloworld.py" <text:s text:c="155"/>2.2s</text:p>
      <text:p text:style-name="P1">------ <text:s text:c="198"/></text:p>
      <text:p text:style-name="P1"><text:s/>&gt; [3/4] RUN python3 "/helloworld.py":</text:p>
      <text:p text:style-name="P1">1.152 /bin/sh: 1: python3: not found</text:p>
      <text:p text:style-name="P1">------</text:p>
      <text:p text:style-name="P1"><text:soft-page-break/>Dockerfile:5</text:p>
      <text:p text:style-name="P1">--------------------</text:p>
      <text:p text:style-name="P1"><text:s text:c="3"/>3 | <text:s text:c="4"/>WORKDIR /</text:p>
      <text:p text:style-name="P1"><text:s text:c="3"/>4 | <text:s text:c="4"/>COPY helloworld.py /</text:p>
      <text:p text:style-name="P1"><text:s text:c="3"/>5 | &gt;&gt;&gt; RUN python3 "/helloworld.py"</text:p>
      <text:p text:style-name="P1"><text:s text:c="3"/>6 | <text:s text:c="4"/>ENTRYPOINT [ "/helloworld.py" ]</text:p>
      <text:p text:style-name="P1">--------------------</text:p>
      <text:p text:style-name="P1">ERROR: failed to solve: process "/bin/sh -c python3 \"/helloworld.py\"" did not complete successfully: exit code: 127</text:p>
      <text:p text:style-name="P1">nandan@cdac:~/CLOUD_COMPUTING/DOCKERbashscript$ sudo docker build -t python </text:p>
      <text:p text:style-name="P1">ERROR: "docker buildx build" requires exactly 1 argument.</text:p>
      <text:p text:style-name="P1">See 'docker buildx build --help'.</text:p>
      <text:p text:style-name="P1"/>
      <text:p text:style-name="P1">Usage: <text:s/>docker buildx build [OPTIONS] PATH | URL | -</text:p>
      <text:p text:style-name="P1"/>
      <text:p text:style-name="P1">Start a build</text:p>
      <text:p text:style-name="P1">nandan@cdac:~/CLOUD_COMPUTING/DOCKERbashscript$ sudo docker build -t python .</text:p>
      <text:p text:style-name="P1">[+] Building 2.0s (8/8) FINISHED <text:s text:c="157"/>docker:default</text:p>
      <text:p text:style-name="P1"><text:s/>=&gt; [internal] load build definition from Dockerfile <text:s text:c="147"/>0.4s</text:p>
      <text:p text:style-name="P1"><text:s/>=&gt; =&gt; transferring dockerfile: 186B <text:s text:c="163"/>0.0s</text:p>
      <text:p text:style-name="P1"><text:s/>=&gt; [internal] load .dockerignore <text:s text:c="166"/>0.5s</text:p>
      <text:p text:style-name="P1"><text:s/>=&gt; =&gt; transferring context: 2B <text:s text:c="168"/>0.0s</text:p>
      <text:p text:style-name="P1"><text:s/>=&gt; [internal] load metadata for docker.io/library/ubuntu:22.04 <text:s text:c="136"/>0.0s</text:p>
      <text:p text:style-name="P1"><text:s/>=&gt; [internal] load build context <text:s text:c="166"/>0.3s</text:p>
      <text:p text:style-name="P1"><text:s/>=&gt; =&gt; transferring context: 77B <text:s text:c="167"/>0.0s</text:p>
      <text:p text:style-name="P1"><text:s/>=&gt; [1/4] FROM docker.io/library/ubuntu:22.04 <text:s text:c="154"/>0.0s</text:p>
      <text:p text:style-name="P1"><text:s/>=&gt; CACHED [2/4] COPY hello_world.sh / <text:s text:c="161"/>0.0s</text:p>
      <text:p text:style-name="P1"><text:s/>=&gt; CACHED [3/4] RUN chmod "700" "/hello_world.sh" <text:s text:c="149"/>0.0s</text:p>
      <text:p text:style-name="P1"><text:s/>=&gt; exporting to image <text:s text:c="177"/>0.1s</text:p>
      <text:p text:style-name="P1"><text:s/>=&gt; =&gt; exporting layers <text:s text:c="176"/>0.0s</text:p>
      <text:p text:style-name="P1"><text:s/>=&gt; =&gt; writing image sha256:503afb6aee8ab2a56a4b895daff5280afede49e20fcc0b8c9e281be6d9abe926 <text:s text:c="107"/>0.0s</text:p>
      <text:p text:style-name="P1"><text:s/>=&gt; =&gt; naming to docker.io/library/python <text:s text:c="158"/>0.1s</text:p>
      <text:p text:style-name="P1">nandan@cdac:~/CLOUD_COMPUTING/DOCKERbashscript$ sudo docker run python</text:p>
      <text:p text:style-name="P1">Hello from Aniket</text:p>
      <text:p text:style-name="P1">nandan@cdac:~/CLOUD_COMPUTING/DOCKERbashscript$ cd ..</text:p>
      <text:p text:style-name="P1">nandan@cdac:~/CLOUD_COMPUTING$ cd DOCKERpython/</text:p>
      <text:p text:style-name="P1">nandan@cdac:~/CLOUD_COMPUTING/DOCKERpython$ sudo docker build -t python .</text:p>
      <text:p text:style-name="P1">[+] Building 75.3s (11/11) FINISHED <text:s text:c="154"/>docker:default</text:p>
      <text:p text:style-name="P1"><text:s/>=&gt; [internal] load build definition from Dockerfile <text:s text:c="147"/>1.2s</text:p>
      <text:p text:style-name="P1"><text:s/>=&gt; =&gt; transferring dockerfile: 217B <text:s text:c="163"/>0.0s</text:p>
      <text:p text:style-name="P1"><text:s/>=&gt; [internal] load .dockerignore <text:s text:c="166"/>1.4s</text:p>
      <text:p text:style-name="P1"><text:s/>=&gt; =&gt; transferring context: 2B <text:s text:c="168"/>0.0s</text:p>
      <text:p text:style-name="P1"><text:s/>=&gt; [internal] load metadata for docker.io/library/python:3 <text:s text:c="140"/>3.4s</text:p>
      <text:p text:style-name="P1"><text:s/>=&gt; [auth] library/python:pull token for registry-1.docker.io <text:s text:c="138"/>0.0s</text:p>
      <text:p text:style-name="P1"><text:s/>=&gt; [1/5] FROM docker.io/library/python:3@sha256:3733015cdd1bd7d9a0b9fe21a925b608de82131aa4f3d397e465a1fcb545d36f <text:s text:c="85"/>21.5s</text:p>
      <text:p text:style-name="P1"><text:s/>=&gt; =&gt; resolve docker.io/library/python:3@sha256:3733015cdd1bd7d9a0b9fe21a925b608de82131aa4f3d397e465a1fcb545d36f <text:s text:c="86"/>1.2s</text:p>
      <text:p text:style-name="P1"><text:soft-page-break/><text:s/>=&gt; =&gt; sha256:3733015cdd1bd7d9a0b9fe21a925b608de82131aa4f3d397e465a1fcb545d36f 2.14kB / 2.14kB <text:s text:c="105"/>0.0s</text:p>
      <text:p text:style-name="P1"><text:s/>=&gt; =&gt; sha256:553d2d59b9c49d298005e71788fe0b2a8eae356f5d9743ec73c64513b66c51ff 2.01kB / 2.01kB <text:s text:c="105"/>0.0s</text:p>
      <text:p text:style-name="P1"><text:s/>=&gt; =&gt; sha256:fc7a60e86baeb42215d3f91f262880a3a9b4efd00c91f6597e65d9e1c7745ec9 7.30kB / 7.30kB <text:s text:c="105"/>0.0s</text:p>
      <text:p text:style-name="P1"><text:s/>=&gt; =&gt; sha256:917ee5330e73737d6095a802333d311648959399ff2c067150890162e720f863 64.13MB / 64.13MB <text:s text:c="103"/>2.3s</text:p>
      <text:p text:style-name="P1"><text:s/>=&gt; =&gt; sha256:bc0734b949dcdcabe5bfdf0c8b9f44491e0fce04cb10c9c6e76282b9f6abdf01 49.56MB / 49.56MB <text:s text:c="103"/>2.8s</text:p>
      <text:p text:style-name="P1"><text:s/>=&gt; =&gt; sha256:b5de22c0f5cd2ea2bb6c0524478db95bff5a294c99419ccd4a9d3ccc9873bad9 24.05MB / 24.05MB <text:s text:c="103"/>3.1s</text:p>
      <text:p text:style-name="P1"><text:s/>=&gt; =&gt; extracting sha256:bc0734b949dcdcabe5bfdf0c8b9f44491e0fce04cb10c9c6e76282b9f6abdf01 <text:s text:c="110"/>1.2s</text:p>
      <text:p text:style-name="P1"><text:s/>=&gt; =&gt; sha256:b43bd898d5fbe0e1606380820047fd1e8b421722c9e69ac12757474305bd6702 211.10MB / 211.10MB <text:s text:c="101"/>9.7s</text:p>
      <text:p text:style-name="P1"><text:s/>=&gt; =&gt; sha256:d685eb68699fbf7079bd4e1ddb1ddd1cca94bf6845ebc74bbc89c4710c7cbef9 22.67MB / 22.67MB <text:s text:c="103"/>4.9s</text:p>
      <text:p text:style-name="P1"><text:s/>=&gt; =&gt; sha256:7fad4bffde2444237b82386b9b704d8ac48a54eee2c992e377a3a28da49b98d3 6.39MB / 6.39MB <text:s text:c="105"/>4.2s</text:p>
      <text:p text:style-name="P1"><text:s/>=&gt; =&gt; sha256:107007f161d0b2486540dd21b063ed88d5ebb9331bcf02486c7115fcd8b79877 245B / 245B <text:s text:c="109"/>4.7s</text:p>
      <text:p text:style-name="P1"><text:s/>=&gt; =&gt; extracting sha256:b5de22c0f5cd2ea2bb6c0524478db95bff5a294c99419ccd4a9d3ccc9873bad9 <text:s text:c="110"/>0.3s</text:p>
      <text:p text:style-name="P1"><text:s/>=&gt; =&gt; sha256:02b85463d724f44078489093ab52ccd4b53afdb1a77c524ae99208a9d222a20c 2.68MB / 2.68MB <text:s text:c="105"/>5.6s</text:p>
      <text:p text:style-name="P1"><text:s/>=&gt; =&gt; extracting sha256:917ee5330e73737d6095a802333d311648959399ff2c067150890162e720f863 <text:s text:c="110"/>1.2s</text:p>
      <text:p text:style-name="P1"><text:s/>=&gt; =&gt; extracting sha256:b43bd898d5fbe0e1606380820047fd1e8b421722c9e69ac12757474305bd6702 <text:s text:c="110"/>3.3s</text:p>
      <text:p text:style-name="P1"><text:s/>=&gt; =&gt; extracting sha256:7fad4bffde2444237b82386b9b704d8ac48a54eee2c992e377a3a28da49b98d3 <text:s text:c="110"/>0.3s</text:p>
      <text:p text:style-name="P1"><text:s/>=&gt; =&gt; extracting sha256:d685eb68699fbf7079bd4e1ddb1ddd1cca94bf6845ebc74bbc89c4710c7cbef9 <text:s text:c="110"/>0.4s</text:p>
      <text:p text:style-name="P1"><text:s/>=&gt; =&gt; extracting sha256:107007f161d0b2486540dd21b063ed88d5ebb9331bcf02486c7115fcd8b79877 <text:s text:c="110"/>0.0s</text:p>
      <text:p text:style-name="P1"><text:s/>=&gt; =&gt; extracting sha256:02b85463d724f44078489093ab52ccd4b53afdb1a77c524ae99208a9d222a20c <text:s text:c="110"/>0.3s</text:p>
      <text:p text:style-name="P1"><text:s/>=&gt; [internal] load build context <text:s text:c="166"/>1.0s</text:p>
      <text:p text:style-name="P1"><text:s/>=&gt; =&gt; transferring context: 547B <text:s text:c="166"/>0.0s</text:p>
      <text:p text:style-name="P1"><text:s/>=&gt; [2/5] WORKDIR /usr/src/pythonapp <text:s text:c="162"/>21.3s</text:p>
      <text:p text:style-name="P1"><text:s/>=&gt; [3/5] COPY requirements.txt /usr/src/pythonapp/ <text:s text:c="148"/>1.3s</text:p>
      <text:p text:style-name="P1"><text:s/>=&gt; [4/5] RUN pip install --no-cache-dir -r requirements.txt <text:s text:c="138"/>20.2s</text:p>
      <text:p text:style-name="P1"><text:s/>=&gt; [5/5] COPY . . <text:s text:c="181"/>2.0s </text:p>
      <text:p text:style-name="P1"><text:s/>=&gt; exporting to image <text:s text:c="177"/>2.7s </text:p>
      <text:p text:style-name="P1"><text:s/>=&gt; =&gt; exporting layers <text:s text:c="176"/>2.5s </text:p>
      <text:p text:style-name="P1"><text:s/>=&gt; =&gt; writing image sha256:d6b7c7201d73adabdea9006507a24382940ec059fcd142291f72116c7efd27aa <text:s text:c="107"/>0.0s </text:p>
      <text:p text:style-name="P1"><text:s/>=&gt; =&gt; naming to docker.io/library/python <text:s text:c="158"/>0.1s </text:p>
      <text:p text:style-name="P1">nandan@cdac:~/CLOUD_COMPUTING/DOCKERpython$ sudo docker run python</text:p>
      <text:p text:style-name="P1"><text:s text:c="2"/>S.No <text:s text:c="5"/>Name</text:p>
      <text:p text:style-name="P1">0 <text:s text:c="3"/>1 <text:s text:c="3"/>Nandan</text:p>
      <text:p text:style-name="P1">1 <text:s text:c="3"/>2 <text:s/>Shreyash</text:p>
      <text:p text:style-name="P1">2 <text:s text:c="3"/>3 <text:s text:c="3"/>Ritesh</text:p>
      <text:p text:style-name="P1">3 <text:s text:c="3"/>4 <text:s text:c="5"/>Kaka</text:p>
      <text:p text:style-name="P1">nandan@cdac:~/CLOUD_COMPUTING/DOCKERpython$ sudo docker build -t python .</text:p>
      <text:p text:style-name="P1">[+] Building 6.6s (11/11) FINISHED <text:s text:c="155"/>docker:default</text:p>
      <text:p text:style-name="P1"><text:s/>=&gt; [internal] load .dockerignore <text:s text:c="166"/>0.3s</text:p>
      <text:p text:style-name="P1"><text:soft-page-break/><text:s/>=&gt; =&gt; transferring context: 2B <text:s text:c="168"/>0.0s</text:p>
      <text:p text:style-name="P1"><text:s/>=&gt; [internal] load build definition from Dockerfile <text:s text:c="147"/>0.4s</text:p>
      <text:p text:style-name="P1"><text:s/>=&gt; =&gt; transferring dockerfile: 217B <text:s text:c="163"/>0.0s</text:p>
      <text:p text:style-name="P1"><text:s/>=&gt; [internal] load metadata for docker.io/library/python:3 <text:s text:c="140"/>2.2s</text:p>
      <text:p text:style-name="P1"><text:s/>=&gt; [auth] library/python:pull token for registry-1.docker.io <text:s text:c="138"/>0.0s</text:p>
      <text:p text:style-name="P1"><text:s/>=&gt; [1/5] FROM docker.io/library/python:3@sha256:3733015cdd1bd7d9a0b9fe21a925b608de82131aa4f3d397e465a1fcb545d36f <text:s text:c="86"/>0.0s</text:p>
      <text:p text:style-name="P1"><text:s/>=&gt; [internal] load build context <text:s text:c="166"/>0.2s</text:p>
      <text:p text:style-name="P1"><text:s/>=&gt; =&gt; transferring context: 359B <text:s text:c="166"/>0.0s</text:p>
      <text:p text:style-name="P1"><text:s/>=&gt; CACHED [2/5] WORKDIR /usr/src/pythonapp <text:s text:c="156"/>0.0s</text:p>
      <text:p text:style-name="P1"><text:s/>=&gt; CACHED [3/5] COPY requirements.txt /usr/src/pythonapp/ <text:s text:c="141"/>0.0s</text:p>
      <text:p text:style-name="P1"><text:s/>=&gt; CACHED [4/5] RUN pip install --no-cache-dir -r requirements.txt <text:s text:c="132"/>0.0s</text:p>
      <text:p text:style-name="P1"><text:s/>=&gt; [5/5] COPY . . <text:s text:c="181"/>1.8s</text:p>
      <text:p text:style-name="P1"><text:s/>=&gt; exporting to image <text:s text:c="177"/>0.8s</text:p>
      <text:p text:style-name="P1"><text:s/>=&gt; =&gt; exporting layers <text:s text:c="176"/>0.6s</text:p>
      <text:p text:style-name="P1"><text:s/>=&gt; =&gt; writing image sha256:869ebe3da7e8d6c05bef8293f2021317fc75fa2849c696be665ea5da67423b8d <text:s text:c="107"/>0.0s</text:p>
      <text:p text:style-name="P1"><text:s/>=&gt; =&gt; naming to docker.io/library/python <text:s text:c="158"/>0.1s</text:p>
      <text:p text:style-name="P1">nandan@cdac:~/CLOUD_COMPUTING/DOCKERpython$ sudo docker run python</text:p>
      <text:p text:style-name="P1">S.No <text:s text:c="4"/>Name</text:p>
      <text:p text:style-name="P1"><text:s text:c="3"/>1 <text:s text:c="2"/>Nandan</text:p>
      <text:p text:style-name="P1"><text:s text:c="3"/>2 Shreyash</text:p>
      <text:p text:style-name="P1"><text:s text:c="3"/>3 <text:s text:c="2"/>Ritesh</text:p>
      <text:p text:style-name="P1"><text:s text:c="3"/>4 <text:s text:c="4"/>Kaka</text:p>
      <text:p text:style-name="P1">nandan@cdac:~/CLOUD_COMPUTING/DOCKERpython$ sudo docker run node</text:p>
      <text:p text:style-name="P1">Unable to find image 'node:latest' locally</text:p>
      <text:p text:style-name="P1">latest: Pulling from library/node</text:p>
      <text:p text:style-name="P1">bc0734b949dc: Already exists </text:p>
      <text:p text:style-name="P1">b5de22c0f5cd: Already exists </text:p>
      <text:p text:style-name="P1">917ee5330e73: Already exists </text:p>
      <text:p text:style-name="P1">b43bd898d5fb: Already exists </text:p>
      <text:p text:style-name="P1">9b5852c9e7e7: Pull complete </text:p>
      <text:p text:style-name="P1">5b6382a075a3: Pull complete </text:p>
      <text:p text:style-name="P1">773b85e76785: Pull complete </text:p>
      <text:p text:style-name="P1">004ced7a943e: Pull complete </text:p>
      <text:p text:style-name="P1">Digest: sha256:73a9c498369c6e6f864359979c8f4895f28323c07411605e6c870d696a0143fa</text:p>
      <text:p text:style-name="P1">Status: Downloaded newer image for node:latest</text:p>
      <text:p text:style-name="P1">nandan@cdac:~/CLOUD_COMPUTING/DOCKERpython$ sudo docker run node bash</text:p>
      <text:p text:style-name="P1">nandan@cdac:~/CLOUD_COMPUTING/DOCKERpython$ cd ..</text:p>
      <text:p text:style-name="P1">nandan@cdac:~/CLOUD_COMPUTING$ cd DOCKERnodejs/</text:p>
      <text:p text:style-name="P1">nandan@cdac:~/CLOUD_COMPUTING/DOCKERnodejs$ sudo docker build -t node_file</text:p>
      <text:p text:style-name="P1">ERROR: "docker buildx build" requires exactly 1 argument.</text:p>
      <text:p text:style-name="P1">See 'docker buildx build --help'.</text:p>
      <text:p text:style-name="P1"/>
      <text:p text:style-name="P1">Usage: <text:s/>docker buildx build [OPTIONS] PATH | URL | -</text:p>
      <text:p text:style-name="P1"/>
      <text:p text:style-name="P1">Start a build</text:p>
      <text:p text:style-name="P1">nandan@cdac:~/CLOUD_COMPUTING/DOCKERnodejs$ sudo docker build -t node_file .</text:p>
      <text:p text:style-name="P1">[+] Building 8.7s (8/8) FINISHED <text:s text:c="157"/>docker:default</text:p>
      <text:p text:style-name="P1"><text:s/>=&gt; [internal] load build definition from Dockerfile <text:s text:c="147"/>1.5s</text:p>
      <text:p text:style-name="P1"><text:s/>=&gt; =&gt; transferring dockerfile: 114B <text:s text:c="163"/>0.0s</text:p>
      <text:p text:style-name="P1"><text:s/>=&gt; [internal] load .dockerignore <text:s text:c="166"/>1.2s</text:p>
      <text:p text:style-name="P1"><text:soft-page-break/><text:s/>=&gt; =&gt; transferring context: 2B <text:s text:c="168"/>0.0s</text:p>
      <text:p text:style-name="P1"><text:s/>=&gt; [internal] load metadata for docker.io/library/node:latest <text:s text:c="137"/>0.0s</text:p>
      <text:p text:style-name="P1"><text:s/>=&gt; [1/3] FROM docker.io/library/node <text:s text:c="162"/>2.7s</text:p>
      <text:p text:style-name="P1"><text:s/>=&gt; [internal] load build context <text:s text:c="166"/>1.8s</text:p>
      <text:p text:style-name="P1"><text:s/>=&gt; =&gt; transferring context: 258B <text:s text:c="166"/>0.0s</text:p>
      <text:p text:style-name="P1"><text:s/>=&gt; [2/3] WORKDIR /usr/src/nodeapp <text:s text:c="165"/>1.2s</text:p>
      <text:p text:style-name="P1"><text:s/>=&gt; [3/3] COPY . . <text:s text:c="181"/>1.2s</text:p>
      <text:p text:style-name="P1"><text:s/>=&gt; exporting to image <text:s text:c="177"/>1.0s</text:p>
      <text:p text:style-name="P1"><text:s/>=&gt; =&gt; exporting layers <text:s text:c="176"/>0.9s</text:p>
      <text:p text:style-name="P1"><text:s/>=&gt; =&gt; writing image sha256:dbbcf7277b3681e969a99d3771cbb7ece5d3c10f976c3eb7404034ea9610ffa7 <text:s text:c="107"/>0.0s</text:p>
      <text:p text:style-name="P1"><text:s/>=&gt; =&gt; naming to docker.io/library/node_file <text:s text:c="155"/>0.1s</text:p>
      <text:p text:style-name="P1">nandan@cdac:~/CLOUD_COMPUTING/DOCKERnodejs$ sudo docker run node_file</text:p>
      <text:p text:style-name="P1">node:internal/modules/cjs/loader:1146</text:p>
      <text:p text:style-name="P1"><text:s text:c="2"/>throw err;</text:p>
      <text:p text:style-name="P1"><text:s text:c="2"/>^</text:p>
      <text:p text:style-name="P1"/>
      <text:p text:style-name="P1">Error: Cannot find module '/file_handle.js'</text:p>
      <text:p text:style-name="P1"><text:s text:c="4"/>at Module._resolveFilename (node:internal/modules/cjs/loader:1143:15)</text:p>
      <text:p text:style-name="P1"><text:s text:c="4"/>at Module._load (node:internal/modules/cjs/loader:984:27)</text:p>
      <text:p text:style-name="P1"><text:s text:c="4"/>at Function.executeUserEntryPoint [as runMain] (node:internal/modules/run_main:142:12)</text:p>
      <text:p text:style-name="P1"><text:s text:c="4"/>at node:internal/main/run_main_module:28:49 {</text:p>
      <text:p text:style-name="P1"><text:s text:c="2"/>code: 'MODULE_NOT_FOUND',</text:p>
      <text:p text:style-name="P1"><text:s text:c="2"/>requireStack: []</text:p>
      <text:p text:style-name="P1">}</text:p>
      <text:p text:style-name="P1"/>
      <text:p text:style-name="P1">Node.js v21.5.0</text:p>
      <text:p text:style-name="P1">nandan@cdac:~/CLOUD_COMPUTING/DOCKERnodejs$ sudo docker build -t node_file .</text:p>
      <text:p text:style-name="P1">[+] Building 3.9s (8/8) FINISHED <text:s text:c="157"/>docker:default</text:p>
      <text:p text:style-name="P1"><text:s/>=&gt; [internal] load .dockerignore <text:s text:c="166"/>0.3s</text:p>
      <text:p text:style-name="P1"><text:s/>=&gt; =&gt; transferring context: 2B <text:s text:c="168"/>0.0s</text:p>
      <text:p text:style-name="P1"><text:s/>=&gt; [internal] load build definition from Dockerfile <text:s text:c="147"/>0.5s</text:p>
      <text:p text:style-name="P1"><text:s/>=&gt; =&gt; transferring dockerfile: 114B <text:s text:c="163"/>0.0s</text:p>
      <text:p text:style-name="P1"><text:s/>=&gt; [internal] load metadata for docker.io/library/node:latest <text:s text:c="137"/>0.0s</text:p>
      <text:p text:style-name="P1"><text:s/>=&gt; [1/3] FROM docker.io/library/node <text:s text:c="162"/>0.0s</text:p>
      <text:p text:style-name="P1"><text:s/>=&gt; [internal] load build context <text:s text:c="166"/>0.4s</text:p>
      <text:p text:style-name="P1"><text:s/>=&gt; =&gt; transferring context: 101B <text:s text:c="166"/>0.0s</text:p>
      <text:p text:style-name="P1"><text:s/>=&gt; CACHED [2/3] WORKDIR /usr/src/nodeapp <text:s text:c="158"/>0.0s</text:p>
      <text:p text:style-name="P1"><text:s/>=&gt; [3/3] COPY . . <text:s text:c="181"/>1.3s</text:p>
      <text:p text:style-name="P1"><text:s/>=&gt; exporting to image <text:s text:c="177"/>0.7s</text:p>
      <text:p text:style-name="P1"><text:s/>=&gt; =&gt; exporting layers <text:s text:c="176"/>0.6s</text:p>
      <text:p text:style-name="P1"><text:s/>=&gt; =&gt; writing image sha256:c0d59d7a9b5fcd3f7fc3b9be098ba0476340533bb6dc790af8363f223ce12b4b <text:s text:c="107"/>0.0s</text:p>
      <text:p text:style-name="P1"><text:s/>=&gt; =&gt; naming to docker.io/library/node_file <text:s text:c="155"/>0.1s</text:p>
      <text:p text:style-name="P1">nandan@cdac:~/CLOUD_COMPUTING/DOCKERnodejs$ sudo docker run node_file</text:p>
      <text:p text:style-name="P1">node:internal/modules/cjs/loader:1146</text:p>
      <text:p text:style-name="P1"><text:soft-page-break/><text:s text:c="2"/>throw err;</text:p>
      <text:p text:style-name="P1"><text:s text:c="2"/>^</text:p>
      <text:p text:style-name="P1"/>
      <text:p text:style-name="P1">Error: Cannot find module '/file_handle.js'</text:p>
      <text:p text:style-name="P1"><text:s text:c="4"/>at Module._resolveFilename (node:internal/modules/cjs/loader:1143:15)</text:p>
      <text:p text:style-name="P1"><text:s text:c="4"/>at Module._load (node:internal/modules/cjs/loader:984:27)</text:p>
      <text:p text:style-name="P1"><text:s text:c="4"/>at Function.executeUserEntryPoint [as runMain] (node:internal/modules/run_main:142:12)</text:p>
      <text:p text:style-name="P1"><text:s text:c="4"/>at node:internal/main/run_main_module:28:49 {</text:p>
      <text:p text:style-name="P1"><text:s text:c="2"/>code: 'MODULE_NOT_FOUND',</text:p>
      <text:p text:style-name="P1"><text:s text:c="2"/>requireStack: []</text:p>
      <text:p text:style-name="P1">}</text:p>
      <text:p text:style-name="P1"/>
      <text:p text:style-name="P1">Node.js v21.5.0</text:p>
      <text:p text:style-name="P1">nandan@cdac:~/CLOUD_COMPUTING/DOCKERnodejs$ sudo docker build -t node_file .</text:p>
      <text:p text:style-name="P1">[+] Building 4.2s (8/8) FINISHED <text:s text:c="157"/>docker:default</text:p>
      <text:p text:style-name="P1"><text:s/>=&gt; [internal] load .dockerignore <text:s text:c="166"/>0.3s</text:p>
      <text:p text:style-name="P1"><text:s/>=&gt; =&gt; transferring context: 2B <text:s text:c="168"/>0.0s</text:p>
      <text:p text:style-name="P1"><text:s/>=&gt; [internal] load build definition from Dockerfile <text:s text:c="147"/>0.5s</text:p>
      <text:p text:style-name="P1"><text:s/>=&gt; =&gt; transferring dockerfile: 157B <text:s text:c="163"/>0.0s</text:p>
      <text:p text:style-name="P1"><text:s/>=&gt; [internal] load metadata for docker.io/library/node:latest <text:s text:c="137"/>0.0s</text:p>
      <text:p text:style-name="P1"><text:s/>=&gt; [1/3] FROM docker.io/library/node <text:s text:c="162"/>0.0s</text:p>
      <text:p text:style-name="P1"><text:s/>=&gt; [internal] load build context <text:s text:c="166"/>0.2s</text:p>
      <text:p text:style-name="P1"><text:s/>=&gt; =&gt; transferring context: 35B <text:s text:c="167"/>0.0s</text:p>
      <text:p text:style-name="P1"><text:s/>=&gt; CACHED [2/3] WORKDIR /usr/src/nodeapp <text:s text:c="158"/>0.0s</text:p>
      <text:p text:style-name="P1"><text:s/>=&gt; [3/3] COPY file_handle.js /usr/src/nodeapp/ <text:s text:c="152"/>1.6s</text:p>
      <text:p text:style-name="P1"><text:s/>=&gt; exporting to image <text:s text:c="177"/>0.8s</text:p>
      <text:p text:style-name="P1"><text:s/>=&gt; =&gt; exporting layers <text:s text:c="176"/>0.7s</text:p>
      <text:p text:style-name="P1"><text:s/>=&gt; =&gt; writing image sha256:4ea1341742e90acbb25e9f135580c6a803feeaacb7fdeb0320437d1b6921fd9c <text:s text:c="107"/>0.0s</text:p>
      <text:p text:style-name="P1"><text:s/>=&gt; =&gt; naming to docker.io/library/node_file <text:s text:c="155"/>0.1s</text:p>
      <text:p text:style-name="P1">nandan@cdac:~/CLOUD_COMPUTING/DOCKERnodejs$ sudo docker run node_file</text:p>
      <text:p text:style-name="P1">node:internal/modules/cjs/loader:1146</text:p>
      <text:p text:style-name="P1"><text:s text:c="2"/>throw err;</text:p>
      <text:p text:style-name="P1"><text:s text:c="2"/>^</text:p>
      <text:p text:style-name="P1"/>
      <text:p text:style-name="P1">Error: Cannot find module '/usr/src/nodeapp/usr/src/nodeapp/file_handle.js'</text:p>
      <text:p text:style-name="P1"><text:s text:c="4"/>at Module._resolveFilename (node:internal/modules/cjs/loader:1143:15)</text:p>
      <text:p text:style-name="P1"><text:s text:c="4"/>at Module._load (node:internal/modules/cjs/loader:984:27)</text:p>
      <text:p text:style-name="P1"><text:s text:c="4"/>at Function.executeUserEntryPoint [as runMain] (node:internal/modules/run_main:142:12)</text:p>
      <text:p text:style-name="P1"><text:s text:c="4"/>at node:internal/main/run_main_module:28:49 {</text:p>
      <text:p text:style-name="P1"><text:s text:c="2"/>code: 'MODULE_NOT_FOUND',</text:p>
      <text:p text:style-name="P1"><text:s text:c="2"/>requireStack: []</text:p>
      <text:p text:style-name="P1">}</text:p>
      <text:p text:style-name="P1"/>
      <text:p text:style-name="P1">Node.js v21.5.0</text:p>
      <text:p text:style-name="P1">nandan@cdac:~/CLOUD_COMPUTING/DOCKERnodejs$ sudo docker run node_file</text:p>
      <text:p text:style-name="P1">^C</text:p>
      <text:p text:style-name="P1">nandan@cdac:~/CLOUD_COMPUTING/DOCKERnodejs$ sudo docker build -t node_file .</text:p>
      <text:p text:style-name="P1">[+] Building 3.6s (7/7) FINISHED <text:s text:c="157"/>docker:default</text:p>
      <text:p text:style-name="P1"><text:s/>=&gt; [internal] load .dockerignore <text:s text:c="166"/>0.3s</text:p>
      <text:p text:style-name="P1"><text:s/>=&gt; =&gt; transferring context: 2B <text:s text:c="168"/>0.0s</text:p>
      <text:p text:style-name="P1"><text:s/>=&gt; [internal] load build definition from Dockerfile <text:s text:c="147"/>0.4s</text:p>
      <text:p text:style-name="P1"><text:soft-page-break/><text:s/>=&gt; =&gt; transferring dockerfile: 111B <text:s text:c="163"/>0.0s</text:p>
      <text:p text:style-name="P1"><text:s/>=&gt; [internal] load metadata for docker.io/library/node:latest <text:s text:c="137"/>0.0s</text:p>
      <text:p text:style-name="P1"><text:s/>=&gt; [internal] load build context <text:s text:c="166"/>0.2s</text:p>
      <text:p text:style-name="P1"><text:s/>=&gt; =&gt; transferring context: 35B <text:s text:c="167"/>0.0s</text:p>
      <text:p text:style-name="P1"><text:s/>=&gt; CACHED [1/3] FROM docker.io/library/node <text:s text:c="155"/>0.0s</text:p>
      <text:p text:style-name="P1"><text:s/>=&gt; [2/3] COPY file_handle.js / <text:s text:c="168"/>1.4s</text:p>
      <text:p text:style-name="P1"><text:s/>=&gt; exporting to image <text:s text:c="177"/>0.7s</text:p>
      <text:p text:style-name="P1"><text:s/>=&gt; =&gt; exporting layers <text:s text:c="176"/>0.5s</text:p>
      <text:p text:style-name="P1"><text:s/>=&gt; =&gt; writing image sha256:5f5bb3ed5023a3a31e045ef50877a91e90ad75286af48620d50437d5ee885f85 <text:s text:c="107"/>0.0s</text:p>
      <text:p text:style-name="P1"><text:s/>=&gt; =&gt; naming to docker.io/library/node_file <text:s text:c="155"/>0.1s</text:p>
      <text:p text:style-name="P1">nandan@cdac:~/CLOUD_COMPUTING/DOCKERnodejs$ sudo docker run node_file</text:p>
      <text:p text:style-name="P1">File created</text:p>
      <text:p text:style-name="P1">nandan@cdac:~/CLOUD_COMPUTING/DOCKERnodejs$ sudo docker build -t gcc_file</text:p>
      <text:p text:style-name="P1">ERROR: "docker buildx build" requires exactly 1 argument.</text:p>
      <text:p text:style-name="P1">See 'docker buildx build --help'.</text:p>
      <text:p text:style-name="P1"/>
      <text:p text:style-name="P1">Usage: <text:s/>docker buildx build [OPTIONS] PATH | URL | -</text:p>
      <text:p text:style-name="P1"/>
      <text:p text:style-name="P1">Start a build</text:p>
      <text:p text:style-name="P1">nandan@cdac:~/CLOUD_COMPUTING/DOCKERnodejs$ sudo docker build -t gcc_file .</text:p>
      <text:p text:style-name="P1">[+] Building 1.8s (7/7) FINISHED <text:s text:c="157"/>docker:default</text:p>
      <text:p text:style-name="P1"><text:s/>=&gt; [internal] load .dockerignore <text:s text:c="166"/>0.4s</text:p>
      <text:p text:style-name="P1"><text:s/>=&gt; =&gt; transferring context: 2B <text:s text:c="168"/>0.0s</text:p>
      <text:p text:style-name="P1"><text:s/>=&gt; [internal] load build definition from Dockerfile <text:s text:c="147"/>0.5s</text:p>
      <text:p text:style-name="P1"><text:s/>=&gt; =&gt; transferring dockerfile: 111B <text:s text:c="163"/>0.0s</text:p>
      <text:p text:style-name="P1"><text:s/>=&gt; [internal] load metadata for docker.io/library/node:latest <text:s text:c="137"/>0.0s</text:p>
      <text:p text:style-name="P1"><text:s/>=&gt; [internal] load build context <text:s text:c="166"/>0.2s</text:p>
      <text:p text:style-name="P1"><text:s/>=&gt; =&gt; transferring context: 35B <text:s text:c="167"/>0.0s</text:p>
      <text:p text:style-name="P1"><text:s/>=&gt; [1/3] FROM docker.io/library/node <text:s text:c="162"/>0.0s</text:p>
      <text:p text:style-name="P1"><text:s/>=&gt; CACHED [2/3] COPY file_handle.js / <text:s text:c="161"/>0.0s</text:p>
      <text:p text:style-name="P1"><text:s/>=&gt; exporting to image <text:s text:c="177"/>0.1s</text:p>
      <text:p text:style-name="P1"><text:s/>=&gt; =&gt; exporting layers <text:s text:c="176"/>0.0s</text:p>
      <text:p text:style-name="P1"><text:s/>=&gt; =&gt; writing image sha256:5f5bb3ed5023a3a31e045ef50877a91e90ad75286af48620d50437d5ee885f85 <text:s text:c="107"/>0.0s</text:p>
      <text:p text:style-name="P1"><text:s/>=&gt; =&gt; naming to docker.io/library/gcc_file <text:s text:c="156"/>0.1s</text:p>
      <text:p text:style-name="P1">nandan@cdac:~/CLOUD_COMPUTING/DOCKERnodejs$ sudo docker run gcc_file</text:p>
      <text:p text:style-name="P1">File created</text:p>
      <text:p text:style-name="P1">nandan@cdac:~/CLOUD_COMPUTING/DOCKERnodejs$ cd ..</text:p>
      <text:p text:style-name="P1">nandan@cdac:~/CLOUD_COMPUTING$ cd DOCKERgcc/</text:p>
      <text:p text:style-name="P1">nandan@cdac:~/CLOUD_COMPUTING/DOCKERgcc$ sudo docker build -t gcc_file .</text:p>
      <text:p text:style-name="P1">[+] Building 28.8s (10/10) FINISHED <text:s text:c="154"/>docker:default</text:p>
      <text:p text:style-name="P1"><text:s/>=&gt; [internal] load .dockerignore <text:s text:c="166"/>1.0s</text:p>
      <text:p text:style-name="P1"><text:s/>=&gt; =&gt; transferring context: 2B <text:s text:c="168"/>0.0s</text:p>
      <text:p text:style-name="P1"><text:soft-page-break/><text:s/>=&gt; [internal] load build definition from Dockerfile <text:s text:c="147"/>1.2s</text:p>
      <text:p text:style-name="P1"><text:s/>=&gt; =&gt; transferring dockerfile: 157B <text:s text:c="163"/>0.0s</text:p>
      <text:p text:style-name="P1"><text:s/>=&gt; [internal] load metadata for docker.io/library/gcc:latest <text:s text:c="138"/>3.3s</text:p>
      <text:p text:style-name="P1"><text:s/>=&gt; [auth] library/gcc:pull token for registry-1.docker.io <text:s text:c="141"/>0.0s</text:p>
      <text:p text:style-name="P1"><text:s/>=&gt; [1/4] FROM docker.io/library/gcc@sha256:53c48c4a99b9ed4af2068b9f69e371e0bbf54f7a7e4ae35eecd555db400956d0 <text:s text:c="90"/>12.6s</text:p>
      <text:p text:style-name="P1"><text:s/>=&gt; =&gt; resolve docker.io/library/gcc@sha256:53c48c4a99b9ed4af2068b9f69e371e0bbf54f7a7e4ae35eecd555db400956d0 <text:s text:c="91"/>0.3s</text:p>
      <text:p text:style-name="P1"><text:s/>=&gt; =&gt; sha256:53c48c4a99b9ed4af2068b9f69e371e0bbf54f7a7e4ae35eecd555db400956d0 5.61kB / 5.61kB <text:s text:c="105"/>0.0s</text:p>
      <text:p text:style-name="P1"><text:s/>=&gt; =&gt; sha256:99216f6b5a71aa9b7b17fb2e3cc147a56dfdc4998dc816930f52e008969b94e2 2.18kB / 2.18kB <text:s text:c="105"/>0.0s</text:p>
      <text:p text:style-name="P1"><text:s/>=&gt; =&gt; sha256:bf09afd2349c265620f6c63f51f64d3efd871a74747fc927d3553abb088224c7 7.44kB / 7.44kB <text:s text:c="105"/>0.0s</text:p>
      <text:p text:style-name="P1"><text:s/>=&gt; =&gt; sha256:3d0d01acbf73ac14866276d72833ad2e0bccdc7efaeafa3e7bfab1ed2e987259 16.75kB / 16.75kB <text:s text:c="103"/>1.0s</text:p>
      <text:p text:style-name="P1"><text:s/>=&gt; =&gt; sha256:8ad30c591c0ff743f44fd3eb973088100af164340d2cf2040c8a49fd6e66e546 9.56kB / 9.56kB <text:s text:c="105"/>1.3s</text:p>
      <text:p text:style-name="P1"><text:s/>=&gt; =&gt; sha256:d4231be640fa9c5a771faf22a2588ab4249b4e0ae5152d8fe89ead494335b24c 145.04MB / 145.04MB <text:s text:c="101"/>6.4s</text:p>
      <text:p text:style-name="P1"><text:s/>=&gt; =&gt; extracting sha256:3d0d01acbf73ac14866276d72833ad2e0bccdc7efaeafa3e7bfab1ed2e987259 <text:s text:c="110"/>0.0s</text:p>
      <text:p text:style-name="P1"><text:s/>=&gt; =&gt; sha256:303441a68e200d925b00729993c8ddda68606ee37080200c7bc9cae2096ef7e2 1.79kB / 1.79kB <text:s text:c="105"/>1.9s</text:p>
      <text:p text:style-name="P1"><text:s/>=&gt; =&gt; extracting sha256:d4231be640fa9c5a771faf22a2588ab4249b4e0ae5152d8fe89ead494335b24c <text:s text:c="110"/>1.8s</text:p>
      <text:p text:style-name="P1"><text:s/>=&gt; =&gt; extracting sha256:8ad30c591c0ff743f44fd3eb973088100af164340d2cf2040c8a49fd6e66e546 <text:s text:c="110"/>0.0s</text:p>
      <text:p text:style-name="P1"><text:s/>=&gt; =&gt; extracting sha256:303441a68e200d925b00729993c8ddda68606ee37080200c7bc9cae2096ef7e2 <text:s text:c="110"/>0.0s</text:p>
      <text:p text:style-name="P1"><text:s/>=&gt; [internal] load build context <text:s text:c="166"/>0.9s</text:p>
      <text:p text:style-name="P1"><text:s/>=&gt; =&gt; transferring context: 95B <text:s text:c="167"/>0.0s</text:p>
      <text:p text:style-name="P1"><text:s/>=&gt; [2/4] WORKDIR /usr/src/c_app <text:s text:c="167"/>5.2s</text:p>
      <text:p text:style-name="P1"><text:s/>=&gt; [3/4] COPY hello.c /usr/src/c_app/ <text:s text:c="161"/>1.2s</text:p>
      <text:p text:style-name="P1"><text:s/>=&gt; [4/4] RUN gcc "/usr/src/c_app/hello.c" <text:s text:c="157"/>2.7s</text:p>
      <text:p text:style-name="P1"><text:s/>=&gt; exporting to image <text:s text:c="177"/>1.4s</text:p>
      <text:p text:style-name="P1"><text:s/>=&gt; =&gt; exporting layers <text:s text:c="176"/>1.3s</text:p>
      <text:p text:style-name="P1"><text:s/>=&gt; =&gt; writing image sha256:d6c0bbc7a1169513443b997577c56bf937d7e67d5caa92d12236a12413c07f9f <text:s text:c="107"/>0.0s</text:p>
      <text:p text:style-name="P1"><text:s/>=&gt; =&gt; naming to docker.io/library/gcc_file <text:s text:c="156"/>0.1s</text:p>
      <text:p text:style-name="P1">nandan@cdac:~/CLOUD_COMPUTING/DOCKERgcc$ sudo docker run gcc_file</text:p>
      <text:p text:style-name="P1">docker: Error response from daemon: failed to create task for container: failed to create shim task: OCI runtime create failed: runc create failed: unable to start container process: exec: "./usr/src/a.out": stat ./usr/src/a.out: no such file or directory: unknown.</text:p>
      <text:p text:style-name="P1">ERRO[0003] error waiting for container: <text:s text:c="16"/></text:p>
      <text:p text:style-name="P1">nandan@cdac:~/CLOUD_COMPUTING/DOCKERgcc$ sudo docker build -t gcc_file .</text:p>
      <text:p text:style-name="P1">[+] Building 2.9s (9/9) FINISHED <text:s text:c="157"/>docker:default</text:p>
      <text:p text:style-name="P1"><text:s/>=&gt; [internal] load .dockerignore <text:s text:c="166"/>0.3s</text:p>
      <text:p text:style-name="P1"><text:s/>=&gt; =&gt; transferring context: 2B <text:s text:c="168"/>0.0s</text:p>
      <text:p text:style-name="P1"><text:s/>=&gt; [internal] load build definition from Dockerfile <text:s text:c="147"/>0.5s</text:p>
      <text:p text:style-name="P1"><text:s/>=&gt; =&gt; transferring dockerfile: 162B <text:s text:c="163"/>0.0s</text:p>
      <text:p text:style-name="P1"><text:s/>=&gt; [internal] load metadata for docker.io/library/gcc:latest <text:s text:c="138"/>1.0s</text:p>
      <text:p text:style-name="P1"><text:soft-page-break/><text:s/>=&gt; [1/4] FROM docker.io/library/gcc@sha256:53c48c4a99b9ed4af2068b9f69e371e0bbf54f7a7e4ae35eecd555db400956d0 <text:s text:c="91"/>0.0s</text:p>
      <text:p text:style-name="P1"><text:s/>=&gt; [internal] load build context <text:s text:c="166"/>0.2s</text:p>
      <text:p text:style-name="P1"><text:s/>=&gt; =&gt; transferring context: 28B <text:s text:c="167"/>0.0s</text:p>
      <text:p text:style-name="P1"><text:s/>=&gt; CACHED [2/4] WORKDIR /usr/src/c_app <text:s text:c="160"/>0.0s</text:p>
      <text:p text:style-name="P1"><text:s/>=&gt; CACHED [3/4] COPY hello.c /usr/src/c_app/ <text:s text:c="154"/>0.0s</text:p>
      <text:p text:style-name="P1"><text:s/>=&gt; CACHED [4/4] RUN gcc "/usr/src/c_app/hello.c" <text:s text:c="150"/>0.0s</text:p>
      <text:p text:style-name="P1"><text:s/>=&gt; exporting to image <text:s text:c="177"/>0.1s</text:p>
      <text:p text:style-name="P1"><text:s/>=&gt; =&gt; exporting layers <text:s text:c="176"/>0.0s</text:p>
      <text:p text:style-name="P1"><text:s/>=&gt; =&gt; writing image sha256:7aef3812ae0983c6299c9ae5ac8e78c877faa706ee63e42ad1db5104a5466e51 <text:s text:c="107"/>0.0s</text:p>
      <text:p text:style-name="P1"><text:s/>=&gt; =&gt; naming to docker.io/library/gcc_file <text:s text:c="156"/>0.1s</text:p>
      <text:p text:style-name="P1">nandan@cdac:~/CLOUD_COMPUTING/DOCKERgcc$ sudo docker run gcc_file</text:p>
      <text:p text:style-name="P1">Hello from Cnandan@cdac:~/CLOUD_COMPUTING/DOCKERgcc$ sudo docker build -t gcc_file .</text:p>
      <text:p text:style-name="P1">[+] Building 8.3s (9/9) FINISHED <text:s text:c="157"/>docker:default</text:p>
      <text:p text:style-name="P1"><text:s/>=&gt; [internal] load build definition from Dockerfile <text:s text:c="147"/>0.3s</text:p>
      <text:p text:style-name="P1"><text:s/>=&gt; =&gt; transferring dockerfile: 162B <text:s text:c="163"/>0.0s</text:p>
      <text:p text:style-name="P1"><text:s/>=&gt; [internal] load .dockerignore <text:s text:c="166"/>0.4s</text:p>
      <text:p text:style-name="P1"><text:s/>=&gt; =&gt; transferring context: 2B <text:s text:c="168"/>0.0s</text:p>
      <text:p text:style-name="P1"><text:s/>=&gt; [internal] load metadata for docker.io/library/gcc:latest <text:s text:c="138"/>1.2s</text:p>
      <text:p text:style-name="P1"><text:s/>=&gt; [1/4] FROM docker.io/library/gcc@sha256:53c48c4a99b9ed4af2068b9f69e371e0bbf54f7a7e4ae35eecd555db400956d0 <text:s text:c="91"/>0.0s</text:p>
      <text:p text:style-name="P1"><text:s/>=&gt; [internal] load build context <text:s text:c="166"/>0.2s</text:p>
      <text:p text:style-name="P1"><text:s/>=&gt; =&gt; transferring context: 97B <text:s text:c="167"/>0.0s</text:p>
      <text:p text:style-name="P1"><text:s/>=&gt; CACHED [2/4] WORKDIR /usr/src/c_app <text:s text:c="160"/>0.0s</text:p>
      <text:p text:style-name="P1"><text:s/>=&gt; [3/4] COPY hello.c /usr/src/c_app/ <text:s text:c="161"/>1.1s</text:p>
      <text:p text:style-name="P1"><text:s/>=&gt; [4/4] RUN gcc "/usr/src/c_app/hello.c" <text:s text:c="157"/>2.9s</text:p>
      <text:p text:style-name="P1"><text:s/>=&gt; exporting to image <text:s text:c="177"/>1.1s</text:p>
      <text:p text:style-name="P1"><text:s/>=&gt; =&gt; exporting layers <text:s text:c="176"/>1.0s</text:p>
      <text:p text:style-name="P1"><text:s/>=&gt; =&gt; writing image sha256:5bc1f8c9af896358ce86aee3114b0884e20c61c18507ba902dc28a9399555678 <text:s text:c="107"/>0.0s</text:p>
      <text:p text:style-name="P1"><text:s/>=&gt; =&gt; naming to docker.io/library/gcc_file <text:s text:c="156"/>0.1s</text:p>
      <text:p text:style-name="P1">nandan@cdac:~/CLOUD_COMPUTING/DOCKERgcc$ sudo docker run gcc_file</text:p>
      <text:p text:style-name="P1">Hello from C</text:p>
      <text:p text:style-name="P1">nandan@cdac:~/CLOUD_COMPUTING/DOCKERgcc$ ls</text:p>
      <text:p text:style-name="P1">Dockerfile <text:s/>execute.sh <text:s/>hello2.c <text:s/>hello.c</text:p>
      <text:p text:style-name="P1">nandan@cdac:~/CLOUD_COMPUTING/DOCKERgcc$ chmod 700 execute.sh </text:p>
      <text:p text:style-name="P1">nandan@cdac:~/CLOUD_COMPUTING/DOCKERgcc$ ls</text:p>
      <text:p text:style-name="P1">Dockerfile <text:s/>execute.sh <text:s/>hello2.c <text:s/>hello.c</text:p>
      <text:p text:style-name="P1">nandan@cdac:~/CLOUD_COMPUTING/DOCKERgcc$ ./execute.sh </text:p>
      <text:p text:style-name="P1">./execute.sh: line 2: a: command not found</text:p>
      <text:p text:style-name="P1">./execute.sh: line 3: b: command not found</text:p>
      <text:p text:style-name="P1"/>
      <text:p text:style-name="P1"/>
      <text:p text:style-name="P1">nandan@cdac:~/CLOUD_COMPUTING/DOCKERgcc$ ./execute.sh </text:p>
      <text:p text:style-name="P1">./execute.sh: line 2: a: command not found</text:p>
      <text:p text:style-name="P1">./execute.sh: line 3: b: command not found</text:p>
      <text:p text:style-name="P1">a</text:p>
      <text:p text:style-name="P1"><text:soft-page-break/>b</text:p>
      <text:p text:style-name="P1">nandan@cdac:~/CLOUD_COMPUTING/DOCKERgcc$ gcc hello.c</text:p>
      <text:p text:style-name="P1">nandan@cdac:~/CLOUD_COMPUTING/DOCKERgcc$ ./a.out </text:p>
      <text:p text:style-name="P1">Hello from C</text:p>
      <text:p text:style-name="P1">nandan@cdac:~/CLOUD_COMPUTING/DOCKERgcc$ ./execute.sh </text:p>
      <text:p text:style-name="P1">./execute.sh: line 2: a: command not found</text:p>
      <text:p text:style-name="P1">./execute.sh: line 3: b: command not found</text:p>
      <text:p text:style-name="P1"/>
      <text:p text:style-name="P1"/>
      <text:p text:style-name="P1">nandan@cdac:~/CLOUD_COMPUTING/DOCKERgcc$ cd ..</text:p>
      <text:p text:style-name="P1">nandan@cdac:~/CLOUD_COMPUTING$ cd DOCKERjava/</text:p>
      <text:p text:style-name="P1">nandan@cdac:~/CLOUD_COMPUTING/DOCKERjava$ sudo docker build -t java_file</text:p>
      <text:p text:style-name="P1">ERROR: "docker buildx build" requires exactly 1 argument.</text:p>
      <text:p text:style-name="P1">See 'docker buildx build --help'.</text:p>
      <text:p text:style-name="P1"/>
      <text:p text:style-name="P1">Usage: <text:s/>docker buildx build [OPTIONS] PATH | URL | -</text:p>
      <text:p text:style-name="P1"/>
      <text:p text:style-name="P1">Start a build</text:p>
      <text:p text:style-name="P1">nandan@cdac:~/CLOUD_COMPUTING/DOCKERjava$ sudo docker build -t java_file .</text:p>
      <text:p text:style-name="P1">[+] Building 3.6s (4/4) FINISHED <text:s text:c="157"/>docker:default</text:p>
      <text:p text:style-name="P1"><text:s/>=&gt; [internal] load build definition from Dockerfile <text:s text:c="147"/>1.0s</text:p>
      <text:p text:style-name="P1"><text:s/>=&gt; =&gt; transferring dockerfile: 127B <text:s text:c="163"/>0.0s</text:p>
      <text:p text:style-name="P1"><text:s/>=&gt; [internal] load .dockerignore <text:s text:c="166"/>1.3s</text:p>
      <text:p text:style-name="P1"><text:s/>=&gt; =&gt; transferring context: 2B <text:s text:c="168"/>0.0s</text:p>
      <text:p text:style-name="P1"><text:s/>=&gt; ERROR [internal] load metadata for docker.io/library/java:latest <text:s text:c="131"/>1.6s</text:p>
      <text:p text:style-name="P1"><text:s/>=&gt; [auth] library/java:pull token for registry-1.docker.io <text:s text:c="140"/>0.0s</text:p>
      <text:p text:style-name="P1">------</text:p>
      <text:p text:style-name="P1"><text:s/>&gt; [internal] load metadata for docker.io/library/java:latest:</text:p>
      <text:p text:style-name="P1">------</text:p>
      <text:p text:style-name="P1">Dockerfile:1</text:p>
      <text:p text:style-name="P1">--------------------</text:p>
      <text:p text:style-name="P1"><text:s text:c="3"/>1 | &gt;&gt;&gt; FROM java</text:p>
      <text:p text:style-name="P1"><text:s text:c="3"/>2 | <text:s text:c="4"/>WORKDIR /usr/src/java_app</text:p>
      <text:p text:style-name="P1"><text:s text:c="3"/>3 | <text:s text:c="4"/></text:p>
      <text:p text:style-name="P1">--------------------</text:p>
      <text:p text:style-name="P1">ERROR: failed to solve: java: docker.io/library/java:latest: not found</text:p>
      <text:p text:style-name="P1">nandan@cdac:~/CLOUD_COMPUTING/DOCKERjava$ sudo docker build -t java_file .</text:p>
      <text:p text:style-name="P1">[+] Building 30.1s (10/10) FINISHED <text:s text:c="154"/>docker:default</text:p>
      <text:p text:style-name="P1"><text:s/>=&gt; [internal] load .dockerignore <text:s text:c="166"/>0.5s</text:p>
      <text:p text:style-name="P1"><text:s/>=&gt; =&gt; transferring context: 2B <text:s text:c="168"/>0.0s</text:p>
      <text:p text:style-name="P1"><text:s/>=&gt; [internal] load build definition from Dockerfile <text:s text:c="147"/>0.4s</text:p>
      <text:p text:style-name="P1"><text:s/>=&gt; =&gt; transferring dockerfile: 130B <text:s text:c="163"/>0.0s</text:p>
      <text:p text:style-name="P1"><text:s/>=&gt; [internal] load metadata for docker.io/library/openjdk:latest <text:s text:c="134"/>4.5s</text:p>
      <text:p text:style-name="P1"><text:s/>=&gt; [auth] library/openjdk:pull token for registry-1.docker.io <text:s text:c="137"/>0.0s</text:p>
      <text:p text:style-name="P1"><text:s/>=&gt; [1/4] FROM docker.io/library/openjdk@sha256:9b448de897d211c9e0ec635a485650aed6e28d4eca1efbc34940560a480b3f1f <text:s text:c="86"/>10.7s</text:p>
      <text:p text:style-name="P1"><text:s/>=&gt; =&gt; resolve docker.io/library/openjdk@sha256:9b448de897d211c9e0ec635a485650aed6e28d4eca1efbc34940560a480b3f1f <text:s text:c="87"/>0.3s</text:p>
      <text:p text:style-name="P1"><text:s/>=&gt; =&gt; sha256:9b448de897d211c9e0ec635a485650aed6e28d4eca1efbc34940560a480b3f1f 1.04kB / 1.04kB <text:s text:c="105"/>0.0s</text:p>
      <text:p text:style-name="P1"><text:s/>=&gt; =&gt; sha256:fe05457a5e9b9403f8e72eeba507ae80a4237d2d2d3f219fa62ceb128482a9ee 954B / 954B <text:s text:c="109"/>0.0s</text:p>
      <text:p text:style-name="P1"><text:s/>=&gt; =&gt; sha256:71260f256d19f4ae5c762601e5301418d2516ca591103b1376f063be0b7ba056 4.46kB / 4.46kB <text:s text:c="105"/>0.0s</text:p>
      <text:p text:style-name="P1"><text:s/>=&gt; =&gt; sha256:197c1adcd755131915cd019bdd58658d44445b3638f65449932c18ee39b6047c 44.56MB / 44.56MB <text:s text:c="103"/>2.0s</text:p>
      <text:p text:style-name="P1"><text:soft-page-break/><text:s/>=&gt; =&gt; sha256:95a27dbe0150755fca4304b4afd0d7d6dd6a40ede6fdb30da8568e9e8cdf23a9 188.74MB / 188.74MB <text:s text:c="101"/>6.5s</text:p>
      <text:p text:style-name="P1"><text:s/>=&gt; =&gt; sha256:57b698b7af4b18900b53c768746b1dfb603dfb9aec1eea328fdac86d37001e2a 12.26MB / 12.26MB <text:s text:c="103"/>1.6s</text:p>
      <text:p text:style-name="P1"><text:s/>=&gt; =&gt; extracting sha256:197c1adcd755131915cd019bdd58658d44445b3638f65449932c18ee39b6047c <text:s text:c="110"/>0.8s</text:p>
      <text:p text:style-name="P1"><text:s/>=&gt; =&gt; extracting sha256:57b698b7af4b18900b53c768746b1dfb603dfb9aec1eea328fdac86d37001e2a <text:s text:c="110"/>0.3s</text:p>
      <text:p text:style-name="P1"><text:s/>=&gt; =&gt; extracting sha256:95a27dbe0150755fca4304b4afd0d7d6dd6a40ede6fdb30da8568e9e8cdf23a9 <text:s text:c="110"/>1.2s</text:p>
      <text:p text:style-name="P1"><text:s/>=&gt; [internal] load build context <text:s text:c="166"/>0.9s</text:p>
      <text:p text:style-name="P1"><text:s/>=&gt; =&gt; transferring context: 333B <text:s text:c="166"/>0.0s</text:p>
      <text:p text:style-name="P1"><text:s/>=&gt; [2/4] WORKDIR /usr/src/java_app <text:s text:c="164"/>6.4s</text:p>
      <text:p text:style-name="P1"><text:s/>=&gt; [3/4] COPY . . <text:s text:c="181"/>1.4s</text:p>
      <text:p text:style-name="P1"><text:s/>=&gt; [4/4] RUN javac "demo.java" <text:s text:c="168"/>3.5s</text:p>
      <text:p text:style-name="P1"><text:s/>=&gt; exporting to image <text:s text:c="177"/>1.7s</text:p>
      <text:p text:style-name="P1"><text:s/>=&gt; =&gt; exporting layers <text:s text:c="176"/>1.5s</text:p>
      <text:p text:style-name="P1"><text:s/>=&gt; =&gt; writing image sha256:e00d17ddba11c7c3e6954fd89d4fbce72a70451231e4eed84eb435845a7a4492 <text:s text:c="107"/>0.0s</text:p>
      <text:p text:style-name="P1"><text:s/>=&gt; =&gt; naming to docker.io/library/java_file <text:s text:c="155"/>0.1s</text:p>
      <text:p text:style-name="P1">nandan@cdac:~/CLOUD_COMPUTING/DOCKERjava$ sudo docker run java_file</text:p>
      <text:p text:style-name="P1">Error: Could not find or load main class demo</text:p>
      <text:p text:style-name="P1">Caused by: java.lang.NoClassDefFoundError: DOCKERjava/demo (wrong name: demo)</text:p>
      <text:p text:style-name="P1">nandan@cdac:~/CLOUD_COMPUTING/DOCKERjava$ sudo docker build -t java_file .</text:p>
      <text:p text:style-name="P1">[+] Building 8.6s (9/9) FINISHED <text:s text:c="157"/>docker:default</text:p>
      <text:p text:style-name="P1"><text:s/>=&gt; [internal] load .dockerignore <text:s text:c="166"/>0.3s</text:p>
      <text:p text:style-name="P1"><text:s/>=&gt; =&gt; transferring context: 2B <text:s text:c="168"/>0.0s</text:p>
      <text:p text:style-name="P1"><text:s/>=&gt; [internal] load build definition from Dockerfile <text:s text:c="147"/>0.5s</text:p>
      <text:p text:style-name="P1"><text:s/>=&gt; =&gt; transferring dockerfile: 130B <text:s text:c="163"/>0.0s</text:p>
      <text:p text:style-name="P1"><text:s/>=&gt; [internal] load metadata for docker.io/library/openjdk:latest <text:s text:c="134"/>1.0s</text:p>
      <text:p text:style-name="P1"><text:s/>=&gt; [1/4] FROM docker.io/library/openjdk@sha256:9b448de897d211c9e0ec635a485650aed6e28d4eca1efbc34940560a480b3f1f <text:s text:c="87"/>0.0s</text:p>
      <text:p text:style-name="P1"><text:s/>=&gt; [internal] load build context <text:s text:c="166"/>0.2s</text:p>
      <text:p text:style-name="P1"><text:s/>=&gt; =&gt; transferring context: 320B <text:s text:c="166"/>0.0s</text:p>
      <text:p text:style-name="P1"><text:s/>=&gt; CACHED [2/4] WORKDIR /usr/src/java_app <text:s text:c="157"/>0.0s</text:p>
      <text:p text:style-name="P1"><text:s/>=&gt; [3/4] COPY . . <text:s text:c="181"/>1.6s</text:p>
      <text:p text:style-name="P1"><text:s/>=&gt; [4/4] RUN javac "demo.java" <text:s text:c="168"/>2.9s</text:p>
      <text:p text:style-name="P1"><text:s/>=&gt; exporting to image <text:s text:c="177"/>1.3s</text:p>
      <text:p text:style-name="P1"><text:s/>=&gt; =&gt; exporting layers <text:s text:c="176"/>1.1s</text:p>
      <text:p text:style-name="P1"><text:s/>=&gt; =&gt; writing image sha256:647b7ea0175fd367a1ecfbc925916f187d68b4d39d2ad7b5234b72c5c300aaa2 <text:s text:c="107"/>0.0s</text:p>
      <text:p text:style-name="P1"><text:s/>=&gt; =&gt; naming to docker.io/library/java_file <text:s text:c="155"/>0.1s</text:p>
      <text:p text:style-name="P1">nandan@cdac:~/CLOUD_COMPUTING/DOCKERjava$ sudo docker run java_file</text:p>
      <text:p text:style-name="P1">Hello from JAVA</text:p>
      <text:p text:style-name="P1"/>
      <text:p text:style-name="P1">nandan@cdac:~/CLOUD_COMPUTING/DOCKERjava$ sudo docker build -t java_file .</text:p>
      <text:p text:style-name="P1">[+] Building 8.8s (9/9) FINISHED <text:s text:c="157"/>docker:default</text:p>
      <text:p text:style-name="P1"><text:soft-page-break/><text:s/>=&gt; [internal] load .dockerignore <text:s text:c="166"/>0.4s</text:p>
      <text:p text:style-name="P1"><text:s/>=&gt; =&gt; transferring context: 2B <text:s text:c="168"/>0.0s</text:p>
      <text:p text:style-name="P1"><text:s/>=&gt; [internal] load build definition from Dockerfile <text:s text:c="147"/>0.3s</text:p>
      <text:p text:style-name="P1"><text:s/>=&gt; =&gt; transferring dockerfile: 130B <text:s text:c="163"/>0.0s</text:p>
      <text:p text:style-name="P1"><text:s/>=&gt; [internal] load metadata for docker.io/library/openjdk:latest <text:s text:c="134"/>1.0s</text:p>
      <text:p text:style-name="P1"><text:s/>=&gt; [1/4] FROM docker.io/library/openjdk@sha256:9b448de897d211c9e0ec635a485650aed6e28d4eca1efbc34940560a480b3f1f <text:s text:c="87"/>0.0s</text:p>
      <text:p text:style-name="P1"><text:s/>=&gt; [internal] load build context <text:s text:c="166"/>0.2s</text:p>
      <text:p text:style-name="P1"><text:s/>=&gt; =&gt; transferring context: 218B <text:s text:c="166"/>0.0s</text:p>
      <text:p text:style-name="P1"><text:s/>=&gt; CACHED [2/4] WORKDIR /usr/src/java_app <text:s text:c="157"/>0.0s</text:p>
      <text:p text:style-name="P1"><text:s/>=&gt; [3/4] COPY . . <text:s text:c="181"/>1.5s</text:p>
      <text:p text:style-name="P1"><text:s/>=&gt; [4/4] RUN javac "demo.java" <text:s text:c="168"/>3.1s</text:p>
      <text:p text:style-name="P1"><text:s/>=&gt; exporting to image <text:s text:c="177"/>1.4s</text:p>
      <text:p text:style-name="P1"><text:s/>=&gt; =&gt; exporting layers <text:s text:c="176"/>1.3s</text:p>
      <text:p text:style-name="P1"><text:s/>=&gt; =&gt; writing image sha256:81cd623f610c074015a4557cd1d8edbdc033fab572e00d7423270e3589533ee5 <text:s text:c="107"/>0.0s</text:p>
      <text:p text:style-name="P1"><text:s/>=&gt; =&gt; naming to docker.io/library/java_file <text:s text:c="155"/>0.1s</text:p>
      <text:p text:style-name="P1">nandan@cdac:~/CLOUD_COMPUTING/DOCKERjava$ sudo docker run java_file</text:p>
      <text:p text:style-name="P1">Error: Could not find or load main class demo</text:p>
      <text:p text:style-name="P1">Caused by: java.lang.NoClassDefFoundError: DOCKERjava/demo (wrong name: demo)</text:p>
      <text:p text:style-name="P1">nandan@cdac:~/CLOUD_COMPUTING/DOCKERjava$ sudo docker build -t java_file .</text:p>
      <text:p text:style-name="P1">[+] Building 9.9s (9/9) FINISHED <text:s text:c="157"/>docker:default</text:p>
      <text:p text:style-name="P1"><text:s/>=&gt; [internal] load build definition from Dockerfile <text:s text:c="147"/>0.3s</text:p>
      <text:p text:style-name="P1"><text:s/>=&gt; =&gt; transferring dockerfile: 124B <text:s text:c="163"/>0.0s</text:p>
      <text:p text:style-name="P1"><text:s/>=&gt; [internal] load .dockerignore <text:s text:c="166"/>0.4s</text:p>
      <text:p text:style-name="P1"><text:s/>=&gt; =&gt; transferring context: 2B <text:s text:c="168"/>0.0s</text:p>
      <text:p text:style-name="P1"><text:s/>=&gt; [internal] load metadata for docker.io/library/openjdk:latest <text:s text:c="134"/>1.1s</text:p>
      <text:p text:style-name="P1"><text:s/>=&gt; CACHED [1/4] FROM docker.io/library/openjdk@sha256:9b448de897d211c9e0ec635a485650aed6e28d4eca1efbc34940560a480b3f1f <text:s text:c="80"/>0.0s</text:p>
      <text:p text:style-name="P1"><text:s/>=&gt; [internal] load build context <text:s text:c="166"/>0.3s</text:p>
      <text:p text:style-name="P1"><text:s/>=&gt; =&gt; transferring context: 153B <text:s text:c="166"/>0.0s</text:p>
      <text:p text:style-name="P1"><text:s/>=&gt; [2/4] WORKDIR /DOCKERjava <text:s text:c="170"/>1.6s</text:p>
      <text:p text:style-name="P1"><text:s/>=&gt; [3/4] COPY . . <text:s text:c="181"/>1.1s</text:p>
      <text:p text:style-name="P1"><text:s/>=&gt; [4/4] RUN javac "demo.java" <text:s text:c="168"/>2.8s</text:p>
      <text:p text:style-name="P1"><text:s/>=&gt; exporting to image <text:s text:c="177"/>1.8s</text:p>
      <text:p text:style-name="P1"><text:s/>=&gt; =&gt; exporting layers <text:s text:c="176"/>1.6s</text:p>
      <text:p text:style-name="P1"><text:s/>=&gt; =&gt; writing image sha256:78e09843bc9073278a1303fe7b00d01b0578a2733389fb1a5c74aa3133538273 <text:s text:c="107"/>0.0s</text:p>
      <text:p text:style-name="P1"><text:s/>=&gt; =&gt; naming to docker.io/library/java_file <text:s text:c="155"/>0.1s</text:p>
      <text:p text:style-name="P1">nandan@cdac:~/CLOUD_COMPUTING/DOCKERjava$ sudo docker run java_file</text:p>
      <text:p text:style-name="P1">Error: Could not find or load main class demo</text:p>
      <text:p text:style-name="P1">Caused by: java.lang.NoClassDefFoundError: DOCKERjava/demo (wrong name: demo)</text:p>
      <text:p text:style-name="P1"><text:soft-page-break/>nandan@cdac:~/CLOUD_COMPUTING/DOCKERjava$ sudo docker build -t java_file .</text:p>
      <text:p text:style-name="P1">[+] Building 9.4s (9/9) FINISHED <text:s text:c="157"/>docker:default</text:p>
      <text:p text:style-name="P1"><text:s/>=&gt; [internal] load build definition from Dockerfile <text:s text:c="147"/>0.3s</text:p>
      <text:p text:style-name="P1"><text:s/>=&gt; =&gt; transferring dockerfile: 123B <text:s text:c="163"/>0.0s</text:p>
      <text:p text:style-name="P1"><text:s/>=&gt; [internal] load .dockerignore <text:s text:c="166"/>0.4s</text:p>
      <text:p text:style-name="P1"><text:s/>=&gt; =&gt; transferring context: 2B <text:s text:c="168"/>0.0s</text:p>
      <text:p text:style-name="P1"><text:s/>=&gt; [internal] load metadata for docker.io/library/openjdk:latest <text:s text:c="134"/>2.1s</text:p>
      <text:p text:style-name="P1"><text:s/>=&gt; [1/4] FROM docker.io/library/openjdk@sha256:9b448de897d211c9e0ec635a485650aed6e28d4eca1efbc34940560a480b3f1f <text:s text:c="87"/>0.0s</text:p>
      <text:p text:style-name="P1"><text:s/>=&gt; [internal] load build context <text:s text:c="166"/>0.2s</text:p>
      <text:p text:style-name="P1"><text:s/>=&gt; =&gt; transferring context: 152B <text:s text:c="166"/>0.0s</text:p>
      <text:p text:style-name="P1"><text:s/>=&gt; CACHED [2/4] WORKDIR DOCKERjava <text:s text:c="164"/>0.0s</text:p>
      <text:p text:style-name="P1"><text:s/>=&gt; [3/4] COPY . . <text:s text:c="181"/>1.1s</text:p>
      <text:p text:style-name="P1"><text:s/>=&gt; [4/4] RUN javac "demo.java" <text:s text:c="168"/>3.1s</text:p>
      <text:p text:style-name="P1"><text:s/>=&gt; exporting to image <text:s text:c="177"/>1.3s</text:p>
      <text:p text:style-name="P1"><text:s/>=&gt; =&gt; exporting layers <text:s text:c="176"/>1.1s</text:p>
      <text:p text:style-name="P1"><text:s/>=&gt; =&gt; writing image sha256:ae3429a925694a0122f745a72b856ff876437f6f0cede15fd871db49473c6bf2 <text:s text:c="107"/>0.0s</text:p>
      <text:p text:style-name="P1"><text:s/>=&gt; =&gt; naming to docker.io/library/java_file <text:s text:c="155"/>0.1s</text:p>
      <text:p text:style-name="P1">nandan@cdac:~/CLOUD_COMPUTING/DOCKERjava$ sudo docker run java_file</text:p>
      <text:p text:style-name="P1">Error: Could not find or load main class demo</text:p>
      <text:p text:style-name="P1">Caused by: java.lang.NoClassDefFoundError: DOCKERjava/demo (wrong name: demo)</text:p>
      <text:p text:style-name="P1">nandan@cdac:~/CLOUD_COMPUTING/DOCKERjava$ sudo docker build -t java_file .</text:p>
      <text:p text:style-name="P1">[+] Building 10.3s (10/10) FINISHED <text:s text:c="154"/>docker:default</text:p>
      <text:p text:style-name="P1"><text:s/>=&gt; [internal] load .dockerignore <text:s text:c="166"/>0.3s</text:p>
      <text:p text:style-name="P1"><text:s/>=&gt; =&gt; transferring context: 2B <text:s text:c="168"/>0.0s</text:p>
      <text:p text:style-name="P1"><text:s/>=&gt; [internal] load build definition from Dockerfile <text:s text:c="147"/>0.4s</text:p>
      <text:p text:style-name="P1"><text:s/>=&gt; =&gt; transferring dockerfile: 130B <text:s text:c="163"/>0.0s</text:p>
      <text:p text:style-name="P1"><text:s/>=&gt; [internal] load metadata for docker.io/library/openjdk:latest <text:s text:c="134"/>2.9s</text:p>
      <text:p text:style-name="P1"><text:s/>=&gt; [auth] library/openjdk:pull token for registry-1.docker.io <text:s text:c="137"/>0.0s</text:p>
      <text:p text:style-name="P1"><text:s/>=&gt; [1/4] FROM docker.io/library/openjdk@sha256:9b448de897d211c9e0ec635a485650aed6e28d4eca1efbc34940560a480b3f1f <text:s text:c="87"/>0.0s</text:p>
      <text:p text:style-name="P1"><text:s/>=&gt; [internal] load build context <text:s text:c="166"/>0.2s</text:p>
      <text:p text:style-name="P1"><text:s/>=&gt; =&gt; transferring context: 315B <text:s text:c="166"/>0.0s</text:p>
      <text:p text:style-name="P1"><text:s/>=&gt; CACHED [2/4] WORKDIR /usr/src/java_app <text:s text:c="157"/>0.0s</text:p>
      <text:p text:style-name="P1"><text:s/>=&gt; [3/4] COPY . . <text:s text:c="181"/>1.6s</text:p>
      <text:p text:style-name="P1"><text:s/>=&gt; [4/4] RUN javac "demo.java" <text:s text:c="168"/>2.8s</text:p>
      <text:p text:style-name="P1"><text:s/>=&gt; exporting to image <text:s text:c="177"/>1.2s</text:p>
      <text:p text:style-name="P1"><text:s/>=&gt; =&gt; exporting layers <text:s text:c="176"/>1.0s</text:p>
      <text:p text:style-name="P1"><text:s/>=&gt; =&gt; writing image sha256:7112cc3f13fef39a0a17be5464ea9512917ac9b7f19d04f2402566a4c4aabf52 <text:s text:c="107"/>0.0s</text:p>
      <text:p text:style-name="P1"><text:soft-page-break/><text:s/>=&gt; =&gt; naming to docker.io/library/java_file <text:s text:c="155"/>0.1s</text:p>
      <text:p text:style-name="P1">nandan@cdac:~/CLOUD_COMPUTING/DOCKERjava$ sudo docker run java_file</text:p>
      <text:p text:style-name="P1">Error: Could not find or load main class demo</text:p>
      <text:p text:style-name="P1">Caused by: java.lang.NoClassDefFoundError: java_app/demo (wrong name: demo)</text:p>
      <text:p text:style-name="P1">nandan@cdac:~/CLOUD_COMPUTING/DOCKERjava$ sudo docker build -t java_file .</text:p>
      <text:p text:style-name="P1">[+] Building 10.0s (9/9) FINISHED <text:s text:c="156"/>docker:default</text:p>
      <text:p text:style-name="P1"><text:s/>=&gt; [internal] load .dockerignore <text:s text:c="166"/>0.3s</text:p>
      <text:p text:style-name="P1"><text:s/>=&gt; =&gt; transferring context: 2B <text:s text:c="168"/>0.0s</text:p>
      <text:p text:style-name="P1"><text:s/>=&gt; [internal] load build definition from Dockerfile <text:s text:c="147"/>0.4s</text:p>
      <text:p text:style-name="P1"><text:s/>=&gt; =&gt; transferring dockerfile: 141B <text:s text:c="163"/>0.0s</text:p>
      <text:p text:style-name="P1"><text:s/>=&gt; [internal] load metadata for docker.io/library/openjdk:latest <text:s text:c="134"/>1.0s</text:p>
      <text:p text:style-name="P1"><text:s/>=&gt; CACHED [1/4] FROM docker.io/library/openjdk@sha256:9b448de897d211c9e0ec635a485650aed6e28d4eca1efbc34940560a480b3f1f <text:s text:c="80"/>0.0s</text:p>
      <text:p text:style-name="P1"><text:s/>=&gt; [internal] load build context <text:s text:c="166"/>0.3s</text:p>
      <text:p text:style-name="P1"><text:s/>=&gt; =&gt; transferring context: 328B <text:s text:c="166"/>0.0s</text:p>
      <text:p text:style-name="P1"><text:s/>=&gt; [2/4] WORKDIR /usr/src/java_app/DOCKERjava <text:s text:c="153"/>1.7s</text:p>
      <text:p text:style-name="P1"><text:s/>=&gt; [3/4] COPY . . <text:s text:c="181"/>1.3s</text:p>
      <text:p text:style-name="P1"><text:s/>=&gt; [4/4] RUN javac "demo.java" <text:s text:c="168"/>2.9s</text:p>
      <text:p text:style-name="P1"><text:s/>=&gt; exporting to image <text:s text:c="177"/>1.6s</text:p>
      <text:p text:style-name="P1"><text:s/>=&gt; =&gt; exporting layers <text:s text:c="176"/>1.5s</text:p>
      <text:p text:style-name="P1"><text:s/>=&gt; =&gt; writing image sha256:06642ce2c51c0314f8fbc25a3ce14e0913968ecdfeea53e29ead411f2e47d882 <text:s text:c="107"/>0.0s</text:p>
      <text:p text:style-name="P1"><text:s/>=&gt; =&gt; naming to docker.io/library/java_file <text:s text:c="155"/>0.1s</text:p>
      <text:p text:style-name="P1">nandan@cdac:~/CLOUD_COMPUTING/DOCKERjava$ sudo docker run java_file</text:p>
      <text:p text:style-name="P1">Error: Could not find or load main class demo</text:p>
      <text:p text:style-name="P1">Caused by: java.lang.NoClassDefFoundError: DOCKERjava/demo (wrong name: demo)</text:p>
      <text:p text:style-name="P1">nandan@cdac:~/CLOUD_COMPUTING/DOCKERjava$ sudo docker build -t java_file .</text:p>
      <text:p text:style-name="P1">[+] Building 8.8s (9/9) FINISHED <text:s text:c="157"/>docker:default</text:p>
      <text:p text:style-name="P1"><text:s/>=&gt; [internal] load build definition from Dockerfile <text:s text:c="147"/>0.3s</text:p>
      <text:p text:style-name="P1"><text:s/>=&gt; =&gt; transferring dockerfile: 130B <text:s text:c="163"/>0.0s</text:p>
      <text:p text:style-name="P1"><text:s/>=&gt; [internal] load .dockerignore <text:s text:c="166"/>0.5s</text:p>
      <text:p text:style-name="P1"><text:s/>=&gt; =&gt; transferring context: 2B <text:s text:c="168"/>0.0s</text:p>
      <text:p text:style-name="P1"><text:s/>=&gt; [internal] load metadata for docker.io/library/openjdk:latest <text:s text:c="134"/>0.9s</text:p>
      <text:p text:style-name="P1"><text:s/>=&gt; [1/4] FROM docker.io/library/openjdk@sha256:9b448de897d211c9e0ec635a485650aed6e28d4eca1efbc34940560a480b3f1f <text:s text:c="87"/>0.0s</text:p>
      <text:p text:style-name="P1"><text:s/>=&gt; [internal] load build context <text:s text:c="166"/>0.2s</text:p>
      <text:p text:style-name="P1"><text:s/>=&gt; =&gt; transferring context: 294B <text:s text:c="166"/>0.0s</text:p>
      <text:p text:style-name="P1"><text:s/>=&gt; CACHED [2/4] WORKDIR /usr/src/java_app <text:s text:c="157"/>0.0s</text:p>
      <text:p text:style-name="P1"><text:s/>=&gt; [3/4] COPY . . <text:s text:c="181"/>1.6s</text:p>
      <text:p text:style-name="P1"><text:s/>=&gt; [4/4] RUN javac "demo.java" <text:s text:c="168"/>2.8s</text:p>
      <text:p text:style-name="P1"><text:s/>=&gt; exporting to image <text:s text:c="177"/>1.2s</text:p>
      <text:p text:style-name="P1"><text:soft-page-break/><text:s/>=&gt; =&gt; exporting layers <text:s text:c="176"/>1.1s</text:p>
      <text:p text:style-name="P1"><text:s/>=&gt; =&gt; writing image sha256:2cded0cf1d814e2b9e9ca1bfe73e1290431adc93c319db5100a964a30a01bb64 <text:s text:c="107"/>0.0s</text:p>
      <text:p text:style-name="P1"><text:s/>=&gt; =&gt; naming to docker.io/library/java_file <text:s text:c="155"/>0.1s</text:p>
      <text:p text:style-name="P1">nandan@cdac:~/CLOUD_COMPUTING/DOCKERjava$ sudo docker run java_file</text:p>
      <text:p text:style-name="P1">Hello from JAVA</text:p>
      <text:p text:style-name="P1"/>
      <text:p text:style-name="P1">nandan@cdac:~/CLOUD_COMPUTING/DOCKERjava$ cd ..</text:p>
      <text:p text:style-name="P1">nandan@cdac:~/CLOUD_COMPUTING$ ls</text:p>
      <text:p text:style-name="P1">ardino_config.py <text:s/>broker_details.py <text:s text:c="20"/>DOCKER <text:s text:c="11"/>DOCKERgcc <text:s text:c="4"/>DOCKERpython <text:s text:c="13"/>mqtt_publish.py <text:s text:c="11"/>nistspecialpublication800-145.pdf <text:s/>sql_connect_edge.py</text:p>
      <text:p text:style-name="P1">AWS <text:s text:c="14"/>create_database.py <text:s text:c="19"/>DOCKERbashscript <text:s/>DOCKERjava <text:s text:c="3"/>DOCKERtemp <text:s text:c="15"/>mqtt_subscriber_ardino.py <text:s/>__pycache__</text:p>
      <text:p text:style-name="P1">broker_config.py <text:s/>DESD-March-2023-20231218T065543Z-001 <text:s/>DOCKERflask <text:s text:c="6"/>DOCKERnodejs <text:s/>mqtt_publish_practice.py <text:s/>mqtt_subscriber.py <text:s text:c="8"/>sql_arduino.py</text:p>
      <text:p text:style-name="P1">nandan@cdac:~/CLOUD_COMPUTING$ cd DOCKERflask/</text:p>
      <text:p text:style-name="P1">nandan@cdac:~/CLOUD_COMPUTING/DOCKERflask$ sudo docker build -t flask_file</text:p>
      <text:p text:style-name="P1">[sudo] password for nandan: </text:p>
      <text:p text:style-name="P1">ERROR: "docker buildx build" requires exactly 1 argument.</text:p>
      <text:p text:style-name="P1">See 'docker buildx build --help'.</text:p>
      <text:p text:style-name="P1"/>
      <text:p text:style-name="P1">Usage: <text:s/>docker buildx build [OPTIONS] PATH | URL | -</text:p>
      <text:p text:style-name="P1"/>
      <text:p text:style-name="P1">Start a build</text:p>
      <text:p text:style-name="P1">nandan@cdac:~/CLOUD_COMPUTING/DOCKERflask$ sudo docker build -t flask_file .</text:p>
      <text:p text:style-name="P1">[+] Building 17.4s (11/11) FINISHED <text:s text:c="154"/>docker:default</text:p>
      <text:p text:style-name="P1"><text:s/>=&gt; [internal] load .dockerignore <text:s text:c="166"/>0.9s</text:p>
      <text:p text:style-name="P1"><text:s/>=&gt; =&gt; transferring context: 2B <text:s text:c="168"/>0.0s</text:p>
      <text:p text:style-name="P1"><text:s/>=&gt; [internal] load build definition from Dockerfile <text:s text:c="147"/>1.1s</text:p>
      <text:p text:style-name="P1"><text:s/>=&gt; =&gt; transferring dockerfile: 232B <text:s text:c="163"/>0.0s</text:p>
      <text:p text:style-name="P1"><text:s/>=&gt; [internal] load metadata for docker.io/library/python:3 <text:s text:c="140"/>3.0s</text:p>
      <text:p text:style-name="P1"><text:s/>=&gt; [auth] library/python:pull token for registry-1.docker.io <text:s text:c="138"/>0.0s</text:p>
      <text:p text:style-name="P1"><text:s/>=&gt; [1/5] FROM docker.io/library/python:3@sha256:3733015cdd1bd7d9a0b9fe21a925b608de82131aa4f3d397e465a1fcb545d36f <text:s text:c="86"/>0.0s</text:p>
      <text:p text:style-name="P1"><text:s/>=&gt; [internal] load build context <text:s text:c="166"/>0.5s</text:p>
      <text:p text:style-name="P1"><text:s/>=&gt; =&gt; transferring context: 537B <text:s text:c="166"/>0.0s</text:p>
      <text:p text:style-name="P1"><text:s/>=&gt; CACHED [2/5] WORKDIR /usr/src/pythonapp <text:s text:c="156"/>0.0s</text:p>
      <text:p text:style-name="P1"><text:s/>=&gt; [3/5] COPY requirements.txt /usr/src/pythonapp/ <text:s text:c="148"/>1.1s</text:p>
      <text:p text:style-name="P1"><text:s/>=&gt; [4/5] RUN pip install --no-cache-dir -r requirements.txt <text:s text:c="139"/>7.3s</text:p>
      <text:p text:style-name="P1"><text:s/>=&gt; [5/5] COPY . . <text:s text:c="181"/>1.8s </text:p>
      <text:p text:style-name="P1"><text:s/>=&gt; exporting to image <text:s text:c="177"/>1.3s </text:p>
      <text:p text:style-name="P1"><text:s/>=&gt; =&gt; exporting layers <text:s text:c="176"/>1.2s </text:p>
      <text:p text:style-name="P1"><text:s/>=&gt; =&gt; writing image sha256:b9269005cc013633c1fdf3a2345b2a64d34fb966de5f091675839f6c338dad4a <text:s text:c="107"/>0.1s </text:p>
      <text:p text:style-name="P1"><text:s/>=&gt; =&gt; naming to docker.io/library/flask_file <text:s text:c="154"/>0.1s </text:p>
      <text:p text:style-name="P1">nandan@cdac:~/CLOUD_COMPUTING/DOCKERflask$ sudo docker run flask_file</text:p>
      <text:p text:style-name="P1"><text:s/>* Serving Flask app 'flask_program'</text:p>
      <text:p text:style-name="P1"><text:s/>* Debug mode: on</text:p>
      <text:p text:style-name="P1">WARNING: This is a development server. Do not use it in a production deployment. Use a production WSGI server instead.</text:p>
      <text:p text:style-name="P1"><text:s/>* Running on all addresses (0.0.0.0)</text:p>
      <text:p text:style-name="P1"><text:s/>* Running on http://127.0.0.1:5000</text:p>
      <text:p text:style-name="P1"><text:s/>* Running on http://172.17.0.3:5000</text:p>
      <text:p text:style-name="P1"><text:soft-page-break/>Press CTRL+C to quit</text:p>
      <text:p text:style-name="P1"><text:s/>* Restarting with stat</text:p>
      <text:p text:style-name="P1"><text:s/>* Debugger is active!</text:p>
      <text:p text:style-name="P1"><text:s/>* Debugger PIN: 463-758-088</text:p>
      <text:p text:style-name="P1">^Cnandan@cdac:~/CLOUD_COMPUTING/DOCKERflask$ sudo docker run -it -p 6500:5000 flask_file </text:p>
      <text:p text:style-name="P1"><text:s/>* Serving Flask app 'flask_program'</text:p>
      <text:p text:style-name="P1"><text:s/>* Debug mode: on</text:p>
      <text:p text:style-name="P1">WARNING: This is a development server. Do not use it in a production deployment. Use a production WSGI server instead.</text:p>
      <text:p text:style-name="P1"><text:s/>* Running on all addresses (0.0.0.0)</text:p>
      <text:p text:style-name="P1"><text:s/>* Running on http://127.0.0.1:5000</text:p>
      <text:p text:style-name="P1"><text:s/>* Running on http://172.17.0.3:5000</text:p>
      <text:p text:style-name="P1">Press CTRL+C to quit</text:p>
      <text:p text:style-name="P1"><text:s/>* Restarting with stat</text:p>
      <text:p text:style-name="P1"><text:s/>* Debugger is active!</text:p>
      <text:p text:style-name="P1"><text:s/>* Debugger PIN: 851-916-645</text:p>
      <text:p text:style-name="P1">172.17.0.1 - - [02/Jan/2024 06:53:43] "GET / HTTP/1.1" 404 -</text:p>
      <text:p text:style-name="P1">172.17.0.1 - - [02/Jan/2024 06:53:43] "GET /favicon.ico HTTP/1.1" 404 -</text:p>
      <text:p text:style-name="P1">192.168.77.248 - - [02/Jan/2024 06:54:05] "GET / HTTP/1.1" 404 -</text:p>
      <text:p text:style-name="P1">192.168.77.248 - - [02/Jan/2024 06:54:05] "GET /favicon.ico HTTP/1.1" 404 -</text:p>
      <text:p text:style-name="P1">172.17.0.1 - - [02/Jan/2024 06:54:25] "GET / HTTP/1.1" 404 -</text:p>
      <text:p text:style-name="P1">172.17.0.1 - - [02/Jan/2024 06:54:25] "GET /favicon.ico HTTP/1.1" 404 -</text:p>
      <text:p text:style-name="P1">172.17.0.1 - - [02/Jan/2024 06:54:52] "GET / HTTP/1.1" 404 -</text:p>
      <text:p text:style-name="P1">172.17.0.1 - - [02/Jan/2024 06:54:54] "GET / HTTP/1.1" 404 -</text:p>
      <text:p text:style-name="P1">172.17.0.1 - - [02/Jan/2024 06:54:54] "GET / HTTP/1.1" 404 -</text:p>
      <text:p text:style-name="P1">^Cnandan@cdac:~/CLOUD_COMPUTING/DOCKERflask$ sudo docker build -t flask_file .</text:p>
      <text:p text:style-name="P1">[+] Building 3.0s (10/10) FINISHED <text:s text:c="155"/>docker:default</text:p>
      <text:p text:style-name="P1"><text:s/>=&gt; [internal] load build definition from Dockerfile <text:s text:c="147"/>0.3s</text:p>
      <text:p text:style-name="P1"><text:s/>=&gt; =&gt; transferring dockerfile: 232B <text:s text:c="163"/>0.0s</text:p>
      <text:p text:style-name="P1"><text:s/>=&gt; [internal] load .dockerignore <text:s text:c="166"/>0.4s</text:p>
      <text:p text:style-name="P1"><text:s/>=&gt; =&gt; transferring context: 2B <text:s text:c="168"/>0.0s</text:p>
      <text:p text:style-name="P1"><text:s/>=&gt; [internal] load metadata for docker.io/library/python:3 <text:s text:c="140"/>1.2s</text:p>
      <text:p text:style-name="P1"><text:s/>=&gt; [1/5] FROM docker.io/library/python:3@sha256:3733015cdd1bd7d9a0b9fe21a925b608de82131aa4f3d397e465a1fcb545d36f <text:s text:c="86"/>0.0s</text:p>
      <text:p text:style-name="P1"><text:s/>=&gt; [internal] load build context <text:s text:c="166"/>0.2s</text:p>
      <text:p text:style-name="P1"><text:s/>=&gt; =&gt; transferring context: 103B <text:s text:c="166"/>0.0s</text:p>
      <text:p text:style-name="P1"><text:s/>=&gt; CACHED [2/5] WORKDIR /usr/src/pythonapp <text:s text:c="156"/>0.0s</text:p>
      <text:p text:style-name="P1"><text:s/>=&gt; CACHED [3/5] COPY requirements.txt /usr/src/pythonapp/ <text:s text:c="141"/>0.0s</text:p>
      <text:p text:style-name="P1"><text:s/>=&gt; CACHED [4/5] RUN pip install --no-cache-dir -r requirements.txt <text:s text:c="132"/>0.0s</text:p>
      <text:p text:style-name="P1"><text:s/>=&gt; CACHED [5/5] COPY . . <text:s text:c="174"/>0.0s</text:p>
      <text:p text:style-name="P1"><text:s/>=&gt; exporting to image <text:s text:c="177"/>0.1s</text:p>
      <text:p text:style-name="P1"><text:s/>=&gt; =&gt; exporting layers <text:s text:c="176"/>0.0s</text:p>
      <text:p text:style-name="P1"><text:s/>=&gt; =&gt; writing image sha256:b9269005cc013633c1fdf3a2345b2a64d34fb966de5f091675839f6c338dad4a <text:s text:c="107"/>0.1s</text:p>
      <text:p text:style-name="P1"><text:s/>=&gt; =&gt; naming to docker.io/library/flask_file <text:s text:c="154"/>0.0s</text:p>
      <text:p text:style-name="P1">nandan@cdac:~/CLOUD_COMPUTING/DOCKERflask$ sudo docker run -it -p 6500:5000 flask_file </text:p>
      <text:p text:style-name="P1"><text:s/>* Serving Flask app 'flask_program'</text:p>
      <text:p text:style-name="P1"><text:s/>* Debug mode: on</text:p>
      <text:p text:style-name="P1">WARNING: This is a development server. Do not use it in a production deployment. Use a production WSGI server instead.</text:p>
      <text:p text:style-name="P1"><text:s/>* Running on all addresses (0.0.0.0)</text:p>
      <text:p text:style-name="P1"><text:s/>* Running on http://127.0.0.1:5000</text:p>
      <text:p text:style-name="P1"><text:s/>* Running on http://172.17.0.3:5000</text:p>
      <text:p text:style-name="P1">Press CTRL+C to quit</text:p>
      <text:p text:style-name="P1"><text:s/>* Restarting with stat</text:p>
      <text:p text:style-name="P1"><text:s/>* Debugger is active!</text:p>
      <text:p text:style-name="P1"><text:s/>* Debugger PIN: 107-984-701</text:p>
      <text:p text:style-name="P1"><text:soft-page-break/>172.17.0.1 - - [02/Jan/2024 06:55:54] "GET / HTTP/1.1" 404 -</text:p>
      <text:p text:style-name="P1">172.17.0.1 - - [02/Jan/2024 06:55:59] "GET /diot HTTP/1.1" 200 -</text:p>
      <text:p text:style-name="P1">172.17.0.1 - - [02/Jan/2024 06:57:12] "GET / HTTP/1.1" 404 -</text:p>
      <text:p text:style-name="P1">172.17.0.1 - - [02/Jan/2024 06:57:19] "GET /diot HTTP/1.1" 200 -</text:p>
      <text:p text:style-name="P1">172.17.0.1 - - [02/Jan/2024 07:00:40] "GET / HTTP/1.1" 404 -</text:p>
      <text:p text:style-name="P1">172.17.0.1 - - [02/Jan/2024 07:00:40] "GET /favicon.ico HTTP/1.1" 404 -</text:p>
      <text:p text:style-name="P1">172.17.0.1 - - [02/Jan/2024 07:00:48] "GET /diot HTTP/1.1" 200 -</text:p>
      <text:p text:style-name="P1">172.17.0.1 - - [02/Jan/2024 07:07:02] "GET /diot HTTP/1.1" 200 -</text:p>
      <text:p text:style-name="P1">172.17.0.1 - - [02/Jan/2024 07:07:02] "GET /favicon.ico HTTP/1.1" 404 -</text:p>
      <text:p text:style-name="P1">172.17.0.1 - - [02/Jan/2024 07:07:09] "GET / HTTP/1.1" 404 -</text:p>
      <text:p text:style-name="P1">192.168.77.184 - - [02/Jan/2024 07:07:11] "GET /diot HTTP/1.1" 200 -</text:p>
      <text:p text:style-name="P1">192.168.77.184 - - [02/Jan/2024 07:07:11] "GET /favicon.ico HTTP/1.1" 404 -</text:p>
      <text:p text:style-name="P1">172.17.0.1 - - [02/Jan/2024 07:07:16] "GET /diot HTTP/1.1" 200 -</text:p>
      <text:p text:style-name="P1">^Cnandan@cdac:~/CLOUD_COMPUTING/DOCKERflask$ </text:p>
      <text:p text:style-name="P1">nandan@cdac:~/CLOUD_COMPUTING/DOCKERflask$ sudo docker run -it -p 6500:5000 flask_file ls</text:p>
      <text:p text:style-name="P1">[sudo] password for nandan: </text:p>
      <text:p text:style-name="P1">nandan@cdac:~/CLOUD_COMPUTING/DOCKERflask$ ls</text:p>
      <text:p text:style-name="P1">Dockerfile <text:s/>flask_program.py <text:s/>requirements.txt</text:p>
      <text:p text:style-name="P1">nandan@cdac:~/CLOUD_COMPUTING/DOCKERflask$ cd ..</text:p>
      <text:p text:style-name="P1">nandan@cdac:~/CLOUD_COMPUTING$ ls</text:p>
      <text:p text:style-name="P1">ardino_config.py <text:s/>broker_details.py <text:s text:c="20"/>DOCKER <text:s text:c="11"/>DOCKERgcc <text:s text:c="4"/>DOCKERpython <text:s text:c="13"/>mqtt_publish.py <text:s text:c="11"/>nistspecialpublication800-145.pdf <text:s/>sql_connect_edge.py</text:p>
      <text:p text:style-name="P1">AWS <text:s text:c="14"/>create_database.py <text:s text:c="19"/>DOCKERbashscript <text:s/>DOCKERjava <text:s text:c="3"/>DOCKERtemp <text:s text:c="15"/>mqtt_subscriber_ardino.py <text:s/>__pycache__</text:p>
      <text:p text:style-name="P1">broker_config.py <text:s/>DESD-March-2023-20231218T065543Z-001 <text:s/>DOCKERflask <text:s text:c="6"/>DOCKERnodejs <text:s/>mqtt_publish_practice.py <text:s/>mqtt_subscriber.py <text:s text:c="8"/>sql_arduino.py</text:p>
      <text:p text:style-name="P1">nandan@cdac:~/CLOUD_COMPUTING$ sudo docker volume create diot</text:p>
      <text:p text:style-name="P1">[sudo] password for nandan: </text:p>
      <text:p text:style-name="P1">diot</text:p>
      <text:p text:style-name="P1">nandan@cdac:~/CLOUD_COMPUTING$ docker inspect diot</text:p>
      <text:p text:style-name="P1">[]</text:p>
      <text:p text:style-name="P1">permission denied while trying to connect to the Docker daemon socket at unix:///var/run/docker.sock: Get "http://%2Fvar%2Frun%2Fdocker.sock/v1.24/containers/diot/json": dial unix /var/run/docker.sock: connect: permission denied</text:p>
      <text:p text:style-name="P1">nandan@cdac:~/CLOUD_COMPUTING$ sudo docker inspect diot</text:p>
      <text:p text:style-name="P1">[</text:p>
      <text:p text:style-name="P1"><text:s text:c="4"/>{</text:p>
      <text:p text:style-name="P1"><text:s text:c="8"/>"CreatedAt": "2024-01-02T12:53:48+05:30",</text:p>
      <text:p text:style-name="P1"><text:s text:c="8"/>"Driver": "local",</text:p>
      <text:p text:style-name="P1"><text:s text:c="8"/>"Labels": null,</text:p>
      <text:p text:style-name="P1"><text:s text:c="8"/>"Mountpoint": "/var/lib/docker/volumes/diot/_data",</text:p>
      <text:p text:style-name="P1"><text:s text:c="8"/>"Name": "diot",</text:p>
      <text:p text:style-name="P1"><text:s text:c="8"/>"Options": null,</text:p>
      <text:p text:style-name="P1"><text:s text:c="8"/>"Scope": "local"</text:p>
      <text:p text:style-name="P1"><text:s text:c="4"/>}</text:p>
      <text:p text:style-name="P1">]</text:p>
      <text:p text:style-name="P1">nandan@cdac:~/CLOUD_COMPUTING$ sudo docker run diot</text:p>
      <text:p text:style-name="P1">Unable to find image 'diot:latest' locally</text:p>
      <text:p text:style-name="P1">^C</text:p>
      <text:p text:style-name="P1">nandan@cdac:~/CLOUD_COMPUTING$ sudo docker run -it --name vdemo -v diot:/data ubuntu:22.04</text:p>
      <text:p text:style-name="P1">root@9b5339dfd692:/# ls</text:p>
      <text:p text:style-name="P1">bin <text:s/>boot <text:s/>data <text:s/>dev <text:s/>etc <text:s/>home <text:s/>lib <text:s/>lib32 <text:s/>lib64 <text:s/>libx32 <text:s/>media <text:s/>mnt <text:s/>opt <text:s/>proc <text:s/>root <text:s/>run <text:s/>sbin <text:s/>srv <text:s/>sys <text:s/>tmp <text:s/>usr <text:s/>var</text:p>
      <text:p text:style-name="P1">root@9b5339dfd692:/# cd data/</text:p>
      <text:p text:style-name="P1">root@9b5339dfd692:/data# ls</text:p>
      <text:p text:style-name="P1">root@9b5339dfd692:/data# mkdir container_dat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08:35:17.896408555</meta:creation-date>
    <dc:date>2024-01-02T13:23:50.167631445</dc:date>
    <meta:editing-duration>PT4H38M22S</meta:editing-duration>
    <meta:editing-cycles>1</meta:editing-cycles>
    <meta:document-statistic meta:table-count="0" meta:image-count="0" meta:object-count="0" meta:page-count="37" meta:paragraph-count="1808" meta:word-count="8714" meta:character-count="188981" meta:non-whitespace-character-count="70359"/>
    <meta:generator>LibreOffice/6.4.7.2$Linux_X86_64 LibreOffice_project/40$Build-2</meta:generator>
  </office:meta>
</office:document-meta>
</file>